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2.3" office:value-type="float" office:value="295.3" calcext:value-type="float">
            <text:p>295.3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92301436616782" calcext:value-type="float">
            <text:p>0.8923014366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78835224878084" calcext:value-type="float">
            <text:p>0.0077883522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06H45M01.607S" calcext:value-type="time">
            <text:p>06:45:01.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37056" calcext:value-type="float">
            <text:p>1.14E-10</text:p>
          </table:table-cell>
          <table:table-cell table:formula="of:=[.C4]*10^9" office:value-type="float" office:value="0.1137056" calcext:value-type="float">
            <text:p>0.1137056</text:p>
          </table:table-cell>
          <table:table-cell table:formula="of:=[.$N$1]*[.D4]" office:value-type="float" office:value="0.101459670231373" calcext:value-type="float">
            <text:p>0.1014596702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6H45M01.982S" calcext:value-type="time">
            <text:p>16:45:01.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336229" calcext:value-type="float">
            <text:p>3.34E-10</text:p>
          </table:table-cell>
          <table:table-cell table:formula="of:=[.C5]*10^9" office:value-type="float" office:value="0.3336229" calcext:value-type="float">
            <text:p>0.3336229</text:p>
          </table:table-cell>
          <table:table-cell table:formula="of:=[.$N$1]*[.D5]" office:value-type="float" office:value="0.297692192958257" calcext:value-type="float">
            <text:p>0.297692193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225863694067451" calcext:value-type="float">
            <text:p>0.2258636941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4342031757456" calcext:value-type="float">
            <text:p>0.1434203176</text:p>
          </table:table-cell>
          <table:table-cell/>
          <table:table-cell table:formula="of:=(MAX([.E4:.E8])-MIN([.E4:.E8]))/2" office:value-type="float" office:value="0.160718702474177" calcext:value-type="float">
            <text:p>0.1607187025</text:p>
          </table:table-cell>
          <table:table-cell table:number-columns-repeated="2"/>
        </table:table-row>
        <table:table-row table:style-name="ro1">
          <table:table-cell office:value-type="time" office:time-value="PT16H45M02.351S" calcext:value-type="time">
            <text:p>16:45:02.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12441" calcext:value-type="float">
            <text:p>1.81E-10</text:p>
          </table:table-cell>
          <table:table-cell table:formula="of:=[.C6]*10^9" office:value-type="float" office:value="0.1812441" calcext:value-type="float">
            <text:p>0.1812441</text:p>
          </table:table-cell>
          <table:table-cell table:formula="of:=[.$N$1]*[.D6]" office:value-type="float" office:value="0.161724370808316" calcext:value-type="float">
            <text:p>0.1617243708</text:p>
          </table:table-cell>
          <table:table-cell table:number-columns-repeated="9"/>
        </table:table-row>
        <table:table-row table:style-name="ro1">
          <table:table-cell office:value-type="time" office:time-value="PT16H45M02.719S" calcext:value-type="time">
            <text:p>16:45:02.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39397" calcext:value-type="float">
            <text:p>4.74E-10</text:p>
          </table:table-cell>
          <table:table-cell table:formula="of:=[.C7]*10^9" office:value-type="float" office:value="0.4739397" calcext:value-type="float">
            <text:p>0.4739397</text:p>
          </table:table-cell>
          <table:table-cell table:formula="of:=[.$N$1]*[.D7]" office:value-type="float" office:value="0.422897075179727" calcext:value-type="float">
            <text:p>0.4228970752</text:p>
          </table:table-cell>
          <table:table-cell table:number-columns-repeated="9"/>
        </table:table-row>
        <table:table-row table:style-name="ro1">
          <table:table-cell office:value-type="time" office:time-value="PT16H45M03.086S" calcext:value-type="time">
            <text:p>16:45:03.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31121" calcext:value-type="float">
            <text:p>1.63E-10</text:p>
          </table:table-cell>
          <table:table-cell table:formula="of:=[.C8]*10^9" office:value-type="float" office:value="0.1631121" calcext:value-type="float">
            <text:p>0.1631121</text:p>
          </table:table-cell>
          <table:table-cell table:formula="of:=[.$N$1]*[.D8]" office:value-type="float" office:value="0.14554516115958" calcext:value-type="float">
            <text:p>0.1455451612</text:p>
          </table:table-cell>
          <table:table-cell table:number-columns-repeated="9"/>
        </table:table-row>
        <table:table-row table:style-name="ro1">
          <table:table-cell office:value-type="time" office:time-value="PT16H45M03.462S" calcext:value-type="time">
            <text:p>16:45:03.46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52071" calcext:value-type="float">
            <text:p>2.52E-11</text:p>
          </table:table-cell>
          <table:table-cell table:formula="of:=[.C9]*10^9" office:value-type="float" office:value="0.0252071" calcext:value-type="float">
            <text:p>0.0252071</text:p>
          </table:table-cell>
          <table:table-cell table:formula="of:=[.$N$1]*[.D9]" office:value-type="float" office:value="0.0224923315429429" calcext:value-type="float">
            <text:p>0.0224923315</text:p>
          </table:table-cell>
          <table:table-cell table:number-columns-repeated="9"/>
        </table:table-row>
        <table:table-row table:style-name="ro1">
          <table:table-cell office:value-type="time" office:time-value="PT16H45M03.846S" calcext:value-type="time">
            <text:p>16:45:03.8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267145" calcext:value-type="float">
            <text:p>-2.27E-10</text:p>
          </table:table-cell>
          <table:table-cell table:formula="of:=[.C10]*10^9" office:value-type="float" office:value="-0.2267145" calcext:value-type="float">
            <text:p>-0.2267145</text:p>
          </table:table-cell>
          <table:table-cell table:formula="of:=[.$N$1]*[.D10]" office:value-type="float" office:value="-0.202297674051855" calcext:value-type="float">
            <text:p>-0.202297674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739990542582285" calcext:value-type="float">
            <text:p>-0.0739990543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00440877188693" calcext:value-type="float">
            <text:p>0.1004408772</text:p>
          </table:table-cell>
          <table:table-cell/>
          <table:table-cell table:formula="of:=(MAX([.E9:.E13])-MIN([.E9:.E13]))/2" office:value-type="float" office:value="0.112561988088248" calcext:value-type="float">
            <text:p>0.1125619881</text:p>
          </table:table-cell>
          <table:table-cell table:number-columns-repeated="2"/>
        </table:table-row>
        <table:table-row table:style-name="ro1">
          <table:table-cell office:value-type="time" office:time-value="PT16H45M04.23S" calcext:value-type="time">
            <text:p>16:45:04.2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056236" calcext:value-type="float">
            <text:p>-3.06E-11</text:p>
          </table:table-cell>
          <table:table-cell table:formula="of:=[.C11]*10^9" office:value-type="float" office:value="-0.03056236" calcext:value-type="float">
            <text:p>-0.03056236</text:p>
          </table:table-cell>
          <table:table-cell table:formula="of:=[.$N$1]*[.D11]" office:value-type="float" office:value="-0.0272708377343993" calcext:value-type="float">
            <text:p>-0.0272708377</text:p>
          </table:table-cell>
          <table:table-cell table:number-columns-repeated="9"/>
        </table:table-row>
        <table:table-row table:style-name="ro1">
          <table:table-cell office:value-type="time" office:time-value="PT16H45M04.614S" calcext:value-type="time">
            <text:p>16:45:04.6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081644" calcext:value-type="float">
            <text:p>-2.08E-10</text:p>
          </table:table-cell>
          <table:table-cell table:formula="of:=[.C12]*10^9" office:value-type="float" office:value="-0.2081644" calcext:value-type="float">
            <text:p>-0.2081644</text:p>
          </table:table-cell>
          <table:table-cell table:formula="of:=[.$N$1]*[.D12]" office:value-type="float" office:value="-0.185745393172471" calcext:value-type="float">
            <text:p>-0.1857453932</text:p>
          </table:table-cell>
          <table:table-cell table:number-columns-repeated="9"/>
        </table:table-row>
        <table:table-row table:style-name="ro1">
          <table:table-cell office:value-type="time" office:time-value="PT16H45M04.998S" calcext:value-type="time">
            <text:p>16:45:05.00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558138" calcext:value-type="float">
            <text:p>2.56E-11</text:p>
          </table:table-cell>
          <table:table-cell table:formula="of:=[.C13]*10^9" office:value-type="float" office:value="0.02558138" calcext:value-type="float">
            <text:p>0.02558138</text:p>
          </table:table-cell>
          <table:table-cell table:formula="of:=[.$N$1]*[.D13]" office:value-type="float" office:value="0.0228263021246398" calcext:value-type="float">
            <text:p>0.0228263021</text:p>
          </table:table-cell>
          <table:table-cell table:number-columns-repeated="9"/>
        </table:table-row>
        <table:table-row table:style-name="ro1">
          <table:table-cell office:value-type="time" office:time-value="PT16H45M05.382S" calcext:value-type="time">
            <text:p>16:45:05.3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085382" calcext:value-type="float">
            <text:p>-2.09E-10</text:p>
          </table:table-cell>
          <table:table-cell table:formula="of:=[.C14]*10^9" office:value-type="float" office:value="-0.2085382" calcext:value-type="float">
            <text:p>-0.2085382</text:p>
          </table:table-cell>
          <table:table-cell table:formula="of:=[.$N$1]*[.D14]" office:value-type="float" office:value="-0.186078935449478" calcext:value-type="float">
            <text:p>-0.1860789354</text:p>
          </table:table-cell>
          <table:table-cell table:number-columns-repeated="9"/>
        </table:table-row>
        <table:table-row table:style-name="ro1">
          <table:table-cell office:value-type="time" office:time-value="PT16H45M05.765S" calcext:value-type="time">
            <text:p>16:45:05.7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094533" calcext:value-type="float">
            <text:p>-2.09E-10</text:p>
          </table:table-cell>
          <table:table-cell table:formula="of:=[.C15]*10^9" office:value-type="float" office:value="-0.2094533" calcext:value-type="float">
            <text:p>-0.2094533</text:p>
          </table:table-cell>
          <table:table-cell table:formula="of:=[.$N$1]*[.D15]" office:value-type="float" office:value="-0.186895480494126" calcext:value-type="float">
            <text:p>-0.186895480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36027957912961" calcext:value-type="float">
            <text:p>-0.1360279579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945697815957412" calcext:value-type="float">
            <text:p>0.0945697816</text:p>
          </table:table-cell>
          <table:table-cell/>
          <table:table-cell table:formula="of:=(MAX([.E14:.E18])-MIN([.E14:.E18]))/2" office:value-type="float" office:value="0.105977468250586" calcext:value-type="float">
            <text:p>0.1059774683</text:p>
          </table:table-cell>
          <table:table-cell table:number-columns-repeated="2"/>
        </table:table-row>
        <table:table-row table:style-name="ro1">
          <table:table-cell office:value-type="time" office:time-value="PT16H45M06.149S" calcext:value-type="time">
            <text:p>16:45:06.1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4291544" calcext:value-type="float">
            <text:p>-4.29E-11</text:p>
          </table:table-cell>
          <table:table-cell table:formula="of:=[.C16]*10^9" office:value-type="float" office:value="-0.04291544" calcext:value-type="float">
            <text:p>-0.04291544</text:p>
          </table:table-cell>
          <table:table-cell table:formula="of:=[.$N$1]*[.D16]" office:value-type="float" office:value="-0.0382935087650413" calcext:value-type="float">
            <text:p>-0.0382935088</text:p>
          </table:table-cell>
          <table:table-cell table:number-columns-repeated="9"/>
        </table:table-row>
        <table:table-row table:style-name="ro1">
          <table:table-cell office:value-type="time" office:time-value="PT16H45M06.533S" calcext:value-type="time">
            <text:p>16:45:06.5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694307" calcext:value-type="float">
            <text:p>-2.69E-10</text:p>
          </table:table-cell>
          <table:table-cell table:formula="of:=[.C17]*10^9" office:value-type="float" office:value="-0.2694307" calcext:value-type="float">
            <text:p>-0.2694307</text:p>
          </table:table-cell>
          <table:table-cell table:formula="of:=[.$N$1]*[.D17]" office:value-type="float" office:value="-0.240413400678665" calcext:value-type="float">
            <text:p>-0.2404134007</text:p>
          </table:table-cell>
          <table:table-cell table:number-columns-repeated="9"/>
        </table:table-row>
        <table:table-row table:style-name="ro1">
          <table:table-cell office:value-type="time" office:time-value="PT16H45M06.917S" calcext:value-type="time">
            <text:p>16:45:06.9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3189333" calcext:value-type="float">
            <text:p>-3.19E-11</text:p>
          </table:table-cell>
          <table:table-cell table:formula="of:=[.C18]*10^9" office:value-type="float" office:value="-0.03189333" calcext:value-type="float">
            <text:p>-0.03189333</text:p>
          </table:table-cell>
          <table:table-cell table:formula="of:=[.$N$1]*[.D18]" office:value-type="float" office:value="-0.0284584641774931" calcext:value-type="float">
            <text:p>-0.0284584642</text:p>
          </table:table-cell>
          <table:table-cell table:number-columns-repeated="9"/>
        </table:table-row>
        <table:table-row table:style-name="ro1">
          <table:table-cell office:value-type="time" office:time-value="PT16H45M07.3S" calcext:value-type="time">
            <text:p>16:45:07.3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290436" calcext:value-type="float">
            <text:p>-2.29E-10</text:p>
          </table:table-cell>
          <table:table-cell table:formula="of:=[.C19]*10^9" office:value-type="float" office:value="-0.2290436" calcext:value-type="float">
            <text:p>-0.2290436</text:p>
          </table:table-cell>
          <table:table-cell table:formula="of:=[.$N$1]*[.D19]" office:value-type="float" office:value="-0.20437593332788" calcext:value-type="float">
            <text:p>-0.2043759333</text:p>
          </table:table-cell>
          <table:table-cell table:number-columns-repeated="9"/>
        </table:table-row>
        <table:table-row table:style-name="ro1">
          <table:table-cell office:value-type="time" office:time-value="PT16H45M07.684S" calcext:value-type="time">
            <text:p>16:45:07.68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04777697" calcext:value-type="float">
            <text:p>-4.78E-12</text:p>
          </table:table-cell>
          <table:table-cell table:formula="of:=[.C20]*10^9" office:value-type="float" office:value="-0.004777697" calcext:value-type="float">
            <text:p>-0.004777697</text:p>
          </table:table-cell>
          <table:table-cell table:formula="of:=[.$N$1]*[.D20]" office:value-type="float" office:value="-0.00426314589681969" calcext:value-type="float">
            <text:p>-0.0042631459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49589689992144" calcext:value-type="float">
            <text:p>-0.14958969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7103409596384" calcext:value-type="float">
            <text:p>0.1071034096</text:p>
          </table:table-cell>
          <table:table-cell/>
          <table:table-cell table:formula="of:=(MAX([.E19:.E23])-MIN([.E19:.E23]))/2" office:value-type="float" office:value="0.120023422962704" calcext:value-type="float">
            <text:p>0.120023423</text:p>
          </table:table-cell>
          <table:table-cell table:number-columns-repeated="2"/>
        </table:table-row>
        <table:table-row table:style-name="ro1">
          <table:table-cell office:value-type="time" office:time-value="PT16H45M08.068S" calcext:value-type="time">
            <text:p>16:45:08.0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737976" calcext:value-type="float">
            <text:p>-2.74E-10</text:p>
          </table:table-cell>
          <table:table-cell table:formula="of:=[.C21]*10^9" office:value-type="float" office:value="-0.2737976" calcext:value-type="float">
            <text:p>-0.2737976</text:p>
          </table:table-cell>
          <table:table-cell table:formula="of:=[.$N$1]*[.D21]" office:value-type="float" office:value="-0.244309991822227" calcext:value-type="float">
            <text:p>-0.2443099918</text:p>
          </table:table-cell>
          <table:table-cell table:number-columns-repeated="9"/>
        </table:table-row>
        <table:table-row table:style-name="ro1">
          <table:table-cell office:value-type="time" office:time-value="PT16H45M08.452S" calcext:value-type="time">
            <text:p>16:45:08.4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6354547" calcext:value-type="float">
            <text:p>-6.35E-11</text:p>
          </table:table-cell>
          <table:table-cell table:formula="of:=[.C22]*10^9" office:value-type="float" office:value="-0.06354547" calcext:value-type="float">
            <text:p>-0.06354547</text:p>
          </table:table-cell>
          <table:table-cell table:formula="of:=[.$N$1]*[.D22]" office:value-type="float" office:value="-0.0567017141714886" calcext:value-type="float">
            <text:p>-0.0567017142</text:p>
          </table:table-cell>
          <table:table-cell table:number-columns-repeated="9"/>
        </table:table-row>
        <table:table-row table:style-name="ro1">
          <table:table-cell office:value-type="time" office:time-value="PT16H45M08.836S" calcext:value-type="time">
            <text:p>16:45:08.8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670596" calcext:value-type="float">
            <text:p>-2.67E-10</text:p>
          </table:table-cell>
          <table:table-cell table:formula="of:=[.C23]*10^9" office:value-type="float" office:value="-0.2670596" calcext:value-type="float">
            <text:p>-0.2670596</text:p>
          </table:table-cell>
          <table:table-cell table:formula="of:=[.$N$1]*[.D23]" office:value-type="float" office:value="-0.238297664742303" calcext:value-type="float">
            <text:p>-0.2382976647</text:p>
          </table:table-cell>
          <table:table-cell table:number-columns-repeated="9"/>
        </table:table-row>
        <table:table-row table:style-name="ro1">
          <table:table-cell office:value-type="time" office:time-value="PT16H45M09.22S" calcext:value-type="time">
            <text:p>16:45:09.2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419481" calcext:value-type="float">
            <text:p>-1.42E-10</text:p>
          </table:table-cell>
          <table:table-cell table:formula="of:=[.C24]*10^9" office:value-type="float" office:value="-0.1419481" calcext:value-type="float">
            <text:p>-0.1419481</text:p>
          </table:table-cell>
          <table:table-cell table:formula="of:=[.$N$1]*[.D24]" office:value-type="float" office:value="-0.126660493555023" calcext:value-type="float">
            <text:p>-0.1266604936</text:p>
          </table:table-cell>
          <table:table-cell table:number-columns-repeated="9"/>
        </table:table-row>
        <table:table-row table:style-name="ro1">
          <table:table-cell office:value-type="time" office:time-value="PT16H45M09.603S" calcext:value-type="time">
            <text:p>16:45:09.6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440896" calcext:value-type="float">
            <text:p>-3.44E-10</text:p>
          </table:table-cell>
          <table:table-cell table:formula="of:=[.C25]*10^9" office:value-type="float" office:value="-0.3440896" calcext:value-type="float">
            <text:p>-0.3440896</text:p>
          </table:table-cell>
          <table:table-cell table:formula="of:=[.$N$1]*[.D25]" office:value-type="float" office:value="-0.307031644404894" calcext:value-type="float">
            <text:p>-0.3070316444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54503030604465" calcext:value-type="float">
            <text:p>-0.1545030306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25599484851728" calcext:value-type="float">
            <text:p>0.1255994849</text:p>
          </table:table-cell>
          <table:table-cell/>
          <table:table-cell table:formula="of:=(MAX([.E24:.E28])-MIN([.E24:.E28]))/2" office:value-type="float" office:value="0.140752569989947" calcext:value-type="float">
            <text:p>0.14075257</text:p>
          </table:table-cell>
          <table:table-cell table:number-columns-repeated="2"/>
        </table:table-row>
        <table:table-row table:style-name="ro1">
          <table:table-cell office:value-type="time" office:time-value="PT16H45M09.987S" calcext:value-type="time">
            <text:p>16:45:09.9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2860749" calcext:value-type="float">
            <text:p>-2.86E-11</text:p>
          </table:table-cell>
          <table:table-cell table:formula="of:=[.C26]*10^9" office:value-type="float" office:value="-0.02860749" calcext:value-type="float">
            <text:p>-0.02860749</text:p>
          </table:table-cell>
          <table:table-cell table:formula="of:=[.$N$1]*[.D26]" office:value-type="float" office:value="-0.0255265044250002" calcext:value-type="float">
            <text:p>-0.0255265044</text:p>
          </table:table-cell>
          <table:table-cell table:number-columns-repeated="9"/>
        </table:table-row>
        <table:table-row table:style-name="ro1">
          <table:table-cell office:value-type="time" office:time-value="PT16H45M10.371S" calcext:value-type="time">
            <text:p>16:45:10.37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891456" calcext:value-type="float">
            <text:p>-2.89E-10</text:p>
          </table:table-cell>
          <table:table-cell table:formula="of:=[.C27]*10^9" office:value-type="float" office:value="-0.2891456" calcext:value-type="float">
            <text:p>-0.2891456</text:p>
          </table:table-cell>
          <table:table-cell table:formula="of:=[.$N$1]*[.D27]" office:value-type="float" office:value="-0.258005034271421" calcext:value-type="float">
            <text:p>-0.2580050343</text:p>
          </table:table-cell>
          <table:table-cell table:number-columns-repeated="9"/>
        </table:table-row>
        <table:table-row table:style-name="ro1">
          <table:table-cell office:value-type="time" office:time-value="PT16H45M10.755S" calcext:value-type="time">
            <text:p>16:45:10.7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6196502" calcext:value-type="float">
            <text:p>-6.20E-11</text:p>
          </table:table-cell>
          <table:table-cell table:formula="of:=[.C28]*10^9" office:value-type="float" office:value="-0.06196502" calcext:value-type="float">
            <text:p>-0.06196502</text:p>
          </table:table-cell>
          <table:table-cell table:formula="of:=[.$N$1]*[.D28]" office:value-type="float" office:value="-0.0552914763659876" calcext:value-type="float">
            <text:p>-0.0552914764</text:p>
          </table:table-cell>
          <table:table-cell table:number-columns-repeated="9"/>
        </table:table-row>
        <table:table-row table:style-name="ro1">
          <table:table-cell office:value-type="time" office:time-value="PT16H45M11.139S" calcext:value-type="time">
            <text:p>16:45:11.1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054187" calcext:value-type="float">
            <text:p>-2.05E-10</text:p>
          </table:table-cell>
          <table:table-cell table:formula="of:=[.C29]*10^9" office:value-type="float" office:value="-0.2054187" calcext:value-type="float">
            <text:p>-0.2054187</text:p>
          </table:table-cell>
          <table:table-cell table:formula="of:=[.$N$1]*[.D29]" office:value-type="float" office:value="-0.183295401117952" calcext:value-type="float">
            <text:p>-0.1832954011</text:p>
          </table:table-cell>
          <table:table-cell table:number-columns-repeated="9"/>
        </table:table-row>
        <table:table-row table:style-name="ro1">
          <table:table-cell office:value-type="time" office:time-value="PT16H45M11.522S" calcext:value-type="time">
            <text:p>16:45:11.5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4591014" calcext:value-type="float">
            <text:p>-4.59E-11</text:p>
          </table:table-cell>
          <table:table-cell table:formula="of:=[.C30]*10^9" office:value-type="float" office:value="-0.04591014" calcext:value-type="float">
            <text:p>-0.04591014</text:p>
          </table:table-cell>
          <table:table-cell table:formula="of:=[.$N$1]*[.D30]" office:value-type="float" office:value="-0.0409656838772776" calcext:value-type="float">
            <text:p>-0.0409656839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48720631758729" calcext:value-type="float">
            <text:p>-0.1487206318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31990094256359" calcext:value-type="float">
            <text:p>0.1319900943</text:p>
          </table:table-cell>
          <table:table-cell/>
          <table:table-cell table:formula="of:=(MAX([.E29:.E33])-MIN([.E29:.E33]))/2" office:value-type="float" office:value="0.147915274389493" calcext:value-type="float">
            <text:p>0.1479152744</text:p>
          </table:table-cell>
          <table:table-cell table:number-columns-repeated="2"/>
        </table:table-row>
        <table:table-row table:style-name="ro1">
          <table:table-cell office:value-type="time" office:time-value="PT16H45M11.906S" calcext:value-type="time">
            <text:p>16:45:11.9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774467" calcext:value-type="float">
            <text:p>-3.77E-10</text:p>
          </table:table-cell>
          <table:table-cell table:formula="of:=[.C31]*10^9" office:value-type="float" office:value="-0.3774467" calcext:value-type="float">
            <text:p>-0.3774467</text:p>
          </table:table-cell>
          <table:table-cell table:formula="of:=[.$N$1]*[.D31]" office:value-type="float" office:value="-0.336796232656264" calcext:value-type="float">
            <text:p>-0.3367962327</text:p>
          </table:table-cell>
          <table:table-cell table:number-columns-repeated="9"/>
        </table:table-row>
        <table:table-row table:style-name="ro1">
          <table:table-cell office:value-type="time" office:time-value="PT16H45M12.289S" calcext:value-type="time">
            <text:p>16:45:12.2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6267207" calcext:value-type="float">
            <text:p>-6.27E-11</text:p>
          </table:table-cell>
          <table:table-cell table:formula="of:=[.C32]*10^9" office:value-type="float" office:value="-0.06267207" calcext:value-type="float">
            <text:p>-0.06267207</text:p>
          </table:table-cell>
          <table:table-cell table:formula="of:=[.$N$1]*[.D32]" office:value-type="float" office:value="-0.0559223780967475" calcext:value-type="float">
            <text:p>-0.0559223781</text:p>
          </table:table-cell>
          <table:table-cell table:number-columns-repeated="9"/>
        </table:table-row>
        <table:table-row table:style-name="ro1">
          <table:table-cell office:value-type="time" office:time-value="PT16H45M12.674S" calcext:value-type="time">
            <text:p>16:45:12.6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419066" calcext:value-type="float">
            <text:p>-1.42E-10</text:p>
          </table:table-cell>
          <table:table-cell table:formula="of:=[.C33]*10^9" office:value-type="float" office:value="-0.1419066" calcext:value-type="float">
            <text:p>-0.1419066</text:p>
          </table:table-cell>
          <table:table-cell table:formula="of:=[.$N$1]*[.D33]" office:value-type="float" office:value="-0.126623463045403" calcext:value-type="float">
            <text:p>-0.126623463</text:p>
          </table:table-cell>
          <table:table-cell table:number-columns-repeated="9"/>
        </table:table-row>
        <table:table-row table:style-name="ro1">
          <table:table-cell office:value-type="time" office:time-value="PT16H45M13.059S" calcext:value-type="time">
            <text:p>16:45:13.0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138728" calcext:value-type="float">
            <text:p>-1.14E-10</text:p>
          </table:table-cell>
          <table:table-cell table:formula="of:=[.C34]*10^9" office:value-type="float" office:value="-0.1138728" calcext:value-type="float">
            <text:p>-0.1138728</text:p>
          </table:table-cell>
          <table:table-cell table:formula="of:=[.$N$1]*[.D34]" office:value-type="float" office:value="-0.101608863031576" calcext:value-type="float">
            <text:p>-0.101608863</text:p>
          </table:table-cell>
          <table:table-cell table:number-columns-repeated="9"/>
        </table:table-row>
        <table:table-row table:style-name="ro1">
          <table:table-cell office:value-type="time" office:time-value="PT16H45M13.442S" calcext:value-type="time">
            <text:p>16:45:13.4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565056" calcext:value-type="float">
            <text:p>-1.57E-10</text:p>
          </table:table-cell>
          <table:table-cell table:formula="of:=[.C35]*10^9" office:value-type="float" office:value="-0.1565056" calcext:value-type="float">
            <text:p>-0.1565056</text:p>
          </table:table-cell>
          <table:table-cell table:formula="of:=[.$N$1]*[.D35]" office:value-type="float" office:value="-0.139650171718571" calcext:value-type="float">
            <text:p>-0.1396501717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78634030905286" calcext:value-type="float">
            <text:p>-0.1786340309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37290573706165" calcext:value-type="float">
            <text:p>0.1372905737</text:p>
          </table:table-cell>
          <table:table-cell/>
          <table:table-cell table:formula="of:=(MAX([.E34:.E38])-MIN([.E34:.E38]))/2" office:value-type="float" office:value="0.153853303990297" calcext:value-type="float">
            <text:p>0.153853304</text:p>
          </table:table-cell>
          <table:table-cell table:number-columns-repeated="2"/>
        </table:table-row>
        <table:table-row table:style-name="ro1">
          <table:table-cell office:value-type="time" office:time-value="PT16H45M13.825S" calcext:value-type="time">
            <text:p>16:45:13.8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79942" calcext:value-type="float">
            <text:p>-3.80E-10</text:p>
          </table:table-cell>
          <table:table-cell table:formula="of:=[.C36]*10^9" office:value-type="float" office:value="-0.379942" calcext:value-type="float">
            <text:p>-0.379942</text:p>
          </table:table-cell>
          <table:table-cell table:formula="of:=[.$N$1]*[.D36]" office:value-type="float" office:value="-0.339022792431053" calcext:value-type="float">
            <text:p>-0.3390227924</text:p>
          </table:table-cell>
          <table:table-cell table:number-columns-repeated="9"/>
        </table:table-row>
        <table:table-row table:style-name="ro1">
          <table:table-cell office:value-type="time" office:time-value="PT16H45M14.209S" calcext:value-type="time">
            <text:p>16:45:14.2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3509597" calcext:value-type="float">
            <text:p>-3.51E-11</text:p>
          </table:table-cell>
          <table:table-cell table:formula="of:=[.C37]*10^9" office:value-type="float" office:value="-0.03509597" calcext:value-type="float">
            <text:p>-0.03509597</text:p>
          </table:table-cell>
          <table:table-cell table:formula="of:=[.$N$1]*[.D37]" office:value-type="float" office:value="-0.0313161844504595" calcext:value-type="float">
            <text:p>-0.0313161845</text:p>
          </table:table-cell>
          <table:table-cell table:number-columns-repeated="9"/>
        </table:table-row>
        <table:table-row table:style-name="ro1">
          <table:table-cell office:value-type="time" office:time-value="PT16H45M14.585S" calcext:value-type="time">
            <text:p>16:45:14.5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155572" calcext:value-type="float">
            <text:p>-3.16E-10</text:p>
          </table:table-cell>
          <table:table-cell table:formula="of:=[.C38]*10^9" office:value-type="float" office:value="-0.3155572" calcext:value-type="float">
            <text:p>-0.3155572</text:p>
          </table:table-cell>
          <table:table-cell table:formula="of:=[.$N$1]*[.D38]" office:value-type="float" office:value="-0.281572142894769" calcext:value-type="float">
            <text:p>-0.2815721429</text:p>
          </table:table-cell>
          <table:table-cell table:number-columns-repeated="9"/>
        </table:table-row>
        <table:table-row table:style-name="ro1">
          <table:table-cell office:value-type="time" office:time-value="PT16H45M14.962S" calcext:value-type="time">
            <text:p>16:45:14.9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245514" calcext:value-type="float">
            <text:p>-2.25E-10</text:p>
          </table:table-cell>
          <table:table-cell table:formula="of:=[.C39]*10^9" office:value-type="float" office:value="-0.2245514" calcext:value-type="float">
            <text:p>-0.2245514</text:p>
          </table:table-cell>
          <table:table-cell table:formula="of:=[.$N$1]*[.D39]" office:value-type="float" office:value="-0.20036753681431" calcext:value-type="float">
            <text:p>-0.2003675368</text:p>
          </table:table-cell>
          <table:table-cell table:number-columns-repeated="9"/>
        </table:table-row>
        <table:table-row table:style-name="ro1">
          <table:table-cell office:value-type="time" office:time-value="PT16H45M15.346S" calcext:value-type="time">
            <text:p>16:45:15.3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65302" calcext:value-type="float">
            <text:p>-3.65E-10</text:p>
          </table:table-cell>
          <table:table-cell table:formula="of:=[.C40]*10^9" office:value-type="float" office:value="-0.365302" calcext:value-type="float">
            <text:p>-0.365302</text:p>
          </table:table-cell>
          <table:table-cell table:formula="of:=[.$N$1]*[.D40]" office:value-type="float" office:value="-0.325959499398984" calcext:value-type="float">
            <text:p>-0.3259594994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9358371520467" calcext:value-type="float">
            <text:p>-0.1935837152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48119845505632" calcext:value-type="float">
            <text:p>0.1481198455</text:p>
          </table:table-cell>
          <table:table-cell/>
          <table:table-cell table:formula="of:=(MAX([.E39:.E43])-MIN([.E39:.E43]))/2" office:value-type="float" office:value="0.165988942602831" calcext:value-type="float">
            <text:p>0.1659889426</text:p>
          </table:table-cell>
          <table:table-cell table:number-columns-repeated="2"/>
        </table:table-row>
        <table:table-row table:style-name="ro1">
          <table:table-cell office:value-type="time" office:time-value="PT16H45M15.729S" calcext:value-type="time">
            <text:p>16:45:15.7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9424113" calcext:value-type="float">
            <text:p>-9.42E-11</text:p>
          </table:table-cell>
          <table:table-cell table:formula="of:=[.C41]*10^9" office:value-type="float" office:value="-0.09424113" calcext:value-type="float">
            <text:p>-0.09424113</text:p>
          </table:table-cell>
          <table:table-cell table:formula="of:=[.$N$1]*[.D41]" office:value-type="float" office:value="-0.0840914956873889" calcext:value-type="float">
            <text:p>-0.0840914957</text:p>
          </table:table-cell>
          <table:table-cell table:number-columns-repeated="9"/>
        </table:table-row>
        <table:table-row table:style-name="ro1">
          <table:table-cell office:value-type="time" office:time-value="PT16H45M16.112S" calcext:value-type="time">
            <text:p>16:45:16.1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863481" calcext:value-type="float">
            <text:p>-3.86E-10</text:p>
          </table:table-cell>
          <table:table-cell table:formula="of:=[.C42]*10^9" office:value-type="float" office:value="-0.3863481" calcext:value-type="float">
            <text:p>-0.3863481</text:p>
          </table:table-cell>
          <table:table-cell table:formula="of:=[.$N$1]*[.D42]" office:value-type="float" office:value="-0.344738964664164" calcext:value-type="float">
            <text:p>-0.3447389647</text:p>
          </table:table-cell>
          <table:table-cell table:number-columns-repeated="9"/>
        </table:table-row>
        <table:table-row table:style-name="ro1">
          <table:table-cell office:value-type="time" office:time-value="PT16H45M16.496S" calcext:value-type="time">
            <text:p>16:45:16.5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1430131" calcext:value-type="float">
            <text:p>-1.43E-11</text:p>
          </table:table-cell>
          <table:table-cell table:formula="of:=[.C43]*10^9" office:value-type="float" office:value="-0.01430131" calcext:value-type="float">
            <text:p>-0.01430131</text:p>
          </table:table-cell>
          <table:table-cell table:formula="of:=[.$N$1]*[.D43]" office:value-type="float" office:value="-0.012761079458502" calcext:value-type="float">
            <text:p>-0.0127610795</text:p>
          </table:table-cell>
          <table:table-cell table:number-columns-repeated="9"/>
        </table:table-row>
        <table:table-row table:style-name="ro1">
          <table:table-cell office:value-type="time" office:time-value="PT16H45M16.88S" calcext:value-type="time">
            <text:p>16:45:16.8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27982" calcext:value-type="float">
            <text:p>-4.28E-10</text:p>
          </table:table-cell>
          <table:table-cell table:formula="of:=[.C44]*10^9" office:value-type="float" office:value="-0.427982" calcext:value-type="float">
            <text:p>-0.427982</text:p>
          </table:table-cell>
          <table:table-cell table:formula="of:=[.$N$1]*[.D44]" office:value-type="float" office:value="-0.381888953446124" calcext:value-type="float">
            <text:p>-0.3818889534</text:p>
          </table:table-cell>
          <table:table-cell table:number-columns-repeated="9"/>
        </table:table-row>
        <table:table-row table:style-name="ro1">
          <table:table-cell office:value-type="time" office:time-value="PT16H45M17.256S" calcext:value-type="time">
            <text:p>16:45:17.2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608207" calcext:value-type="float">
            <text:p>-2.61E-10</text:p>
          </table:table-cell>
          <table:table-cell table:formula="of:=[.C45]*10^9" office:value-type="float" office:value="-0.2608207" calcext:value-type="float">
            <text:p>-0.2608207</text:p>
          </table:table-cell>
          <table:table-cell table:formula="of:=[.$N$1]*[.D45]" office:value-type="float" office:value="-0.232730685309395" calcext:value-type="float">
            <text:p>-0.2327306853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2488080137647" calcext:value-type="float">
            <text:p>-0.2488080138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48208123489419" calcext:value-type="float">
            <text:p>0.1482081235</text:p>
          </table:table-cell>
          <table:table-cell/>
          <table:table-cell table:formula="of:=(MAX([.E44:.E48])-MIN([.E44:.E48]))/2" office:value-type="float" office:value="0.166082277333101" calcext:value-type="float">
            <text:p>0.1660822773</text:p>
          </table:table-cell>
          <table:table-cell table:number-columns-repeated="2"/>
        </table:table-row>
        <table:table-row table:style-name="ro1">
          <table:table-cell office:value-type="time" office:time-value="PT16H45M17.633S" calcext:value-type="time">
            <text:p>16:45:17.6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760747" calcext:value-type="float">
            <text:p>-3.76E-10</text:p>
          </table:table-cell>
          <table:table-cell table:formula="of:=[.C46]*10^9" office:value-type="float" office:value="-0.3760747" calcext:value-type="float">
            <text:p>-0.3760747</text:p>
          </table:table-cell>
          <table:table-cell table:formula="of:=[.$N$1]*[.D46]" office:value-type="float" office:value="-0.335571995085225" calcext:value-type="float">
            <text:p>-0.3355719951</text:p>
          </table:table-cell>
          <table:table-cell table:number-columns-repeated="9"/>
        </table:table-row>
        <table:table-row table:style-name="ro1">
          <table:table-cell office:value-type="time" office:time-value="PT16H45M18.016S" calcext:value-type="time">
            <text:p>16:45:18.0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5572601" calcext:value-type="float">
            <text:p>-5.57E-11</text:p>
          </table:table-cell>
          <table:table-cell table:formula="of:=[.C47]*10^9" office:value-type="float" office:value="-0.05572601" calcext:value-type="float">
            <text:p>-0.05572601</text:p>
          </table:table-cell>
          <table:table-cell table:formula="of:=[.$N$1]*[.D47]" office:value-type="float" office:value="-0.0497243987799212" calcext:value-type="float">
            <text:p>-0.0497243988</text:p>
          </table:table-cell>
          <table:table-cell table:number-columns-repeated="9"/>
        </table:table-row>
        <table:table-row table:style-name="ro1">
          <table:table-cell office:value-type="time" office:time-value="PT16H45M18.4S" calcext:value-type="time">
            <text:p>16:45:18.4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735892" calcext:value-type="float">
            <text:p>-2.74E-10</text:p>
          </table:table-cell>
          <table:table-cell table:formula="of:=[.C48]*10^9" office:value-type="float" office:value="-0.2735892" calcext:value-type="float">
            <text:p>-0.2735892</text:p>
          </table:table-cell>
          <table:table-cell table:formula="of:=[.$N$1]*[.D48]" office:value-type="float" office:value="-0.244124036202836" calcext:value-type="float">
            <text:p>-0.2441240362</text:p>
          </table:table-cell>
          <table:table-cell table:number-columns-repeated="9"/>
        </table:table-row>
        <table:table-row table:style-name="ro1">
          <table:table-cell office:value-type="time" office:time-value="PT16H45M18.784S" calcext:value-type="time">
            <text:p>16:45:18.7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103579" calcext:value-type="float">
            <text:p>-3.10E-10</text:p>
          </table:table-cell>
          <table:table-cell table:formula="of:=[.C49]*10^9" office:value-type="float" office:value="-0.3103579" calcext:value-type="float">
            <text:p>-0.3103579</text:p>
          </table:table-cell>
          <table:table-cell table:formula="of:=[.$N$1]*[.D49]" office:value-type="float" office:value="-0.276932800035368" calcext:value-type="float">
            <text:p>-0.2769328</text:p>
          </table:table-cell>
          <table:table-cell table:number-columns-repeated="9"/>
        </table:table-row>
        <table:table-row table:style-name="ro1">
          <table:table-cell office:value-type="time" office:time-value="PT16H45M19.167S" calcext:value-type="time">
            <text:p>16:45:19.1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152761" calcext:value-type="float">
            <text:p>-2.15E-10</text:p>
          </table:table-cell>
          <table:table-cell table:formula="of:=[.C50]*10^9" office:value-type="float" office:value="-0.2152761" calcext:value-type="float">
            <text:p>-0.2152761</text:p>
          </table:table-cell>
          <table:table-cell table:formula="of:=[.$N$1]*[.D50]" office:value-type="float" office:value="-0.192091173299258" calcext:value-type="float">
            <text:p>-0.1920911733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223653339022131" calcext:value-type="float">
            <text:p>-0.223653339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48452459943996" calcext:value-type="float">
            <text:p>0.1484524599</text:p>
          </table:table-cell>
          <table:table-cell/>
          <table:table-cell table:formula="of:=(MAX([.E49:.E53])-MIN([.E49:.E53]))/2" office:value-type="float" office:value="0.166358849286436" calcext:value-type="float">
            <text:p>0.1663588493</text:p>
          </table:table-cell>
          <table:table-cell table:number-columns-repeated="2"/>
        </table:table-row>
        <table:table-row table:style-name="ro1">
          <table:table-cell office:value-type="time" office:time-value="PT16H45M19.551S" calcext:value-type="time">
            <text:p>16:45:19.5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687123" calcext:value-type="float">
            <text:p>-3.69E-10</text:p>
          </table:table-cell>
          <table:table-cell table:formula="of:=[.C51]*10^9" office:value-type="float" office:value="-0.3687123" calcext:value-type="float">
            <text:p>-0.3687123</text:p>
          </table:table-cell>
          <table:table-cell table:formula="of:=[.$N$1]*[.D51]" office:value-type="float" office:value="-0.329002514988278" calcext:value-type="float">
            <text:p>-0.329002515</text:p>
          </table:table-cell>
          <table:table-cell table:number-columns-repeated="9"/>
        </table:table-row>
        <table:table-row table:style-name="ro1">
          <table:table-cell office:value-type="time" office:time-value="PT16H45M19.935S" calcext:value-type="time">
            <text:p>16:45:19.94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004163597" calcext:value-type="float">
            <text:p>4.16E-12</text:p>
          </table:table-cell>
          <table:table-cell table:formula="of:=[.C52]*10^9" office:value-type="float" office:value="0.004163597" calcext:value-type="float">
            <text:p>0.004163597</text:p>
          </table:table-cell>
          <table:table-cell table:formula="of:=[.$N$1]*[.D52]" office:value-type="float" office:value="0.00371518358459333" calcext:value-type="float">
            <text:p>0.0037151836</text:p>
          </table:table-cell>
          <table:table-cell table:number-columns-repeated="9"/>
        </table:table-row>
        <table:table-row table:style-name="ro1">
          <table:table-cell office:value-type="time" office:time-value="PT16H45M20.318S" calcext:value-type="time">
            <text:p>16:45:20.3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63056" calcext:value-type="float">
            <text:p>-3.63E-10</text:p>
          </table:table-cell>
          <table:table-cell table:formula="of:=[.C53]*10^9" office:value-type="float" office:value="-0.363056" calcext:value-type="float">
            <text:p>-0.363056</text:p>
          </table:table-cell>
          <table:table-cell table:formula="of:=[.$N$1]*[.D53]" office:value-type="float" office:value="-0.323955390372342" calcext:value-type="float">
            <text:p>-0.3239553904</text:p>
          </table:table-cell>
          <table:table-cell table:number-columns-repeated="9"/>
        </table:table-row>
        <table:table-row table:style-name="ro1">
          <table:table-cell office:value-type="time" office:time-value="PT16H45M20.702S" calcext:value-type="time">
            <text:p>16:45:20.7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604152" calcext:value-type="float">
            <text:p>-1.60E-10</text:p>
          </table:table-cell>
          <table:table-cell table:formula="of:=[.C54]*10^9" office:value-type="float" office:value="-0.1604152" calcext:value-type="float">
            <text:p>-0.1604152</text:p>
          </table:table-cell>
          <table:table-cell table:formula="of:=[.$N$1]*[.D54]" office:value-type="float" office:value="-0.143138713415168" calcext:value-type="float">
            <text:p>-0.1431387134</text:p>
          </table:table-cell>
          <table:table-cell table:number-columns-repeated="9"/>
        </table:table-row>
        <table:table-row table:style-name="ro1">
          <table:table-cell office:value-type="time" office:time-value="PT16H45M21.078S" calcext:value-type="time">
            <text:p>16:45:21.0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678189" calcext:value-type="float">
            <text:p>-1.68E-10</text:p>
          </table:table-cell>
          <table:table-cell table:formula="of:=[.C55]*10^9" office:value-type="float" office:value="-0.1678189" calcext:value-type="float">
            <text:p>-0.1678189</text:p>
          </table:table-cell>
          <table:table-cell table:formula="of:=[.$N$1]*[.D55]" office:value-type="float" office:value="-0.149745045561448" calcext:value-type="float">
            <text:p>-0.149745045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70142717327962" calcext:value-type="float">
            <text:p>-0.1701427173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14855462447436" calcext:value-type="float">
            <text:p>0.1148554624</text:p>
          </table:table-cell>
          <table:table-cell/>
          <table:table-cell table:formula="of:=(MAX([.E54:.E58])-MIN([.E54:.E58]))/2" office:value-type="float" office:value="0.128709663804213" calcext:value-type="float">
            <text:p>0.1287096638</text:p>
          </table:table-cell>
          <table:table-cell table:number-columns-repeated="2"/>
        </table:table-row>
        <table:table-row table:style-name="ro1">
          <table:table-cell office:value-type="time" office:time-value="PT16H45M21.455S" calcext:value-type="time">
            <text:p>16:45:21.4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04265" calcext:value-type="float">
            <text:p>-1.04E-10</text:p>
          </table:table-cell>
          <table:table-cell table:formula="of:=[.C56]*10^9" office:value-type="float" office:value="-0.104265" calcext:value-type="float">
            <text:p>-0.104265</text:p>
          </table:table-cell>
          <table:table-cell table:formula="of:=[.$N$1]*[.D56]" office:value-type="float" office:value="-0.0930358092888488" calcext:value-type="float">
            <text:p>-0.0930358093</text:p>
          </table:table-cell>
          <table:table-cell table:number-columns-repeated="9"/>
        </table:table-row>
        <table:table-row table:style-name="ro1">
          <table:table-cell office:value-type="time" office:time-value="PT16H45M21.839S" calcext:value-type="time">
            <text:p>16:45:21.8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927542" calcext:value-type="float">
            <text:p>-3.93E-10</text:p>
          </table:table-cell>
          <table:table-cell table:formula="of:=[.C57]*10^9" office:value-type="float" office:value="-0.3927542" calcext:value-type="float">
            <text:p>-0.3927542</text:p>
          </table:table-cell>
          <table:table-cell table:formula="of:=[.$N$1]*[.D57]" office:value-type="float" office:value="-0.350455136897275" calcext:value-type="float">
            <text:p>-0.3504551369</text:p>
          </table:table-cell>
          <table:table-cell table:number-columns-repeated="9"/>
        </table:table-row>
        <table:table-row table:style-name="ro1">
          <table:table-cell office:value-type="time" office:time-value="PT16H45M22.223S" calcext:value-type="time">
            <text:p>16:45:22.2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281393" calcext:value-type="float">
            <text:p>-1.28E-10</text:p>
          </table:table-cell>
          <table:table-cell table:formula="of:=[.C58]*10^9" office:value-type="float" office:value="-0.1281393" calcext:value-type="float">
            <text:p>-0.1281393</text:p>
          </table:table-cell>
          <table:table-cell table:formula="of:=[.$N$1]*[.D58]" office:value-type="float" office:value="-0.114338881477069" calcext:value-type="float">
            <text:p>-0.1143388815</text:p>
          </table:table-cell>
          <table:table-cell table:number-columns-repeated="9"/>
        </table:table-row>
        <table:table-row table:style-name="ro1">
          <table:table-cell office:value-type="time" office:time-value="PT16H45M22.606S" calcext:value-type="time">
            <text:p>16:45:22.6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202982" calcext:value-type="float">
            <text:p>-3.20E-10</text:p>
          </table:table-cell>
          <table:table-cell table:formula="of:=[.C59]*10^9" office:value-type="float" office:value="-0.3202982" calcext:value-type="float">
            <text:p>-0.3202982</text:p>
          </table:table-cell>
          <table:table-cell table:formula="of:=[.$N$1]*[.D59]" office:value-type="float" office:value="-0.285802544005769" calcext:value-type="float">
            <text:p>-0.285802544</text:p>
          </table:table-cell>
          <table:table-cell table:number-columns-repeated="9"/>
        </table:table-row>
        <table:table-row table:style-name="ro1">
          <table:table-cell office:value-type="time" office:time-value="PT16H45M22.99S" calcext:value-type="time">
            <text:p>16:45:22.9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456589" calcext:value-type="float">
            <text:p>-4.46E-10</text:p>
          </table:table-cell>
          <table:table-cell table:formula="of:=[.C60]*10^9" office:value-type="float" office:value="-0.4456589" calcext:value-type="float">
            <text:p>-0.4456589</text:p>
          </table:table-cell>
          <table:table-cell table:formula="of:=[.$N$1]*[.D60]" office:value-type="float" office:value="-0.397662076711055" calcext:value-type="float">
            <text:p>-0.3976620767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306163167416635" calcext:value-type="float">
            <text:p>-0.3061631674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50499767597025" calcext:value-type="float">
            <text:p>0.1504997676</text:p>
          </table:table-cell>
          <table:table-cell/>
          <table:table-cell table:formula="of:=(MAX([.E59:.E63])-MIN([.E59:.E63]))/2" office:value-type="float" office:value="0.168643543838273" calcext:value-type="float">
            <text:p>0.1686435438</text:p>
          </table:table-cell>
          <table:table-cell table:number-columns-repeated="2"/>
        </table:table-row>
        <table:table-row table:style-name="ro1">
          <table:table-cell office:value-type="time" office:time-value="PT16H45M23.374S" calcext:value-type="time">
            <text:p>16:45:23.3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00272" calcext:value-type="float">
            <text:p>-1.00E-10</text:p>
          </table:table-cell>
          <table:table-cell table:formula="of:=[.C61]*10^9" office:value-type="float" office:value="-0.100272" calcext:value-type="float">
            <text:p>-0.100272</text:p>
          </table:table-cell>
          <table:table-cell table:formula="of:=[.$N$1]*[.D61]" office:value-type="float" office:value="-0.089472849652438" calcext:value-type="float">
            <text:p>-0.0894728497</text:p>
          </table:table-cell>
          <table:table-cell table:number-columns-repeated="9"/>
        </table:table-row>
        <table:table-row table:style-name="ro1">
          <table:table-cell office:value-type="time" office:time-value="PT16H45M23.758S" calcext:value-type="time">
            <text:p>16:45:23.7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782688" calcext:value-type="float">
            <text:p>-4.78E-10</text:p>
          </table:table-cell>
          <table:table-cell table:formula="of:=[.C62]*10^9" office:value-type="float" office:value="-0.4782688" calcext:value-type="float">
            <text:p>-0.4782688</text:p>
          </table:table-cell>
          <table:table-cell table:formula="of:=[.$N$1]*[.D62]" office:value-type="float" office:value="-0.426759937328985" calcext:value-type="float">
            <text:p>-0.4267599373</text:p>
          </table:table-cell>
          <table:table-cell table:number-columns-repeated="9"/>
        </table:table-row>
        <table:table-row table:style-name="ro1">
          <table:table-cell office:value-type="time" office:time-value="PT16H45M24.142S" calcext:value-type="time">
            <text:p>16:45:24.1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710836" calcext:value-type="float">
            <text:p>-3.71E-10</text:p>
          </table:table-cell>
          <table:table-cell table:formula="of:=[.C63]*10^9" office:value-type="float" office:value="-0.3710836" calcext:value-type="float">
            <text:p>-0.3710836</text:p>
          </table:table-cell>
          <table:table-cell table:formula="of:=[.$N$1]*[.D63]" office:value-type="float" office:value="-0.331118429384927" calcext:value-type="float">
            <text:p>-0.3311184294</text:p>
          </table:table-cell>
          <table:table-cell table:number-columns-repeated="9"/>
        </table:table-row>
        <table:table-row table:style-name="ro1">
          <table:table-cell office:value-type="time" office:time-value="PT16H45M24.527S" calcext:value-type="time">
            <text:p>16:45:24.5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577627" calcext:value-type="float">
            <text:p>-4.58E-10</text:p>
          </table:table-cell>
          <table:table-cell table:formula="of:=[.C64]*10^9" office:value-type="float" office:value="-0.4577627" calcext:value-type="float">
            <text:p>-0.4577627</text:p>
          </table:table-cell>
          <table:table-cell table:formula="of:=[.$N$1]*[.D64]" office:value-type="float" office:value="-0.408462314839577" calcext:value-type="float">
            <text:p>-0.4084623148</text:p>
          </table:table-cell>
          <table:table-cell table:number-columns-repeated="9"/>
        </table:table-row>
        <table:table-row table:style-name="ro1">
          <table:table-cell office:value-type="time" office:time-value="PT16H45M24.909S" calcext:value-type="time">
            <text:p>16:45:24.9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504513" calcext:value-type="float">
            <text:p>-5.05E-10</text:p>
          </table:table-cell>
          <table:table-cell table:formula="of:=[.C65]*10^9" office:value-type="float" office:value="-0.504513" calcext:value-type="float">
            <text:p>-0.504513</text:p>
          </table:table-cell>
          <table:table-cell table:formula="of:=[.$N$1]*[.D65]" office:value-type="float" office:value="-0.450177674691843" calcext:value-type="float">
            <text:p>-0.4501776747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311470308671201" calcext:value-type="float">
            <text:p>-0.3114703087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37901086322436" calcext:value-type="float">
            <text:p>0.1379010863</text:p>
          </table:table-cell>
          <table:table-cell/>
          <table:table-cell table:formula="of:=(MAX([.E64:.E68])-MIN([.E64:.E68]))/2" office:value-type="float" office:value="0.154521490536586" calcext:value-type="float">
            <text:p>0.1545214905</text:p>
          </table:table-cell>
          <table:table-cell table:number-columns-repeated="2"/>
        </table:table-row>
        <table:table-row table:style-name="ro1">
          <table:table-cell office:value-type="time" office:time-value="PT16H45M25.293S" calcext:value-type="time">
            <text:p>16:45:25.2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570773" calcext:value-type="float">
            <text:p>-2.57E-10</text:p>
          </table:table-cell>
          <table:table-cell table:formula="of:=[.C66]*10^9" office:value-type="float" office:value="-0.2570773" calcext:value-type="float">
            <text:p>-0.2570773</text:p>
          </table:table-cell>
          <table:table-cell table:formula="of:=[.$N$1]*[.D66]" office:value-type="float" office:value="-0.229390444111563" calcext:value-type="float">
            <text:p>-0.2293904441</text:p>
          </table:table-cell>
          <table:table-cell table:number-columns-repeated="9"/>
        </table:table-row>
        <table:table-row table:style-name="ro1">
          <table:table-cell office:value-type="time" office:time-value="PT16H45M25.669S" calcext:value-type="time">
            <text:p>16:45:25.6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677977" calcext:value-type="float">
            <text:p>-3.68E-10</text:p>
          </table:table-cell>
          <table:table-cell table:formula="of:=[.C67]*10^9" office:value-type="float" office:value="-0.3677977" calcext:value-type="float">
            <text:p>-0.3677977</text:p>
          </table:table-cell>
          <table:table-cell table:formula="of:=[.$N$1]*[.D67]" office:value-type="float" office:value="-0.328186416094348" calcext:value-type="float">
            <text:p>-0.3281864161</text:p>
          </table:table-cell>
          <table:table-cell table:number-columns-repeated="9"/>
        </table:table-row>
        <table:table-row table:style-name="ro1">
          <table:table-cell office:value-type="time" office:time-value="PT16H45M26.045S" calcext:value-type="time">
            <text:p>16:45:26.0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581693" calcext:value-type="float">
            <text:p>-1.58E-10</text:p>
          </table:table-cell>
          <table:table-cell table:formula="of:=[.C68]*10^9" office:value-type="float" office:value="-0.1581693" calcext:value-type="float">
            <text:p>-0.1581693</text:p>
          </table:table-cell>
          <table:table-cell table:formula="of:=[.$N$1]*[.D68]" office:value-type="float" office:value="-0.141134693618671" calcext:value-type="float">
            <text:p>-0.1411346936</text:p>
          </table:table-cell>
          <table:table-cell table:number-columns-repeated="9"/>
        </table:table-row>
        <table:table-row table:style-name="ro1">
          <table:table-cell office:value-type="time" office:time-value="PT16H45M26.43S" calcext:value-type="time">
            <text:p>16:45:26.4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073526" calcext:value-type="float">
            <text:p>-4.07E-10</text:p>
          </table:table-cell>
          <table:table-cell table:formula="of:=[.C69]*10^9" office:value-type="float" office:value="-0.4073526" calcext:value-type="float">
            <text:p>-0.4073526</text:p>
          </table:table-cell>
          <table:table-cell table:formula="of:=[.$N$1]*[.D69]" office:value-type="float" office:value="-0.363481310189582" calcext:value-type="float">
            <text:p>-0.3634813102</text:p>
          </table:table-cell>
          <table:table-cell table:number-columns-repeated="9"/>
        </table:table-row>
        <table:table-row table:style-name="ro1">
          <table:table-cell office:value-type="time" office:time-value="PT16H45M26.813S" calcext:value-type="time">
            <text:p>16:45:26.8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765951" calcext:value-type="float">
            <text:p>-1.77E-10</text:p>
          </table:table-cell>
          <table:table-cell table:formula="of:=[.C70]*10^9" office:value-type="float" office:value="-0.1765951" calcext:value-type="float">
            <text:p>-0.1765951</text:p>
          </table:table-cell>
          <table:table-cell table:formula="of:=[.$N$1]*[.D70]" office:value-type="float" office:value="-0.157576061429484" calcext:value-type="float">
            <text:p>-0.1575760614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323554425798784" calcext:value-type="float">
            <text:p>-0.3235544258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22307877378833" calcext:value-type="float">
            <text:p>0.1223078774</text:p>
          </table:table-cell>
          <table:table-cell/>
          <table:table-cell table:formula="of:=(MAX([.E69:.E73])-MIN([.E69:.E73]))/2" office:value-type="float" office:value="0.137041037702832" calcext:value-type="float">
            <text:p>0.1370410377</text:p>
          </table:table-cell>
          <table:table-cell table:number-columns-repeated="2"/>
        </table:table-row>
        <table:table-row table:style-name="ro1">
          <table:table-cell office:value-type="time" office:time-value="PT16H45M27.196S" calcext:value-type="time">
            <text:p>16:45:27.2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625459" calcext:value-type="float">
            <text:p>-4.63E-10</text:p>
          </table:table-cell>
          <table:table-cell table:formula="of:=[.C71]*10^9" office:value-type="float" office:value="-0.4625459" calcext:value-type="float">
            <text:p>-0.4625459</text:p>
          </table:table-cell>
          <table:table-cell table:formula="of:=[.$N$1]*[.D71]" office:value-type="float" office:value="-0.412730371071203" calcext:value-type="float">
            <text:p>-0.4127303711</text:p>
          </table:table-cell>
          <table:table-cell table:number-columns-repeated="9"/>
        </table:table-row>
        <table:table-row table:style-name="ro1">
          <table:table-cell office:value-type="time" office:time-value="PT16H45M27.58S" calcext:value-type="time">
            <text:p>16:45:27.5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827814" calcext:value-type="float">
            <text:p>-2.83E-10</text:p>
          </table:table-cell>
          <table:table-cell table:formula="of:=[.C72]*10^9" office:value-type="float" office:value="-0.2827814" calcext:value-type="float">
            <text:p>-0.2827814</text:p>
          </table:table-cell>
          <table:table-cell table:formula="of:=[.$N$1]*[.D72]" office:value-type="float" office:value="-0.252326249468505" calcext:value-type="float">
            <text:p>-0.2523262495</text:p>
          </table:table-cell>
          <table:table-cell table:number-columns-repeated="9"/>
        </table:table-row>
        <table:table-row table:style-name="ro1">
          <table:table-cell office:value-type="time" office:time-value="PT16H45M27.964S" calcext:value-type="time">
            <text:p>16:45:27.9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837582" calcext:value-type="float">
            <text:p>-4.84E-10</text:p>
          </table:table-cell>
          <table:table-cell table:formula="of:=[.C73]*10^9" office:value-type="float" office:value="-0.4837582" calcext:value-type="float">
            <text:p>-0.4837582</text:p>
          </table:table-cell>
          <table:table-cell table:formula="of:=[.$N$1]*[.D73]" office:value-type="float" office:value="-0.431658136835149" calcext:value-type="float">
            <text:p>-0.4316581368</text:p>
          </table:table-cell>
          <table:table-cell table:number-columns-repeated="9"/>
        </table:table-row>
        <table:table-row table:style-name="ro1">
          <table:table-cell office:value-type="time" office:time-value="PT16H45M28.349S" calcext:value-type="time">
            <text:p>16:45:28.3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729136" calcext:value-type="float">
            <text:p>-3.73E-10</text:p>
          </table:table-cell>
          <table:table-cell table:formula="of:=[.C74]*10^9" office:value-type="float" office:value="-0.3729136" calcext:value-type="float">
            <text:p>-0.3729136</text:p>
          </table:table-cell>
          <table:table-cell table:formula="of:=[.$N$1]*[.D74]" office:value-type="float" office:value="-0.332751341013936" calcext:value-type="float">
            <text:p>-0.332751341</text:p>
          </table:table-cell>
          <table:table-cell table:number-columns-repeated="9"/>
        </table:table-row>
        <table:table-row table:style-name="ro1">
          <table:table-cell office:value-type="time" office:time-value="PT16H45M28.732S" calcext:value-type="time">
            <text:p>16:45:28.7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680885" calcext:value-type="float">
            <text:p>-3.68E-10</text:p>
          </table:table-cell>
          <table:table-cell table:formula="of:=[.C75]*10^9" office:value-type="float" office:value="-0.3680885" calcext:value-type="float">
            <text:p>-0.3680885</text:p>
          </table:table-cell>
          <table:table-cell table:formula="of:=[.$N$1]*[.D75]" office:value-type="float" office:value="-0.328445897352116" calcext:value-type="float">
            <text:p>-0.3284458974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85810217798124" calcext:value-type="float">
            <text:p>-0.2858102178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847406998174998" calcext:value-type="float">
            <text:p>0.0847406998</text:p>
          </table:table-cell>
          <table:table-cell/>
          <table:table-cell table:formula="of:=(MAX([.E74:.E78])-MIN([.E74:.E78]))/2" office:value-type="float" office:value="0.0949359205830524" calcext:value-type="float">
            <text:p>0.0949359206</text:p>
          </table:table-cell>
          <table:table-cell table:number-columns-repeated="2"/>
        </table:table-row>
        <table:table-row table:style-name="ro1">
          <table:table-cell office:value-type="time" office:time-value="PT16H45M29.115S" calcext:value-type="time">
            <text:p>16:45:29.1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654898" calcext:value-type="float">
            <text:p>-1.65E-10</text:p>
          </table:table-cell>
          <table:table-cell table:formula="of:=[.C76]*10^9" office:value-type="float" office:value="-0.1654898" calcext:value-type="float">
            <text:p>-0.1654898</text:p>
          </table:table-cell>
          <table:table-cell table:formula="of:=[.$N$1]*[.D76]" office:value-type="float" office:value="-0.147666786285424" calcext:value-type="float">
            <text:p>-0.1476667863</text:p>
          </table:table-cell>
          <table:table-cell table:number-columns-repeated="9"/>
        </table:table-row>
        <table:table-row table:style-name="ro1">
          <table:table-cell office:value-type="time" office:time-value="PT16H45M29.499S" calcext:value-type="time">
            <text:p>16:45:29.5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782787" calcext:value-type="float">
            <text:p>-3.78E-10</text:p>
          </table:table-cell>
          <table:table-cell table:formula="of:=[.C77]*10^9" office:value-type="float" office:value="-0.3782787" calcext:value-type="float">
            <text:p>-0.3782787</text:p>
          </table:table-cell>
          <table:table-cell table:formula="of:=[.$N$1]*[.D77]" office:value-type="float" office:value="-0.337538627451529" calcext:value-type="float">
            <text:p>-0.3375386275</text:p>
          </table:table-cell>
          <table:table-cell table:number-columns-repeated="9"/>
        </table:table-row>
        <table:table-row table:style-name="ro1">
          <table:table-cell office:value-type="time" office:time-value="PT16H45M29.883S" calcext:value-type="time">
            <text:p>16:45:29.8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167634" calcext:value-type="float">
            <text:p>-3.17E-10</text:p>
          </table:table-cell>
          <table:table-cell table:formula="of:=[.C78]*10^9" office:value-type="float" office:value="-0.3167634" calcext:value-type="float">
            <text:p>-0.3167634</text:p>
          </table:table-cell>
          <table:table-cell table:formula="of:=[.$N$1]*[.D78]" office:value-type="float" office:value="-0.282648436887616" calcext:value-type="float">
            <text:p>-0.2826484369</text:p>
          </table:table-cell>
          <table:table-cell table:number-columns-repeated="9"/>
        </table:table-row>
        <table:table-row table:style-name="ro1">
          <table:table-cell office:value-type="time" office:time-value="PT16H45M30.268S" calcext:value-type="time">
            <text:p>16:45:30.2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37695" calcext:value-type="float">
            <text:p>-2.38E-10</text:p>
          </table:table-cell>
          <table:table-cell table:formula="of:=[.C79]*10^9" office:value-type="float" office:value="-0.237695" calcext:value-type="float">
            <text:p>-0.237695</text:p>
          </table:table-cell>
          <table:table-cell table:formula="of:=[.$N$1]*[.D79]" office:value-type="float" office:value="-0.212095589976626" calcext:value-type="float">
            <text:p>-0.21209559</text:p>
          </table:table-cell>
          <table:table-cell table:number-columns-repeated="9"/>
        </table:table-row>
        <table:table-row table:style-name="ro1">
          <table:table-cell office:value-type="time" office:time-value="PT16H45M30.651S" calcext:value-type="time">
            <text:p>16:45:30.6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5326706" calcext:value-type="float">
            <text:p>-5.33E-10</text:p>
          </table:table-cell>
          <table:table-cell table:formula="of:=[.C80]*10^9" office:value-type="float" office:value="-0.5326706" calcext:value-type="float">
            <text:p>-0.5326706</text:p>
          </table:table-cell>
          <table:table-cell table:formula="of:=[.$N$1]*[.D80]" office:value-type="float" office:value="-0.475302741623523" calcext:value-type="float">
            <text:p>-0.4753027416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306333704067201" calcext:value-type="float">
            <text:p>-0.3063337041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22917430443871" calcext:value-type="float">
            <text:p>0.1229174304</text:p>
          </table:table-cell>
          <table:table-cell/>
          <table:table-cell table:formula="of:=(MAX([.E79:.E83])-MIN([.E79:.E83]))/2" office:value-type="float" office:value="0.137727306737734" calcext:value-type="float">
            <text:p>0.1377273067</text:p>
          </table:table-cell>
          <table:table-cell table:number-columns-repeated="2"/>
        </table:table-row>
        <table:table-row table:style-name="ro1">
          <table:table-cell office:value-type="time" office:time-value="PT16H45M31.035S" calcext:value-type="time">
            <text:p>16:45:31.0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239693" calcext:value-type="float">
            <text:p>-2.24E-10</text:p>
          </table:table-cell>
          <table:table-cell table:formula="of:=[.C81]*10^9" office:value-type="float" office:value="-0.2239693" calcext:value-type="float">
            <text:p>-0.2239693</text:p>
          </table:table-cell>
          <table:table-cell table:formula="of:=[.$N$1]*[.D81]" office:value-type="float" office:value="-0.199848128148055" calcext:value-type="float">
            <text:p>-0.1998481281</text:p>
          </table:table-cell>
          <table:table-cell table:number-columns-repeated="9"/>
        </table:table-row>
        <table:table-row table:style-name="ro1">
          <table:table-cell office:value-type="time" office:time-value="PT16H45M31.418S" calcext:value-type="time">
            <text:p>16:45:31.4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676206" calcext:value-type="float">
            <text:p>-4.68E-10</text:p>
          </table:table-cell>
          <table:table-cell table:formula="of:=[.C82]*10^9" office:value-type="float" office:value="-0.4676206" calcext:value-type="float">
            <text:p>-0.4676206</text:p>
          </table:table-cell>
          <table:table-cell table:formula="of:=[.$N$1]*[.D82]" office:value-type="float" office:value="-0.417258533171602" calcext:value-type="float">
            <text:p>-0.4172585332</text:p>
          </table:table-cell>
          <table:table-cell table:number-columns-repeated="9"/>
        </table:table-row>
        <table:table-row table:style-name="ro1">
          <table:table-cell office:value-type="time" office:time-value="PT16H45M31.802S" calcext:value-type="time">
            <text:p>16:45:31.8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545816" calcext:value-type="float">
            <text:p>-2.55E-10</text:p>
          </table:table-cell>
          <table:table-cell table:formula="of:=[.C83]*10^9" office:value-type="float" office:value="-0.2545816" calcext:value-type="float">
            <text:p>-0.2545816</text:p>
          </table:table-cell>
          <table:table-cell table:formula="of:=[.$N$1]*[.D83]" office:value-type="float" office:value="-0.227163527416199" calcext:value-type="float">
            <text:p>-0.2271635274</text:p>
          </table:table-cell>
          <table:table-cell table:number-columns-repeated="9"/>
        </table:table-row>
        <table:table-row table:style-name="ro1">
          <table:table-cell office:value-type="time" office:time-value="PT16H45M32.186S" calcext:value-type="time">
            <text:p>16:45:32.1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036814" calcext:value-type="float">
            <text:p>-5.04E-10</text:p>
          </table:table-cell>
          <table:table-cell table:formula="of:=[.C84]*10^9" office:value-type="float" office:value="-0.5036814" calcext:value-type="float">
            <text:p>-0.5036814</text:p>
          </table:table-cell>
          <table:table-cell table:formula="of:=[.$N$1]*[.D84]" office:value-type="float" office:value="-0.449435636817152" calcext:value-type="float">
            <text:p>-0.4494356368</text:p>
          </table:table-cell>
          <table:table-cell table:number-columns-repeated="9"/>
        </table:table-row>
        <table:table-row table:style-name="ro1">
          <table:table-cell office:value-type="time" office:time-value="PT16H45M32.57S" calcext:value-type="time">
            <text:p>16:45:32.5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099524" calcext:value-type="float">
            <text:p>-2.10E-10</text:p>
          </table:table-cell>
          <table:table-cell table:formula="of:=[.C85]*10^9" office:value-type="float" office:value="-0.2099524" calcext:value-type="float">
            <text:p>-0.2099524</text:p>
          </table:table-cell>
          <table:table-cell table:formula="of:=[.$N$1]*[.D85]" office:value-type="float" office:value="-0.187340828141141" calcext:value-type="float">
            <text:p>-0.1873408281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340418905104813" calcext:value-type="float">
            <text:p>-0.3404189051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20440384377702" calcext:value-type="float">
            <text:p>0.1204403844</text:p>
          </table:table-cell>
          <table:table-cell/>
          <table:table-cell table:formula="of:=(MAX([.E84:.E88])-MIN([.E84:.E88]))/2" office:value-type="float" office:value="0.134944530862429" calcext:value-type="float">
            <text:p>0.1349445309</text:p>
          </table:table-cell>
          <table:table-cell table:number-columns-repeated="2"/>
        </table:table-row>
        <table:table-row table:style-name="ro1">
          <table:table-cell office:value-type="time" office:time-value="PT16H45M32.946S" calcext:value-type="time">
            <text:p>16:45:32.9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124164" calcext:value-type="float">
            <text:p>-5.12E-10</text:p>
          </table:table-cell>
          <table:table-cell table:formula="of:=[.C86]*10^9" office:value-type="float" office:value="-0.5124164" calcext:value-type="float">
            <text:p>-0.5124164</text:p>
          </table:table-cell>
          <table:table-cell table:formula="of:=[.$N$1]*[.D86]" office:value-type="float" office:value="-0.457229889866" calcext:value-type="float">
            <text:p>-0.4572298899</text:p>
          </table:table-cell>
          <table:table-cell table:number-columns-repeated="9"/>
        </table:table-row>
        <table:table-row table:style-name="ro1">
          <table:table-cell office:value-type="time" office:time-value="PT16H45M33.322S" calcext:value-type="time">
            <text:p>16:45:33.3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833949" calcext:value-type="float">
            <text:p>-3.83E-10</text:p>
          </table:table-cell>
          <table:table-cell table:formula="of:=[.C87]*10^9" office:value-type="float" office:value="-0.3833949" calcext:value-type="float">
            <text:p>-0.3833949</text:p>
          </table:table-cell>
          <table:table-cell table:formula="of:=[.$N$1]*[.D87]" office:value-type="float" office:value="-0.342103820061548" calcext:value-type="float">
            <text:p>-0.3421038201</text:p>
          </table:table-cell>
          <table:table-cell table:number-columns-repeated="9"/>
        </table:table-row>
        <table:table-row table:style-name="ro1">
          <table:table-cell office:value-type="time" office:time-value="PT16H45M33.705S" calcext:value-type="time">
            <text:p>16:45:33.7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98088" calcext:value-type="float">
            <text:p>-2.98E-10</text:p>
          </table:table-cell>
          <table:table-cell table:formula="of:=[.C88]*10^9" office:value-type="float" office:value="-0.298088" calcext:value-type="float">
            <text:p>-0.298088</text:p>
          </table:table-cell>
          <table:table-cell table:formula="of:=[.$N$1]*[.D88]" office:value-type="float" office:value="-0.265984350638223" calcext:value-type="float">
            <text:p>-0.2659843506</text:p>
          </table:table-cell>
          <table:table-cell table:number-columns-repeated="9"/>
        </table:table-row>
        <table:table-row table:style-name="ro1">
          <table:table-cell office:value-type="time" office:time-value="PT16H45M34.089S" calcext:value-type="time">
            <text:p>16:45:34.0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617869" calcext:value-type="float">
            <text:p>-5.62E-10</text:p>
          </table:table-cell>
          <table:table-cell table:formula="of:=[.C89]*10^9" office:value-type="float" office:value="-0.5617869" calcext:value-type="float">
            <text:p>-0.5617869</text:p>
          </table:table-cell>
          <table:table-cell table:formula="of:=[.$N$1]*[.D89]" office:value-type="float" office:value="-0.501283257942489" calcext:value-type="float">
            <text:p>-0.5012832579</text:p>
          </table:table-cell>
          <table:table-cell table:number-columns-repeated="9"/>
        </table:table-row>
        <table:table-row table:style-name="ro1">
          <table:table-cell office:value-type="time" office:time-value="PT16H45M34.473S" calcext:value-type="time">
            <text:p>16:45:34.4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795065" calcext:value-type="float">
            <text:p>-1.80E-10</text:p>
          </table:table-cell>
          <table:table-cell table:formula="of:=[.C90]*10^9" office:value-type="float" office:value="-0.1795065" calcext:value-type="float">
            <text:p>-0.1795065</text:p>
          </table:table-cell>
          <table:table-cell table:formula="of:=[.$N$1]*[.D90]" office:value-type="float" office:value="-0.16017390783205" calcext:value-type="float">
            <text:p>-0.1601739078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332491288683248" calcext:value-type="float">
            <text:p>-0.3324912887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52208211602265" calcext:value-type="float">
            <text:p>0.1522082116</text:p>
          </table:table-cell>
          <table:table-cell/>
          <table:table-cell table:formula="of:=(MAX([.E89:.E93])-MIN([.E89:.E93]))/2" office:value-type="float" office:value="0.170554675055219" calcext:value-type="float">
            <text:p>0.1705546751</text:p>
          </table:table-cell>
          <table:table-cell table:number-columns-repeated="2"/>
        </table:table-row>
        <table:table-row table:style-name="ro1">
          <table:table-cell office:value-type="time" office:time-value="PT16H45M34.857S" calcext:value-type="time">
            <text:p>16:45:34.8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176979" calcext:value-type="float">
            <text:p>-5.18E-10</text:p>
          </table:table-cell>
          <table:table-cell table:formula="of:=[.C91]*10^9" office:value-type="float" office:value="-0.5176979" calcext:value-type="float">
            <text:p>-0.5176979</text:p>
          </table:table-cell>
          <table:table-cell table:formula="of:=[.$N$1]*[.D91]" office:value-type="float" office:value="-0.461942579903491" calcext:value-type="float">
            <text:p>-0.4619425799</text:p>
          </table:table-cell>
          <table:table-cell table:number-columns-repeated="9"/>
        </table:table-row>
        <table:table-row table:style-name="ro1">
          <table:table-cell office:value-type="time" office:time-value="PT16H45M35.242S" calcext:value-type="time">
            <text:p>16:45:35.2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631912" calcext:value-type="float">
            <text:p>-2.63E-10</text:p>
          </table:table-cell>
          <table:table-cell table:formula="of:=[.C92]*10^9" office:value-type="float" office:value="-0.2631912" calcext:value-type="float">
            <text:p>-0.2631912</text:p>
          </table:table-cell>
          <table:table-cell table:formula="of:=[.$N$1]*[.D92]" office:value-type="float" office:value="-0.234845885864895" calcext:value-type="float">
            <text:p>-0.2348458859</text:p>
          </table:table-cell>
          <table:table-cell table:number-columns-repeated="9"/>
        </table:table-row>
        <table:table-row table:style-name="ro1">
          <table:table-cell office:value-type="time" office:time-value="PT16H45M35.626S" calcext:value-type="time">
            <text:p>16:45:35.6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409283" calcext:value-type="float">
            <text:p>-3.41E-10</text:p>
          </table:table-cell>
          <table:table-cell table:formula="of:=[.C93]*10^9" office:value-type="float" office:value="-0.3409283" calcext:value-type="float">
            <text:p>-0.3409283</text:p>
          </table:table-cell>
          <table:table-cell table:formula="of:=[.$N$1]*[.D93]" office:value-type="float" office:value="-0.304210811873317" calcext:value-type="float">
            <text:p>-0.3042108119</text:p>
          </table:table-cell>
          <table:table-cell table:number-columns-repeated="9"/>
        </table:table-row>
        <table:table-row table:style-name="ro1">
          <table:table-cell office:value-type="time" office:time-value="PT16H45M36.01S" calcext:value-type="time">
            <text:p>16:45:36.0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765938" calcext:value-type="float">
            <text:p>-5.77E-10</text:p>
          </table:table-cell>
          <table:table-cell table:formula="of:=[.C94]*10^9" office:value-type="float" office:value="-0.5765938" calcext:value-type="float">
            <text:p>-0.5765938</text:p>
          </table:table-cell>
          <table:table-cell table:formula="of:=[.$N$1]*[.D94]" office:value-type="float" office:value="-0.51449547608433" calcext:value-type="float">
            <text:p>-0.5144954761</text:p>
          </table:table-cell>
          <table:table-cell table:number-columns-repeated="9"/>
        </table:table-row>
        <table:table-row table:style-name="ro1">
          <table:table-cell office:value-type="time" office:time-value="PT16H45M36.393S" calcext:value-type="time">
            <text:p>16:45:36.3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873674" calcext:value-type="float">
            <text:p>-1.87E-10</text:p>
          </table:table-cell>
          <table:table-cell table:formula="of:=[.C95]*10^9" office:value-type="float" office:value="-0.1873674" calcext:value-type="float">
            <text:p>-0.1873674</text:p>
          </table:table-cell>
          <table:table-cell table:formula="of:=[.$N$1]*[.D95]" office:value-type="float" office:value="-0.167188200195151" calcext:value-type="float">
            <text:p>-0.1671882002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409635423538297" calcext:value-type="float">
            <text:p>-0.4096354235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54984231484258" calcext:value-type="float">
            <text:p>0.1549842315</text:p>
          </table:table-cell>
          <table:table-cell/>
          <table:table-cell table:formula="of:=(MAX([.E94:.E98])-MIN([.E94:.E98]))/2" office:value-type="float" office:value="0.173653637944589" calcext:value-type="float">
            <text:p>0.1736536379</text:p>
          </table:table-cell>
          <table:table-cell table:number-columns-repeated="2"/>
        </table:table-row>
        <table:table-row table:style-name="ro1">
          <table:table-cell office:value-type="time" office:time-value="PT16H45M36.776S" calcext:value-type="time">
            <text:p>16:45:36.7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387861" calcext:value-type="float">
            <text:p>-5.39E-10</text:p>
          </table:table-cell>
          <table:table-cell table:formula="of:=[.C96]*10^9" office:value-type="float" office:value="-0.5387861" calcext:value-type="float">
            <text:p>-0.5387861</text:p>
          </table:table-cell>
          <table:table-cell table:formula="of:=[.$N$1]*[.D96]" office:value-type="float" office:value="-0.480759611059153" calcext:value-type="float">
            <text:p>-0.4807596111</text:p>
          </table:table-cell>
          <table:table-cell table:number-columns-repeated="9"/>
        </table:table-row>
        <table:table-row table:style-name="ro1">
          <table:table-cell office:value-type="time" office:time-value="PT16H45M37.152S" calcext:value-type="time">
            <text:p>16:45:37.1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457014" calcext:value-type="float">
            <text:p>-4.46E-10</text:p>
          </table:table-cell>
          <table:table-cell table:formula="of:=[.C97]*10^9" office:value-type="float" office:value="-0.4457014" calcext:value-type="float">
            <text:p>-0.4457014</text:p>
          </table:table-cell>
          <table:table-cell table:formula="of:=[.$N$1]*[.D97]" office:value-type="float" office:value="-0.397699999522111" calcext:value-type="float">
            <text:p>-0.3976999995</text:p>
          </table:table-cell>
          <table:table-cell table:number-columns-repeated="9"/>
        </table:table-row>
        <table:table-row table:style-name="ro1">
          <table:table-cell office:value-type="time" office:time-value="PT16H45M37.529S" calcext:value-type="time">
            <text:p>16:45:37.5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469383" calcext:value-type="float">
            <text:p>-5.47E-10</text:p>
          </table:table-cell>
          <table:table-cell table:formula="of:=[.C98]*10^9" office:value-type="float" office:value="-0.5469383" calcext:value-type="float">
            <text:p>-0.5469383</text:p>
          </table:table-cell>
          <table:table-cell table:formula="of:=[.$N$1]*[.D98]" office:value-type="float" office:value="-0.488033830830741" calcext:value-type="float">
            <text:p>-0.4880338308</text:p>
          </table:table-cell>
          <table:table-cell table:number-columns-repeated="9"/>
        </table:table-row>
        <table:table-row table:style-name="ro1">
          <table:table-cell office:value-type="time" office:time-value="PT16H45M37.913S" calcext:value-type="time">
            <text:p>16:45:37.9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783623" calcext:value-type="float">
            <text:p>-3.78E-10</text:p>
          </table:table-cell>
          <table:table-cell table:formula="of:=[.C99]*10^9" office:value-type="float" office:value="-0.3783623" calcext:value-type="float">
            <text:p>-0.3783623</text:p>
          </table:table-cell>
          <table:table-cell table:formula="of:=[.$N$1]*[.D99]" office:value-type="float" office:value="-0.33761322385163" calcext:value-type="float">
            <text:p>-0.3376132239</text:p>
          </table:table-cell>
          <table:table-cell table:number-columns-repeated="9"/>
        </table:table-row>
        <table:table-row table:style-name="ro1">
          <table:table-cell office:value-type="time" office:time-value="PT16H45M38.296S" calcext:value-type="time">
            <text:p>16:45:38.3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744825" calcext:value-type="float">
            <text:p>-4.74E-10</text:p>
          </table:table-cell>
          <table:table-cell table:formula="of:=[.C100]*10^9" office:value-type="float" office:value="-0.4744825" calcext:value-type="float">
            <text:p>-0.4744825</text:p>
          </table:table-cell>
          <table:table-cell table:formula="of:=[.$N$1]*[.D100]" office:value-type="float" office:value="-0.423381416399522" calcext:value-type="float">
            <text:p>-0.4233814164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361187292426183" calcext:value-type="float">
            <text:p>-0.3611872924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969724542310065" calcext:value-type="float">
            <text:p>0.0969724542</text:p>
          </table:table-cell>
          <table:table-cell/>
          <table:table-cell table:formula="of:=(MAX([.E99:.E103])-MIN([.E99:.E103]))/2" office:value-type="float" office:value="0.108631052262391" calcext:value-type="float">
            <text:p>0.1086310523</text:p>
          </table:table-cell>
          <table:table-cell table:number-columns-repeated="2"/>
        </table:table-row>
        <table:table-row table:style-name="ro1">
          <table:table-cell office:value-type="time" office:time-value="PT16H45M38.679S" calcext:value-type="time">
            <text:p>16:45:38.6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021118" calcext:value-type="float">
            <text:p>-4.02E-10</text:p>
          </table:table-cell>
          <table:table-cell table:formula="of:=[.C101]*10^9" office:value-type="float" office:value="-0.4021118" calcext:value-type="float">
            <text:p>-0.4021118</text:p>
          </table:table-cell>
          <table:table-cell table:formula="of:=[.$N$1]*[.D101]" office:value-type="float" office:value="-0.35880493682056" calcext:value-type="float">
            <text:p>-0.3588049368</text:p>
          </table:table-cell>
          <table:table-cell table:number-columns-repeated="9"/>
        </table:table-row>
        <table:table-row table:style-name="ro1">
          <table:table-cell office:value-type="time" office:time-value="PT16H45M39.063S" calcext:value-type="time">
            <text:p>16:45:39.0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627334" calcext:value-type="float">
            <text:p>-2.63E-10</text:p>
          </table:table-cell>
          <table:table-cell table:formula="of:=[.C102]*10^9" office:value-type="float" office:value="-0.2627334" calcext:value-type="float">
            <text:p>-0.2627334</text:p>
          </table:table-cell>
          <table:table-cell table:formula="of:=[.$N$1]*[.D102]" office:value-type="float" office:value="-0.234437390267212" calcext:value-type="float">
            <text:p>-0.2344373903</text:p>
          </table:table-cell>
          <table:table-cell table:number-columns-repeated="9"/>
        </table:table-row>
        <table:table-row table:style-name="ro1">
          <table:table-cell office:value-type="time" office:time-value="PT16H45M39.44S" calcext:value-type="time">
            <text:p>16:45:39.4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062185" calcext:value-type="float">
            <text:p>-5.06E-10</text:p>
          </table:table-cell>
          <table:table-cell table:formula="of:=[.C103]*10^9" office:value-type="float" office:value="-0.5062185" calcext:value-type="float">
            <text:p>-0.5062185</text:p>
          </table:table-cell>
          <table:table-cell table:formula="of:=[.$N$1]*[.D103]" office:value-type="float" office:value="-0.451699494791993" calcext:value-type="float">
            <text:p>-0.4516994948</text:p>
          </table:table-cell>
          <table:table-cell table:number-columns-repeated="9"/>
        </table:table-row>
        <table:table-row table:style-name="ro1">
          <table:table-cell office:value-type="time" office:time-value="PT16H45M39.817S" calcext:value-type="time">
            <text:p>16:45:39.8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01893" calcext:value-type="float">
            <text:p>-5.02E-10</text:p>
          </table:table-cell>
          <table:table-cell table:formula="of:=[.C104]*10^9" office:value-type="float" office:value="-0.501893" calcext:value-type="float">
            <text:p>-0.501893</text:p>
          </table:table-cell>
          <table:table-cell table:formula="of:=[.$N$1]*[.D104]" office:value-type="float" office:value="-0.447839844927907" calcext:value-type="float">
            <text:p>-0.4478398449</text:p>
          </table:table-cell>
          <table:table-cell table:number-columns-repeated="9"/>
        </table:table-row>
        <table:table-row table:style-name="ro1">
          <table:table-cell office:value-type="time" office:time-value="PT16H45M40.2S" calcext:value-type="time">
            <text:p>16:45:40.2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682135" calcext:value-type="float">
            <text:p>-3.68E-10</text:p>
          </table:table-cell>
          <table:table-cell table:formula="of:=[.C105]*10^9" office:value-type="float" office:value="-0.3682135" calcext:value-type="float">
            <text:p>-0.3682135</text:p>
          </table:table-cell>
          <table:table-cell table:formula="of:=[.$N$1]*[.D105]" office:value-type="float" office:value="-0.328557435031694" calcext:value-type="float">
            <text:p>-0.328557435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417057818886449" calcext:value-type="float">
            <text:p>-0.4170578189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0312594662759" calcext:value-type="float">
            <text:p>0.1031259466</text:p>
          </table:table-cell>
          <table:table-cell/>
          <table:table-cell table:formula="of:=(MAX([.E104:.E108])-MIN([.E104:.E108]))/2" office:value-type="float" office:value="0.115515648611679" calcext:value-type="float">
            <text:p>0.1155156486</text:p>
          </table:table-cell>
          <table:table-cell table:number-columns-repeated="2"/>
        </table:table-row>
        <table:table-row table:style-name="ro1">
          <table:table-cell office:value-type="time" office:time-value="PT16H45M40.584S" calcext:value-type="time">
            <text:p>16:45:40.5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869921" calcext:value-type="float">
            <text:p>-5.87E-10</text:p>
          </table:table-cell>
          <table:table-cell table:formula="of:=[.C106]*10^9" office:value-type="float" office:value="-0.5869921" calcext:value-type="float">
            <text:p>-0.5869921</text:p>
          </table:table-cell>
          <table:table-cell table:formula="of:=[.$N$1]*[.D106]" office:value-type="float" office:value="-0.523773894112702" calcext:value-type="float">
            <text:p>-0.5237738941</text:p>
          </table:table-cell>
          <table:table-cell table:number-columns-repeated="9"/>
        </table:table-row>
        <table:table-row table:style-name="ro1">
          <table:table-cell office:value-type="time" office:time-value="PT16H45M40.959S" calcext:value-type="time">
            <text:p>16:45:40.9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280759" calcext:value-type="float">
            <text:p>-3.28E-10</text:p>
          </table:table-cell>
          <table:table-cell table:formula="of:=[.C107]*10^9" office:value-type="float" office:value="-0.3280759" calcext:value-type="float">
            <text:p>-0.3280759</text:p>
          </table:table-cell>
          <table:table-cell table:formula="of:=[.$N$1]*[.D107]" office:value-type="float" office:value="-0.292742596889344" calcext:value-type="float">
            <text:p>-0.2927425969</text:p>
          </table:table-cell>
          <table:table-cell table:number-columns-repeated="9"/>
        </table:table-row>
        <table:table-row table:style-name="ro1">
          <table:table-cell office:value-type="time" office:time-value="PT16H45M41.335S" calcext:value-type="time">
            <text:p>16:45:41.3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518038" calcext:value-type="float">
            <text:p>-5.52E-10</text:p>
          </table:table-cell>
          <table:table-cell table:formula="of:=[.C108]*10^9" office:value-type="float" office:value="-0.5518038" calcext:value-type="float">
            <text:p>-0.5518038</text:p>
          </table:table-cell>
          <table:table-cell table:formula="of:=[.$N$1]*[.D108]" office:value-type="float" office:value="-0.4923753234706" calcext:value-type="float">
            <text:p>-0.4923753235</text:p>
          </table:table-cell>
          <table:table-cell table:number-columns-repeated="9"/>
        </table:table-row>
        <table:table-row table:style-name="ro1">
          <table:table-cell office:value-type="time" office:time-value="PT16H45M41.72S" calcext:value-type="time">
            <text:p>16:45:41.7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3027" calcext:value-type="float">
            <text:p>-4.30E-10</text:p>
          </table:table-cell>
          <table:table-cell table:formula="of:=[.C109]*10^9" office:value-type="float" office:value="-0.43027" calcext:value-type="float">
            <text:p>-0.43027</text:p>
          </table:table-cell>
          <table:table-cell table:formula="of:=[.$N$1]*[.D109]" office:value-type="float" office:value="-0.383930539133103" calcext:value-type="float">
            <text:p>-0.3839305391</text:p>
          </table:table-cell>
          <table:table-cell table:number-columns-repeated="9"/>
        </table:table-row>
        <table:table-row table:style-name="ro1">
          <table:table-cell office:value-type="time" office:time-value="PT16H45M42.103S" calcext:value-type="time">
            <text:p>16:45:42.1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453994" calcext:value-type="float">
            <text:p>-5.45E-10</text:p>
          </table:table-cell>
          <table:table-cell table:formula="of:=[.C110]*10^9" office:value-type="float" office:value="-0.5453994" calcext:value-type="float">
            <text:p>-0.5453994</text:p>
          </table:table-cell>
          <table:table-cell table:formula="of:=[.$N$1]*[.D110]" office:value-type="float" office:value="-0.486660668149931" calcext:value-type="float">
            <text:p>-0.4866606681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41098615376099" calcext:value-type="float">
            <text:p>-0.4109861538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81876314131712" calcext:value-type="float">
            <text:p>0.0818763141</text:p>
          </table:table-cell>
          <table:table-cell/>
          <table:table-cell table:formula="of:=(MAX([.E109:.E113])-MIN([.E109:.E113]))/2" office:value-type="float" office:value="0.0916884341195575" calcext:value-type="float">
            <text:p>0.0916884341</text:p>
          </table:table-cell>
          <table:table-cell table:number-columns-repeated="2"/>
        </table:table-row>
        <table:table-row table:style-name="ro1">
          <table:table-cell office:value-type="time" office:time-value="PT16H45M42.487S" calcext:value-type="time">
            <text:p>16:45:42.4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763658" calcext:value-type="float">
            <text:p>-3.76E-10</text:p>
          </table:table-cell>
          <table:table-cell table:formula="of:=[.C111]*10^9" office:value-type="float" office:value="-0.3763658" calcext:value-type="float">
            <text:p>-0.3763658</text:p>
          </table:table-cell>
          <table:table-cell table:formula="of:=[.$N$1]*[.D111]" office:value-type="float" office:value="-0.335831744033425" calcext:value-type="float">
            <text:p>-0.335831744</text:p>
          </table:table-cell>
          <table:table-cell table:number-columns-repeated="9"/>
        </table:table-row>
        <table:table-row table:style-name="ro1">
          <table:table-cell office:value-type="time" office:time-value="PT16H45M42.87S" calcext:value-type="time">
            <text:p>16:45:42.8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782153" calcext:value-type="float">
            <text:p>-5.78E-10</text:p>
          </table:table-cell>
          <table:table-cell table:formula="of:=[.C112]*10^9" office:value-type="float" office:value="-0.5782153" calcext:value-type="float">
            <text:p>-0.5782153</text:p>
          </table:table-cell>
          <table:table-cell table:formula="of:=[.$N$1]*[.D112]" office:value-type="float" office:value="-0.515942342863804" calcext:value-type="float">
            <text:p>-0.5159423429</text:p>
          </table:table-cell>
          <table:table-cell table:number-columns-repeated="9"/>
        </table:table-row>
        <table:table-row table:style-name="ro1">
          <table:table-cell office:value-type="time" office:time-value="PT16H45M43.254S" calcext:value-type="time">
            <text:p>16:45:43.2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727053" calcext:value-type="float">
            <text:p>-3.73E-10</text:p>
          </table:table-cell>
          <table:table-cell table:formula="of:=[.C113]*10^9" office:value-type="float" office:value="-0.3727053" calcext:value-type="float">
            <text:p>-0.3727053</text:p>
          </table:table-cell>
          <table:table-cell table:formula="of:=[.$N$1]*[.D113]" office:value-type="float" office:value="-0.332565474624689" calcext:value-type="float">
            <text:p>-0.3325654746</text:p>
          </table:table-cell>
          <table:table-cell table:number-columns-repeated="9"/>
        </table:table-row>
        <table:table-row table:style-name="ro1">
          <table:table-cell office:value-type="time" office:time-value="PT16H45M43.639S" calcext:value-type="time">
            <text:p>16:45:43.6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639705" calcext:value-type="float">
            <text:p>-3.64E-10</text:p>
          </table:table-cell>
          <table:table-cell table:formula="of:=[.C114]*10^9" office:value-type="float" office:value="-0.3639705" calcext:value-type="float">
            <text:p>-0.3639705</text:p>
          </table:table-cell>
          <table:table-cell table:formula="of:=[.$N$1]*[.D114]" office:value-type="float" office:value="-0.324771400036129" calcext:value-type="float">
            <text:p>-0.3247714</text:p>
          </table:table-cell>
          <table:table-cell table:number-columns-repeated="9"/>
        </table:table-row>
        <table:table-row table:style-name="ro1">
          <table:table-cell office:value-type="time" office:time-value="PT16H45M44.022S" calcext:value-type="time">
            <text:p>16:45:44.0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906101" calcext:value-type="float">
            <text:p>-5.91E-10</text:p>
          </table:table-cell>
          <table:table-cell table:formula="of:=[.C115]*10^9" office:value-type="float" office:value="-0.5906101" calcext:value-type="float">
            <text:p>-0.5906101</text:p>
          </table:table-cell>
          <table:table-cell table:formula="of:=[.$N$1]*[.D115]" office:value-type="float" office:value="-0.527002240710381" calcext:value-type="float">
            <text:p>-0.5270022407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96823473974894" calcext:value-type="float">
            <text:p>-0.396823474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136225828264009" calcext:value-type="float">
            <text:p>0.1362258283</text:p>
          </table:table-cell>
          <table:table-cell/>
          <table:table-cell table:formula="of:=(MAX([.E114:.E118])-MIN([.E114:.E118]))/2" office:value-type="float" office:value="0.152628651499091" calcext:value-type="float">
            <text:p>0.1526286515</text:p>
          </table:table-cell>
          <table:table-cell table:number-columns-repeated="2"/>
        </table:table-row>
        <table:table-row table:style-name="ro1">
          <table:table-cell office:value-type="time" office:time-value="PT16H45M44.406S" calcext:value-type="time">
            <text:p>16:45:44.4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937207" calcext:value-type="float">
            <text:p>-2.94E-10</text:p>
          </table:table-cell>
          <table:table-cell table:formula="of:=[.C116]*10^9" office:value-type="float" office:value="-0.2937207" calcext:value-type="float">
            <text:p>-0.2937207</text:p>
          </table:table-cell>
          <table:table-cell table:formula="of:=[.$N$1]*[.D116]" office:value-type="float" office:value="-0.262087402574087" calcext:value-type="float">
            <text:p>-0.2620874026</text:p>
          </table:table-cell>
          <table:table-cell table:number-columns-repeated="9"/>
        </table:table-row>
        <table:table-row table:style-name="ro1">
          <table:table-cell office:value-type="time" office:time-value="PT16H45M44.79S" calcext:value-type="time">
            <text:p>16:45:44.7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6358218" calcext:value-type="float">
            <text:p>-6.36E-10</text:p>
          </table:table-cell>
          <table:table-cell table:formula="of:=[.C117]*10^9" office:value-type="float" office:value="-0.6358218" calcext:value-type="float">
            <text:p>-0.6358218</text:p>
          </table:table-cell>
          <table:table-cell table:formula="of:=[.$N$1]*[.D117]" office:value-type="float" office:value="-0.567344705572268" calcext:value-type="float">
            <text:p>-0.5673447056</text:p>
          </table:table-cell>
          <table:table-cell table:number-columns-repeated="9"/>
        </table:table-row>
        <table:table-row table:style-name="ro1">
          <table:table-cell office:value-type="time" office:time-value="PT16H45M45.174S" calcext:value-type="time">
            <text:p>16:45:45.1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394723" calcext:value-type="float">
            <text:p>-3.39E-10</text:p>
          </table:table-cell>
          <table:table-cell table:formula="of:=[.C118]*10^9" office:value-type="float" office:value="-0.3394723" calcext:value-type="float">
            <text:p>-0.3394723</text:p>
          </table:table-cell>
          <table:table-cell table:formula="of:=[.$N$1]*[.D118]" office:value-type="float" office:value="-0.302911620981603" calcext:value-type="float">
            <text:p>-0.302911621</text:p>
          </table:table-cell>
          <table:table-cell table:number-columns-repeated="9"/>
        </table:table-row>
        <table:table-row table:style-name="ro1">
          <table:table-cell office:value-type="time" office:time-value="PT16H45M45.558S" calcext:value-type="time">
            <text:p>16:45:45.5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031703" calcext:value-type="float">
            <text:p>-6.03E-10</text:p>
          </table:table-cell>
          <table:table-cell table:formula="of:=[.C119]*10^9" office:value-type="float" office:value="-0.6031703" calcext:value-type="float">
            <text:p>-0.6031703</text:p>
          </table:table-cell>
          <table:table-cell table:formula="of:=[.$N$1]*[.D119]" office:value-type="float" office:value="-0.538209725214576" calcext:value-type="float">
            <text:p>-0.5382097252</text:p>
          </table:table-cell>
          <table:table-cell table:number-columns-repeated="9"/>
        </table:table-row>
        <table:table-row table:style-name="ro1">
          <table:table-cell office:value-type="time" office:time-value="PT16H45M45.941S" calcext:value-type="time">
            <text:p>16:45:45.9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04856" calcext:value-type="float">
            <text:p>-4.05E-10</text:p>
          </table:table-cell>
          <table:table-cell table:formula="of:=[.C120]*10^9" office:value-type="float" office:value="-0.404856" calcext:value-type="float">
            <text:p>-0.404856</text:p>
          </table:table-cell>
          <table:table-cell table:formula="of:=[.$N$1]*[.D120]" office:value-type="float" office:value="-0.361253590422924" calcext:value-type="float">
            <text:p>-0.3612535904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470901607555641" calcext:value-type="float">
            <text:p>-0.4709016076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04927045195405" calcext:value-type="float">
            <text:p>0.1049270452</text:p>
          </table:table-cell>
          <table:table-cell/>
          <table:table-cell table:formula="of:=(MAX([.E119:.E123])-MIN([.E119:.E123]))/2" office:value-type="float" office:value="0.117519623793105" calcext:value-type="float">
            <text:p>0.1175196238</text:p>
          </table:table-cell>
          <table:table-cell table:number-columns-repeated="2"/>
        </table:table-row>
        <table:table-row table:style-name="ro1">
          <table:table-cell office:value-type="time" office:time-value="PT16H45M46.325S" calcext:value-type="time">
            <text:p>16:45:46.3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682639" calcext:value-type="float">
            <text:p>-6.68E-10</text:p>
          </table:table-cell>
          <table:table-cell table:formula="of:=[.C121]*10^9" office:value-type="float" office:value="-0.6682639" calcext:value-type="float">
            <text:p>-0.6682639</text:p>
          </table:table-cell>
          <table:table-cell table:formula="of:=[.$N$1]*[.D121]" office:value-type="float" office:value="-0.596292838009134" calcext:value-type="float">
            <text:p>-0.596292838</text:p>
          </table:table-cell>
          <table:table-cell table:number-columns-repeated="9"/>
        </table:table-row>
        <table:table-row table:style-name="ro1">
          <table:table-cell office:value-type="time" office:time-value="PT16H45M46.709S" calcext:value-type="time">
            <text:p>16:45:46.7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284812" calcext:value-type="float">
            <text:p>-4.28E-10</text:p>
          </table:table-cell>
          <table:table-cell table:formula="of:=[.C122]*10^9" office:value-type="float" office:value="-0.4284812" calcext:value-type="float">
            <text:p>-0.4284812</text:p>
          </table:table-cell>
          <table:table-cell table:formula="of:=[.$N$1]*[.D122]" office:value-type="float" office:value="-0.382334390323283" calcext:value-type="float">
            <text:p>-0.3823343903</text:p>
          </table:table-cell>
          <table:table-cell table:number-columns-repeated="9"/>
        </table:table-row>
        <table:table-row table:style-name="ro1">
          <table:table-cell office:value-type="time" office:time-value="PT16H45M47.093S" calcext:value-type="time">
            <text:p>16:45:47.0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339199" calcext:value-type="float">
            <text:p>-5.34E-10</text:p>
          </table:table-cell>
          <table:table-cell table:formula="of:=[.C123]*10^9" office:value-type="float" office:value="-0.5339199" calcext:value-type="float">
            <text:p>-0.5339199</text:p>
          </table:table-cell>
          <table:table-cell table:formula="of:=[.$N$1]*[.D123]" office:value-type="float" office:value="-0.476417493808289" calcext:value-type="float">
            <text:p>-0.4764174938</text:p>
          </table:table-cell>
          <table:table-cell table:number-columns-repeated="9"/>
        </table:table-row>
        <table:table-row table:style-name="ro1">
          <table:table-cell office:value-type="time" office:time-value="PT16H45M47.477S" calcext:value-type="time">
            <text:p>16:45:47.4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590719" calcext:value-type="float">
            <text:p>-6.59E-10</text:p>
          </table:table-cell>
          <table:table-cell table:formula="of:=[.C124]*10^9" office:value-type="float" office:value="-0.6590719" calcext:value-type="float">
            <text:p>-0.6590719</text:p>
          </table:table-cell>
          <table:table-cell table:formula="of:=[.$N$1]*[.D124]" office:value-type="float" office:value="-0.588090803203752" calcext:value-type="float">
            <text:p>-0.5880908032</text:p>
          </table:table-cell>
          <table:table-cell table:number-columns-repeated="9"/>
        </table:table-row>
        <table:table-row table:style-name="ro1">
          <table:table-cell office:value-type="time" office:time-value="PT16H45M47.86S" calcext:value-type="time">
            <text:p>16:45:47.8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18946" calcext:value-type="float">
            <text:p>-5.19E-10</text:p>
          </table:table-cell>
          <table:table-cell table:formula="of:=[.C125]*10^9" office:value-type="float" office:value="-0.518946" calcext:value-type="float">
            <text:p>-0.518946</text:p>
          </table:table-cell>
          <table:table-cell table:formula="of:=[.$N$1]*[.D125]" office:value-type="float" office:value="-0.463056261326533" calcext:value-type="float">
            <text:p>-0.4630562613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513337233127544" calcext:value-type="float">
            <text:p>-0.5133372331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946313541459323" calcext:value-type="float">
            <text:p>0.0946313541</text:p>
          </table:table-cell>
          <table:table-cell/>
          <table:table-cell table:formula="of:=(MAX([.E124:.E128])-MIN([.E124:.E128]))/2" office:value-type="float" office:value="0.105958430999436" calcext:value-type="float">
            <text:p>0.105958431</text:p>
          </table:table-cell>
          <table:table-cell table:number-columns-repeated="2"/>
        </table:table-row>
        <table:table-row table:style-name="ro1">
          <table:table-cell office:value-type="time" office:time-value="PT16H45M48.245S" calcext:value-type="time">
            <text:p>16:45:48.2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337005" calcext:value-type="float">
            <text:p>-6.34E-10</text:p>
          </table:table-cell>
          <table:table-cell table:formula="of:=[.C126]*10^9" office:value-type="float" office:value="-0.6337005" calcext:value-type="float">
            <text:p>-0.6337005</text:p>
          </table:table-cell>
          <table:table-cell table:formula="of:=[.$N$1]*[.D126]" office:value-type="float" office:value="-0.565451866534773" calcext:value-type="float">
            <text:p>-0.5654518665</text:p>
          </table:table-cell>
          <table:table-cell table:number-columns-repeated="9"/>
        </table:table-row>
        <table:table-row table:style-name="ro1">
          <table:table-cell office:value-type="time" office:time-value="PT16H45M48.629S" calcext:value-type="time">
            <text:p>16:45:48.6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215772" calcext:value-type="float">
            <text:p>-4.22E-10</text:p>
          </table:table-cell>
          <table:table-cell table:formula="of:=[.C127]*10^9" office:value-type="float" office:value="-0.4215772" calcext:value-type="float">
            <text:p>-0.4215772</text:p>
          </table:table-cell>
          <table:table-cell table:formula="of:=[.$N$1]*[.D127]" office:value-type="float" office:value="-0.376173941204881" calcext:value-type="float">
            <text:p>-0.3761739412</text:p>
          </table:table-cell>
          <table:table-cell table:number-columns-repeated="9"/>
        </table:table-row>
        <table:table-row table:style-name="ro1">
          <table:table-cell office:value-type="time" office:time-value="PT16H45M49.013S" calcext:value-type="time">
            <text:p>16:45:49.0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431832" calcext:value-type="float">
            <text:p>-6.43E-10</text:p>
          </table:table-cell>
          <table:table-cell table:formula="of:=[.C128]*10^9" office:value-type="float" office:value="-0.6431832" calcext:value-type="float">
            <text:p>-0.6431832</text:p>
          </table:table-cell>
          <table:table-cell table:formula="of:=[.$N$1]*[.D128]" office:value-type="float" office:value="-0.573913293367779" calcext:value-type="float">
            <text:p>-0.5739132934</text:p>
          </table:table-cell>
          <table:table-cell table:number-columns-repeated="9"/>
        </table:table-row>
        <table:table-row table:style-name="ro1">
          <table:table-cell office:value-type="time" office:time-value="PT16H45M49.397S" calcext:value-type="time">
            <text:p>16:45:49.4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247797" calcext:value-type="float">
            <text:p>-4.25E-10</text:p>
          </table:table-cell>
          <table:table-cell table:formula="of:=[.C129]*10^9" office:value-type="float" office:value="-0.4247797" calcext:value-type="float">
            <text:p>-0.4247797</text:p>
          </table:table-cell>
          <table:table-cell table:formula="of:=[.$N$1]*[.D129]" office:value-type="float" office:value="-0.379031536555646" calcext:value-type="float">
            <text:p>-0.3790315366</text:p>
          </table:table-cell>
          <table:table-cell table:number-columns-repeated="9"/>
        </table:table-row>
        <table:table-row table:style-name="ro1">
          <table:table-cell office:value-type="time" office:time-value="PT16H45M49.78S" calcext:value-type="time">
            <text:p>16:45:49.7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7229996" calcext:value-type="float">
            <text:p>-7.23E-10</text:p>
          </table:table-cell>
          <table:table-cell table:formula="of:=[.C130]*10^9" office:value-type="float" office:value="-0.7229996" calcext:value-type="float">
            <text:p>-0.7229996</text:p>
          </table:table-cell>
          <table:table-cell table:formula="of:=[.$N$1]*[.D130]" office:value-type="float" office:value="-0.645133581753359" calcext:value-type="float">
            <text:p>-0.6451335818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54835010643072" calcext:value-type="float">
            <text:p>-0.5483501064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18798408985331" calcext:value-type="float">
            <text:p>0.118798409</text:p>
          </table:table-cell>
          <table:table-cell/>
          <table:table-cell table:formula="of:=(MAX([.E129:.E133])-MIN([.E129:.E133]))/2" office:value-type="float" office:value="0.133051022598857" calcext:value-type="float">
            <text:p>0.1330510226</text:p>
          </table:table-cell>
          <table:table-cell table:number-columns-repeated="2"/>
        </table:table-row>
        <table:table-row table:style-name="ro1">
          <table:table-cell office:value-type="time" office:time-value="PT16H45M50.164S" calcext:value-type="time">
            <text:p>16:45:50.1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258814" calcext:value-type="float">
            <text:p>-6.26E-10</text:p>
          </table:table-cell>
          <table:table-cell table:formula="of:=[.C131]*10^9" office:value-type="float" office:value="-0.6258814" calcext:value-type="float">
            <text:p>-0.6258814</text:p>
          </table:table-cell>
          <table:table-cell table:formula="of:=[.$N$1]*[.D131]" office:value-type="float" office:value="-0.558474872371723" calcext:value-type="float">
            <text:p>-0.5584748724</text:p>
          </table:table-cell>
          <table:table-cell table:number-columns-repeated="9"/>
        </table:table-row>
        <table:table-row table:style-name="ro1">
          <table:table-cell office:value-type="time" office:time-value="PT16H45M50.547S" calcext:value-type="time">
            <text:p>16:45:50.5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299988" calcext:value-type="float">
            <text:p>-6.30E-10</text:p>
          </table:table-cell>
          <table:table-cell table:formula="of:=[.C132]*10^9" office:value-type="float" office:value="-0.6299988" calcext:value-type="float">
            <text:p>-0.6299988</text:p>
          </table:table-cell>
          <table:table-cell table:formula="of:=[.$N$1]*[.D132]" office:value-type="float" office:value="-0.562148834306849" calcext:value-type="float">
            <text:p>-0.5621488343</text:p>
          </table:table-cell>
          <table:table-cell table:number-columns-repeated="9"/>
        </table:table-row>
        <table:table-row table:style-name="ro1">
          <table:table-cell office:value-type="time" office:time-value="PT16H45M50.931S" calcext:value-type="time">
            <text:p>16:45:50.9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690135" calcext:value-type="float">
            <text:p>-6.69E-10</text:p>
          </table:table-cell>
          <table:table-cell table:formula="of:=[.C133]*10^9" office:value-type="float" office:value="-0.6690135" calcext:value-type="float">
            <text:p>-0.6690135</text:p>
          </table:table-cell>
          <table:table-cell table:formula="of:=[.$N$1]*[.D133]" office:value-type="float" office:value="-0.596961707166022" calcext:value-type="float">
            <text:p>-0.5969617072</text:p>
          </table:table-cell>
          <table:table-cell table:number-columns-repeated="9"/>
        </table:table-row>
        <table:table-row table:style-name="ro1">
          <table:table-cell office:value-type="time" office:time-value="PT16H45M51.316S" calcext:value-type="time">
            <text:p>16:45:51.3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589991" calcext:value-type="float">
            <text:p>-5.59E-10</text:p>
          </table:table-cell>
          <table:table-cell table:formula="of:=[.C134]*10^9" office:value-type="float" office:value="-0.5589991" calcext:value-type="float">
            <text:p>-0.5589991</text:p>
          </table:table-cell>
          <table:table-cell table:formula="of:=[.$N$1]*[.D134]" office:value-type="float" office:value="-0.498795699997488" calcext:value-type="float">
            <text:p>-0.4987957</text:p>
          </table:table-cell>
          <table:table-cell table:number-columns-repeated="9"/>
        </table:table-row>
        <table:table-row table:style-name="ro1">
          <table:table-cell office:value-type="time" office:time-value="PT16H45M51.7S" calcext:value-type="time">
            <text:p>16:45:51.7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7042833" calcext:value-type="float">
            <text:p>-7.04E-10</text:p>
          </table:table-cell>
          <table:table-cell table:formula="of:=[.C135]*10^9" office:value-type="float" office:value="-0.7042833" calcext:value-type="float">
            <text:p>-0.7042833</text:p>
          </table:table-cell>
          <table:table-cell table:formula="of:=[.$N$1]*[.D135]" office:value-type="float" office:value="-0.628433000375208" calcext:value-type="float">
            <text:p>-0.6284330004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55085877622771" calcext:value-type="float">
            <text:p>-0.5508587762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016911538605" calcext:value-type="float">
            <text:p>0.1016911539</text:p>
          </table:table-cell>
          <table:table-cell/>
          <table:table-cell table:formula="of:=(MAX([.E134:.E138])-MIN([.E134:.E138]))/2" office:value-type="float" office:value="0.113863552501783" calcext:value-type="float">
            <text:p>0.1138635525</text:p>
          </table:table-cell>
          <table:table-cell table:number-columns-repeated="2"/>
        </table:table-row>
        <table:table-row table:style-name="ro1">
          <table:table-cell office:value-type="time" office:time-value="PT16H45M52.084S" calcext:value-type="time">
            <text:p>16:45:52.0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050435" calcext:value-type="float">
            <text:p>-6.05E-10</text:p>
          </table:table-cell>
          <table:table-cell table:formula="of:=[.C136]*10^9" office:value-type="float" office:value="-0.6050435" calcext:value-type="float">
            <text:p>-0.6050435</text:p>
          </table:table-cell>
          <table:table-cell table:formula="of:=[.$N$1]*[.D136]" office:value-type="float" office:value="-0.539881184265646" calcext:value-type="float">
            <text:p>-0.5398811843</text:p>
          </table:table-cell>
          <table:table-cell table:number-columns-repeated="9"/>
        </table:table-row>
        <table:table-row table:style-name="ro1">
          <table:table-cell office:value-type="time" office:time-value="PT16H45M52.467S" calcext:value-type="time">
            <text:p>16:45:52.4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7368088" calcext:value-type="float">
            <text:p>-7.37E-10</text:p>
          </table:table-cell>
          <table:table-cell table:formula="of:=[.C137]*10^9" office:value-type="float" office:value="-0.7368088" calcext:value-type="float">
            <text:p>-0.7368088</text:p>
          </table:table-cell>
          <table:table-cell table:formula="of:=[.$N$1]*[.D137]" office:value-type="float" office:value="-0.657455550751887" calcext:value-type="float">
            <text:p>-0.6574555508</text:p>
          </table:table-cell>
          <table:table-cell table:number-columns-repeated="9"/>
        </table:table-row>
        <table:table-row table:style-name="ro1">
          <table:table-cell office:value-type="time" office:time-value="PT16H45M52.85S" calcext:value-type="time">
            <text:p>16:45:52.8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815956" calcext:value-type="float">
            <text:p>-4.82E-10</text:p>
          </table:table-cell>
          <table:table-cell table:formula="of:=[.C138]*10^9" office:value-type="float" office:value="-0.4815956" calcext:value-type="float">
            <text:p>-0.4815956</text:p>
          </table:table-cell>
          <table:table-cell table:formula="of:=[.$N$1]*[.D138]" office:value-type="float" office:value="-0.429728445748321" calcext:value-type="float">
            <text:p>-0.4297284457</text:p>
          </table:table-cell>
          <table:table-cell table:number-columns-repeated="9"/>
        </table:table-row>
        <table:table-row table:style-name="ro1">
          <table:table-cell office:value-type="time" office:time-value="PT16H45M53.235S" calcext:value-type="time">
            <text:p>16:45:53.2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9741384" calcext:value-type="float">
            <text:p>-9.74E-10</text:p>
          </table:table-cell>
          <table:table-cell table:formula="of:=[.C139]*10^9" office:value-type="float" office:value="-0.9741384" calcext:value-type="float">
            <text:p>-0.9741384</text:p>
          </table:table-cell>
          <table:table-cell table:formula="of:=[.$N$1]*[.D139]" office:value-type="float" office:value="-0.869225093783574" calcext:value-type="float">
            <text:p>-0.8692250938</text:p>
          </table:table-cell>
          <table:table-cell table:number-columns-repeated="9"/>
        </table:table-row>
        <table:table-row table:style-name="ro1">
          <table:table-cell office:value-type="time" office:time-value="PT16H45M53.619S" calcext:value-type="time">
            <text:p>16:45:53.6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575336" calcext:value-type="float">
            <text:p>-6.58E-10</text:p>
          </table:table-cell>
          <table:table-cell table:formula="of:=[.C140]*10^9" office:value-type="float" office:value="-0.6575336" calcext:value-type="float">
            <text:p>-0.6575336</text:p>
          </table:table-cell>
          <table:table-cell table:formula="of:=[.$N$1]*[.D140]" office:value-type="float" office:value="-0.586718175903805" calcext:value-type="float">
            <text:p>-0.5867181759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710075333848415" calcext:value-type="float">
            <text:p>-0.7100753338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36220267148108" calcext:value-type="float">
            <text:p>0.1362202671</text:p>
          </table:table-cell>
          <table:table-cell/>
          <table:table-cell table:formula="of:=(MAX([.E139:.E143])-MIN([.E139:.E143]))/2" office:value-type="float" office:value="0.152535852149683" calcext:value-type="float">
            <text:p>0.1525358521</text:p>
          </table:table-cell>
          <table:table-cell table:number-columns-repeated="2"/>
        </table:table-row>
        <table:table-row table:style-name="ro1">
          <table:table-cell office:value-type="time" office:time-value="PT16H45M54.002S" calcext:value-type="time">
            <text:p>16:45:54.0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8727759" calcext:value-type="float">
            <text:p>-8.73E-10</text:p>
          </table:table-cell>
          <table:table-cell table:formula="of:=[.C141]*10^9" office:value-type="float" office:value="-0.8727759" calcext:value-type="float">
            <text:p>-0.8727759</text:p>
          </table:table-cell>
          <table:table-cell table:formula="of:=[.$N$1]*[.D141]" office:value-type="float" office:value="-0.778779189414505" calcext:value-type="float">
            <text:p>-0.7787791894</text:p>
          </table:table-cell>
          <table:table-cell table:number-columns-repeated="9"/>
        </table:table-row>
        <table:table-row table:style-name="ro1">
          <table:table-cell office:value-type="time" office:time-value="PT16H45M54.387S" calcext:value-type="time">
            <text:p>16:45:54.3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8422051" calcext:value-type="float">
            <text:p>-8.42E-10</text:p>
          </table:table-cell>
          <table:table-cell table:formula="of:=[.C142]*10^9" office:value-type="float" office:value="-0.8422051" calcext:value-type="float">
            <text:p>-0.8422051</text:p>
          </table:table-cell>
          <table:table-cell table:formula="of:=[.$N$1]*[.D142]" office:value-type="float" office:value="-0.751500820655981" calcext:value-type="float">
            <text:p>-0.7515008207</text:p>
          </table:table-cell>
          <table:table-cell table:number-columns-repeated="9"/>
        </table:table-row>
        <table:table-row table:style-name="ro1">
          <table:table-cell office:value-type="time" office:time-value="PT16H45M54.771S" calcext:value-type="time">
            <text:p>16:45:54.7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322453" calcext:value-type="float">
            <text:p>-6.32E-10</text:p>
          </table:table-cell>
          <table:table-cell table:formula="of:=[.C143]*10^9" office:value-type="float" office:value="-0.6322453" calcext:value-type="float">
            <text:p>-0.6322453</text:p>
          </table:table-cell>
          <table:table-cell table:formula="of:=[.$N$1]*[.D143]" office:value-type="float" office:value="-0.564153389484209" calcext:value-type="float">
            <text:p>-0.5641533895</text:p>
          </table:table-cell>
          <table:table-cell table:number-columns-repeated="9"/>
        </table:table-row>
        <table:table-row table:style-name="ro1">
          <table:table-cell office:value-type="time" office:time-value="PT16H45M55.155S" calcext:value-type="time">
            <text:p>16:45:55.1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147662" calcext:value-type="float">
            <text:p>-1.15E-09</text:p>
          </table:table-cell>
          <table:table-cell table:formula="of:=[.C144]*10^9" office:value-type="float" office:value="-1.147662" calcext:value-type="float">
            <text:p>-1.147662</text:p>
          </table:table-cell>
          <table:table-cell table:formula="of:=[.$N$1]*[.D144]" office:value-type="float" office:value="-1.02406045135049" calcext:value-type="float">
            <text:p>-1.0240604514</text:p>
          </table:table-cell>
          <table:table-cell table:number-columns-repeated="9"/>
        </table:table-row>
        <table:table-row table:style-name="ro1">
          <table:table-cell office:value-type="time" office:time-value="PT16H45M55.537S" calcext:value-type="time">
            <text:p>16:45:55.5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9076715" calcext:value-type="float">
            <text:p>-9.08E-10</text:p>
          </table:table-cell>
          <table:table-cell table:formula="of:=[.C145]*10^9" office:value-type="float" office:value="-0.9076715" calcext:value-type="float">
            <text:p>-0.9076715</text:p>
          </table:table-cell>
          <table:table-cell table:formula="of:=[.$N$1]*[.D145]" office:value-type="float" office:value="-0.80991658342611" calcext:value-type="float">
            <text:p>-0.8099165834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909031945785117" calcext:value-type="float">
            <text:p>-0.9090319458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1250349417453" calcext:value-type="float">
            <text:p>0.1125034942</text:p>
          </table:table-cell>
          <table:table-cell/>
          <table:table-cell table:formula="of:=(MAX([.E144:.E148])-MIN([.E144:.E148]))/2" office:value-type="float" office:value="0.125832482436914" calcext:value-type="float">
            <text:p>0.1258324824</text:p>
          </table:table-cell>
          <table:table-cell table:number-columns-repeated="2"/>
        </table:table-row>
        <table:table-row table:style-name="ro1">
          <table:table-cell office:value-type="time" office:time-value="PT16H45M55.921S" calcext:value-type="time">
            <text:p>16:45:55.9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142963" calcext:value-type="float">
            <text:p>-1.14E-09</text:p>
          </table:table-cell>
          <table:table-cell table:formula="of:=[.C146]*10^9" office:value-type="float" office:value="-1.142963" calcext:value-type="float">
            <text:p>-1.142963</text:p>
          </table:table-cell>
          <table:table-cell table:formula="of:=[.$N$1]*[.D146]" office:value-type="float" office:value="-1.01986752689983" calcext:value-type="float">
            <text:p>-1.0198675269</text:p>
          </table:table-cell>
          <table:table-cell table:number-columns-repeated="9"/>
        </table:table-row>
        <table:table-row table:style-name="ro1">
          <table:table-cell office:value-type="time" office:time-value="PT16H45M56.305S" calcext:value-type="time">
            <text:p>16:45:56.3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8656217" calcext:value-type="float">
            <text:p>-8.66E-10</text:p>
          </table:table-cell>
          <table:table-cell table:formula="of:=[.C147]*10^9" office:value-type="float" office:value="-0.8656217" calcext:value-type="float">
            <text:p>-0.8656217</text:p>
          </table:table-cell>
          <table:table-cell table:formula="of:=[.$N$1]*[.D147]" office:value-type="float" office:value="-0.772395486476661" calcext:value-type="float">
            <text:p>-0.7723954865</text:p>
          </table:table-cell>
          <table:table-cell table:number-columns-repeated="9"/>
        </table:table-row>
        <table:table-row table:style-name="ro1">
          <table:table-cell office:value-type="time" office:time-value="PT16H45M56.69S" calcext:value-type="time">
            <text:p>16:45:56.6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029831" calcext:value-type="float">
            <text:p>-1.03E-09</text:p>
          </table:table-cell>
          <table:table-cell table:formula="of:=[.C148]*10^9" office:value-type="float" office:value="-1.029831" calcext:value-type="float">
            <text:p>-1.029831</text:p>
          </table:table-cell>
          <table:table-cell table:formula="of:=[.$N$1]*[.D148]" office:value-type="float" office:value="-0.918919680772498" calcext:value-type="float">
            <text:p>-0.9189196808</text:p>
          </table:table-cell>
          <table:table-cell table:number-columns-repeated="9"/>
        </table:table-row>
        <table:table-row table:style-name="ro1">
          <table:table-cell office:value-type="time" office:time-value="PT16H45M57.075S" calcext:value-type="time">
            <text:p>16:45:57.0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604061" calcext:value-type="float">
            <text:p>-1.60E-09</text:p>
          </table:table-cell>
          <table:table-cell table:formula="of:=[.C149]*10^9" office:value-type="float" office:value="-1.604061" calcext:value-type="float">
            <text:p>-1.604061</text:p>
          </table:table-cell>
          <table:table-cell table:formula="of:=[.$N$1]*[.D149]" office:value-type="float" office:value="-1.43130593472095" calcext:value-type="float">
            <text:p>-1.4313059347</text:p>
          </table:table-cell>
          <table:table-cell table:number-columns-repeated="9"/>
        </table:table-row>
        <table:table-row table:style-name="ro1">
          <table:table-cell office:value-type="time" office:time-value="PT16H45M57.458S" calcext:value-type="time">
            <text:p>16:45:57.4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341029" calcext:value-type="float">
            <text:p>-1.34E-09</text:p>
          </table:table-cell>
          <table:table-cell table:formula="of:=[.C150]*10^9" office:value-type="float" office:value="-1.341029" calcext:value-type="float">
            <text:p>-1.341029</text:p>
          </table:table-cell>
          <table:table-cell table:formula="of:=[.$N$1]*[.D150]" office:value-type="float" office:value="-1.19660210324477" calcext:value-type="float">
            <text:p>-1.1966021032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1.34640559455031" calcext:value-type="float">
            <text:p>-1.3464055946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20569103313986" calcext:value-type="float">
            <text:p>0.1205691033</text:p>
          </table:table-cell>
          <table:table-cell/>
          <table:table-cell table:formula="of:=(MAX([.E149:.E153])-MIN([.E149:.E153]))/2" office:value-type="float" office:value="0.13460947167298" calcext:value-type="float">
            <text:p>0.1346094717</text:p>
          </table:table-cell>
          <table:table-cell table:number-columns-repeated="2"/>
        </table:table-row>
        <table:table-row table:style-name="ro1">
          <table:table-cell office:value-type="time" office:time-value="PT16H45M57.841S" calcext:value-type="time">
            <text:p>16:45:57.8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601316" calcext:value-type="float">
            <text:p>-1.60E-09</text:p>
          </table:table-cell>
          <table:table-cell table:formula="of:=[.C151]*10^9" office:value-type="float" office:value="-1.601316" calcext:value-type="float">
            <text:p>-1.601316</text:p>
          </table:table-cell>
          <table:table-cell table:formula="of:=[.$N$1]*[.D151]" office:value-type="float" office:value="-1.42885656727744" calcext:value-type="float">
            <text:p>-1.4288565673</text:p>
          </table:table-cell>
          <table:table-cell table:number-columns-repeated="9"/>
        </table:table-row>
        <table:table-row table:style-name="ro1">
          <table:table-cell office:value-type="time" office:time-value="PT16H45M58.225S" calcext:value-type="time">
            <text:p>16:45:58.2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355419" calcext:value-type="float">
            <text:p>-1.36E-09</text:p>
          </table:table-cell>
          <table:table-cell table:formula="of:=[.C152]*10^9" office:value-type="float" office:value="-1.355419" calcext:value-type="float">
            <text:p>-1.355419</text:p>
          </table:table-cell>
          <table:table-cell table:formula="of:=[.$N$1]*[.D152]" office:value-type="float" office:value="-1.20944232091768" calcext:value-type="float">
            <text:p>-1.2094423209</text:p>
          </table:table-cell>
          <table:table-cell table:number-columns-repeated="9"/>
        </table:table-row>
        <table:table-row table:style-name="ro1">
          <table:table-cell office:value-type="time" office:time-value="PT16H45M58.608S" calcext:value-type="time">
            <text:p>16:45:58.6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642742" calcext:value-type="float">
            <text:p>-1.64E-09</text:p>
          </table:table-cell>
          <table:table-cell table:formula="of:=[.C153]*10^9" office:value-type="float" office:value="-1.642742" calcext:value-type="float">
            <text:p>-1.642742</text:p>
          </table:table-cell>
          <table:table-cell table:formula="of:=[.$N$1]*[.D153]" office:value-type="float" office:value="-1.46582104659073" calcext:value-type="float">
            <text:p>-1.4658210466</text:p>
          </table:table-cell>
          <table:table-cell table:number-columns-repeated="9"/>
        </table:table-row>
        <table:table-row table:style-name="ro1">
          <table:table-cell office:value-type="time" office:time-value="PT16H45M58.993S" calcext:value-type="time">
            <text:p>16:45:58.9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657937" calcext:value-type="float">
            <text:p>-2.66E-09</text:p>
          </table:table-cell>
          <table:table-cell table:formula="of:=[.C154]*10^9" office:value-type="float" office:value="-2.657937" calcext:value-type="float">
            <text:p>-2.657937</text:p>
          </table:table-cell>
          <table:table-cell table:formula="of:=[.$N$1]*[.D154]" office:value-type="float" office:value="-2.3716810035369" calcext:value-type="float">
            <text:p>-2.3716810035</text:p>
          </table:table-cell>
          <table:table-cell table:number-columns-repeated="9"/>
        </table:table-row>
        <table:table-row table:style-name="ro1">
          <table:table-cell office:value-type="time" office:time-value="PT16H45M59.377S" calcext:value-type="time">
            <text:p>16:45:59.3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675746" calcext:value-type="float">
            <text:p>-2.68E-09</text:p>
          </table:table-cell>
          <table:table-cell table:formula="of:=[.C155]*10^9" office:value-type="float" office:value="-2.675746" calcext:value-type="float">
            <text:p>-2.675746</text:p>
          </table:table-cell>
          <table:table-cell table:formula="of:=[.$N$1]*[.D155]" office:value-type="float" office:value="-2.38757199982161" calcext:value-type="float">
            <text:p>-2.3875719998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2.4248236217372" calcext:value-type="float">
            <text:p>-2.4248236217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39184969978919" calcext:value-type="float">
            <text:p>0.13918497</text:p>
          </table:table-cell>
          <table:table-cell/>
          <table:table-cell table:formula="of:=(MAX([.E154:.E158])-MIN([.E154:.E158]))/2" office:value-type="float" office:value="0.154541701164125" calcext:value-type="float">
            <text:p>0.1545417012</text:p>
          </table:table-cell>
          <table:table-cell table:number-columns-repeated="2"/>
        </table:table-row>
        <table:table-row table:style-name="ro1">
          <table:table-cell office:value-type="time" office:time-value="PT16H45M59.761S" calcext:value-type="time">
            <text:p>16:45:59.7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817285" calcext:value-type="float">
            <text:p>-2.82E-09</text:p>
          </table:table-cell>
          <table:table-cell table:formula="of:=[.C156]*10^9" office:value-type="float" office:value="-2.817285" calcext:value-type="float">
            <text:p>-2.817285</text:p>
          </table:table-cell>
          <table:table-cell table:formula="of:=[.$N$1]*[.D156]" office:value-type="float" office:value="-2.51386745285891" calcext:value-type="float">
            <text:p>-2.5138674529</text:p>
          </table:table-cell>
          <table:table-cell table:number-columns-repeated="9"/>
        </table:table-row>
        <table:table-row table:style-name="ro1">
          <table:table-cell office:value-type="time" office:time-value="PT16H46M00.144S" calcext:value-type="time">
            <text:p>16:46:00.1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545056" calcext:value-type="float">
            <text:p>-2.55E-09</text:p>
          </table:table-cell>
          <table:table-cell table:formula="of:=[.C157]*10^9" office:value-type="float" office:value="-2.545056" calcext:value-type="float">
            <text:p>-2.545056</text:p>
          </table:table-cell>
          <table:table-cell table:formula="of:=[.$N$1]*[.D157]" office:value-type="float" office:value="-2.27095712507016" calcext:value-type="float">
            <text:p>-2.2709571251</text:p>
          </table:table-cell>
          <table:table-cell table:number-columns-repeated="9"/>
        </table:table-row>
        <table:table-row table:style-name="ro1">
          <table:table-cell office:value-type="time" office:time-value="PT16H46M00.528S" calcext:value-type="time">
            <text:p>16:46:00.5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891445" calcext:value-type="float">
            <text:p>-2.89E-09</text:p>
          </table:table-cell>
          <table:table-cell table:formula="of:=[.C158]*10^9" office:value-type="float" office:value="-2.891445" calcext:value-type="float">
            <text:p>-2.891445</text:p>
          </table:table-cell>
          <table:table-cell table:formula="of:=[.$N$1]*[.D158]" office:value-type="float" office:value="-2.58004052739841" calcext:value-type="float">
            <text:p>-2.5800405274</text:p>
          </table:table-cell>
          <table:table-cell table:number-columns-repeated="9"/>
        </table:table-row>
        <table:table-row table:style-name="ro1">
          <table:table-cell office:value-type="time" office:time-value="PT16H46M00.912S" calcext:value-type="time">
            <text:p>16:46:00.9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5883265" calcext:value-type="float">
            <text:p>-5.88E-09</text:p>
          </table:table-cell>
          <table:table-cell table:formula="of:=[.C159]*10^9" office:value-type="float" office:value="-5.883265" calcext:value-type="float">
            <text:p>-5.883265</text:p>
          </table:table-cell>
          <table:table-cell table:formula="of:=[.$N$1]*[.D159]" office:value-type="float" office:value="-5.24964581149723" calcext:value-type="float">
            <text:p>-5.2496458115</text:p>
          </table:table-cell>
          <table:table-cell table:number-columns-repeated="9"/>
        </table:table-row>
        <table:table-row table:style-name="ro1">
          <table:table-cell office:value-type="time" office:time-value="PT16H46M01.295S" calcext:value-type="time">
            <text:p>16:46:01.3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6131484" calcext:value-type="float">
            <text:p>-6.13E-09</text:p>
          </table:table-cell>
          <table:table-cell table:formula="of:=[.C160]*10^9" office:value-type="float" office:value="-6.131484" calcext:value-type="float">
            <text:p>-6.131484</text:p>
          </table:table-cell>
          <table:table-cell table:formula="of:=[.$N$1]*[.D160]" office:value-type="float" office:value="-5.47113198179282" calcext:value-type="float">
            <text:p>-5.4711319818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5.34915044928098" calcext:value-type="float">
            <text:p>-5.3491504493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09579073696363" calcext:value-type="float">
            <text:p>0.1095790737</text:p>
          </table:table-cell>
          <table:table-cell/>
          <table:table-cell table:formula="of:=(MAX([.E159:.E163])-MIN([.E159:.E163]))/2" office:value-type="float" office:value="0.113583280620542" calcext:value-type="float">
            <text:p>0.1135832806</text:p>
          </table:table-cell>
          <table:table-cell table:number-columns-repeated="2"/>
        </table:table-row>
        <table:table-row table:style-name="ro1">
          <table:table-cell office:value-type="time" office:time-value="PT16H46M01.679S" calcext:value-type="time">
            <text:p>16:46:01.6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5876899" calcext:value-type="float">
            <text:p>-5.88E-09</text:p>
          </table:table-cell>
          <table:table-cell table:formula="of:=[.C161]*10^9" office:value-type="float" office:value="-5.876899" calcext:value-type="float">
            <text:p>-5.876899</text:p>
          </table:table-cell>
          <table:table-cell table:formula="of:=[.$N$1]*[.D161]" office:value-type="float" office:value="-5.24396542055173" calcext:value-type="float">
            <text:p>-5.2439654206</text:p>
          </table:table-cell>
          <table:table-cell table:number-columns-repeated="9"/>
        </table:table-row>
        <table:table-row table:style-name="ro1">
          <table:table-cell office:value-type="time" office:time-value="PT16H46M02.063S" calcext:value-type="time">
            <text:p>16:46:02.0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6034241" calcext:value-type="float">
            <text:p>-6.03E-09</text:p>
          </table:table-cell>
          <table:table-cell table:formula="of:=[.C162]*10^9" office:value-type="float" office:value="-6.034241" calcext:value-type="float">
            <text:p>-6.034241</text:p>
          </table:table-cell>
          <table:table-cell table:formula="of:=[.$N$1]*[.D162]" office:value-type="float" office:value="-5.38436191319189" calcext:value-type="float">
            <text:p>-5.3843619132</text:p>
          </table:table-cell>
          <table:table-cell table:number-columns-repeated="9"/>
        </table:table-row>
        <table:table-row table:style-name="ro1">
          <table:table-cell office:value-type="time" office:time-value="PT16H46M02.447S" calcext:value-type="time">
            <text:p>16:46:02.4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6048009" calcext:value-type="float">
            <text:p>-6.05E-09</text:p>
          </table:table-cell>
          <table:table-cell table:formula="of:=[.C163]*10^9" office:value-type="float" office:value="-6.048009" calcext:value-type="float">
            <text:p>-6.048009</text:p>
          </table:table-cell>
          <table:table-cell table:formula="of:=[.$N$1]*[.D163]" office:value-type="float" office:value="-5.39664711937123" calcext:value-type="float">
            <text:p>-5.3966471194</text:p>
          </table:table-cell>
          <table:table-cell table:number-columns-repeated="9"/>
        </table:table-row>
        <table:table-row table:style-name="ro1">
          <table:table-cell office:value-type="time" office:time-value="PT16H46M02.831S" calcext:value-type="time">
            <text:p>16:46:02.8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489597" calcext:value-type="float">
            <text:p>-1.49E-08</text:p>
          </table:table-cell>
          <table:table-cell table:formula="of:=[.C164]*10^9" office:value-type="float" office:value="-14.89597" calcext:value-type="float">
            <text:p>-14.89597</text:p>
          </table:table-cell>
          <table:table-cell table:formula="of:=[.$N$1]*[.D164]" office:value-type="float" office:value="-13.2916954308005" calcext:value-type="float">
            <text:p>-13.2916954308</text:p>
          </table:table-cell>
          <table:table-cell table:number-columns-repeated="9"/>
        </table:table-row>
        <table:table-row table:style-name="ro1">
          <table:table-cell office:value-type="time" office:time-value="PT16H46M03.214S" calcext:value-type="time">
            <text:p>16:46:03.2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520155" calcext:value-type="float">
            <text:p>-1.52E-08</text:p>
          </table:table-cell>
          <table:table-cell table:formula="of:=[.C165]*10^9" office:value-type="float" office:value="-15.20155" calcext:value-type="float">
            <text:p>-15.20155</text:p>
          </table:table-cell>
          <table:table-cell table:formula="of:=[.$N$1]*[.D165]" office:value-type="float" office:value="-13.5643649038018" calcext:value-type="float">
            <text:p>-13.5643649038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3.3977490257481" calcext:value-type="float">
            <text:p>-13.3977490257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78174598209889" calcext:value-type="float">
            <text:p>0.1781745982</text:p>
          </table:table-cell>
          <table:table-cell/>
          <table:table-cell table:formula="of:=(MAX([.E164:.E168])-MIN([.E164:.E168]))/2" office:value-type="float" office:value="0.161854557587917" calcext:value-type="float">
            <text:p>0.1618545576</text:p>
          </table:table-cell>
          <table:table-cell table:number-columns-repeated="2"/>
        </table:table-row>
        <table:table-row table:style-name="ro1">
          <table:table-cell office:value-type="time" office:time-value="PT16H46M03.598S" calcext:value-type="time">
            <text:p>16:46:03.6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483877" calcext:value-type="float">
            <text:p>-1.48E-08</text:p>
          </table:table-cell>
          <table:table-cell table:formula="of:=[.C166]*10^9" office:value-type="float" office:value="-14.83877" calcext:value-type="float">
            <text:p>-14.83877</text:p>
          </table:table-cell>
          <table:table-cell table:formula="of:=[.$N$1]*[.D166]" office:value-type="float" office:value="-13.240655788626" calcext:value-type="float">
            <text:p>-13.2406557886</text:p>
          </table:table-cell>
          <table:table-cell table:number-columns-repeated="9"/>
        </table:table-row>
        <table:table-row table:style-name="ro1">
          <table:table-cell office:value-type="time" office:time-value="PT16H46M03.982S" calcext:value-type="time">
            <text:p>16:46:03.9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507596" calcext:value-type="float">
            <text:p>-1.51E-08</text:p>
          </table:table-cell>
          <table:table-cell table:formula="of:=[.C167]*10^9" office:value-type="float" office:value="-15.07596" calcext:value-type="float">
            <text:p>-15.07596</text:p>
          </table:table-cell>
          <table:table-cell table:formula="of:=[.$N$1]*[.D167]" office:value-type="float" office:value="-13.4523007663771" calcext:value-type="float">
            <text:p>-13.4523007664</text:p>
          </table:table-cell>
          <table:table-cell table:number-columns-repeated="9"/>
        </table:table-row>
        <table:table-row table:style-name="ro1">
          <table:table-cell office:value-type="time" office:time-value="PT16H46M04.366S" calcext:value-type="time">
            <text:p>16:46:04.3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506187" calcext:value-type="float">
            <text:p>-1.51E-08</text:p>
          </table:table-cell>
          <table:table-cell table:formula="of:=[.C168]*10^9" office:value-type="float" office:value="-15.06187" calcext:value-type="float">
            <text:p>-15.06187</text:p>
          </table:table-cell>
          <table:table-cell table:formula="of:=[.$N$1]*[.D168]" office:value-type="float" office:value="-13.4397282391352" calcext:value-type="float">
            <text:p>-13.4397282391</text:p>
          </table:table-cell>
          <table:table-cell table:number-columns-repeated="9"/>
        </table:table-row>
        <table:table-row table:style-name="ro1">
          <table:table-cell office:value-type="time" office:time-value="PT16H46M04.75S" calcext:value-type="time">
            <text:p>16:46:04.7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867606" calcext:value-type="float">
            <text:p>-3.87E-08</text:p>
          </table:table-cell>
          <table:table-cell table:formula="of:=[.C169]*10^9" office:value-type="float" office:value="-38.67606" calcext:value-type="float">
            <text:p>-38.67606</text:p>
          </table:table-cell>
          <table:table-cell table:formula="of:=[.$N$1]*[.D169]" office:value-type="float" office:value="-34.5107039006769" calcext:value-type="float">
            <text:p>-34.5107039007</text:p>
          </table:table-cell>
          <table:table-cell table:number-columns-repeated="9"/>
        </table:table-row>
        <table:table-row table:style-name="ro1">
          <table:table-cell office:value-type="time" office:time-value="PT16H46M05.133S" calcext:value-type="time">
            <text:p>16:46:05.1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886875" calcext:value-type="float">
            <text:p>-3.89E-08</text:p>
          </table:table-cell>
          <table:table-cell table:formula="of:=[.C170]*10^9" office:value-type="float" office:value="-38.86875" calcext:value-type="float">
            <text:p>-38.86875</text:p>
          </table:table-cell>
          <table:table-cell table:formula="of:=[.$N$1]*[.D170]" office:value-type="float" office:value="-34.6826414644986" calcext:value-type="float">
            <text:p>-34.6826414645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34.5142945216578" calcext:value-type="float">
            <text:p>-34.5142945217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307575178870384" calcext:value-type="float">
            <text:p>0.3075751789</text:p>
          </table:table-cell>
          <table:table-cell/>
          <table:table-cell table:formula="of:=(MAX([.E169:.E173])-MIN([.E169:.E173]))/2" office:value-type="float" office:value="0.167520671710435" calcext:value-type="float">
            <text:p>0.1675206717</text:p>
          </table:table-cell>
          <table:table-cell table:number-columns-repeated="2"/>
        </table:table-row>
        <table:table-row table:style-name="ro1">
          <table:table-cell office:value-type="time" office:time-value="PT16H46M05.518S" calcext:value-type="time">
            <text:p>16:46:05.5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849327" calcext:value-type="float">
            <text:p>-3.85E-08</text:p>
          </table:table-cell>
          <table:table-cell table:formula="of:=[.C171]*10^9" office:value-type="float" office:value="-38.49327" calcext:value-type="float">
            <text:p>-38.49327</text:p>
          </table:table-cell>
          <table:table-cell table:formula="of:=[.$N$1]*[.D171]" office:value-type="float" office:value="-34.3476001210777" calcext:value-type="float">
            <text:p>-34.3476001211</text:p>
          </table:table-cell>
          <table:table-cell table:number-columns-repeated="9"/>
        </table:table-row>
        <table:table-row table:style-name="ro1">
          <table:table-cell office:value-type="time" office:time-value="PT16H46M05.902S" calcext:value-type="time">
            <text:p>16:46:05.9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86778" calcext:value-type="float">
            <text:p>-3.87E-08</text:p>
          </table:table-cell>
          <table:table-cell table:formula="of:=[.C172]*10^9" office:value-type="float" office:value="-38.6778" calcext:value-type="float">
            <text:p>-38.6778</text:p>
          </table:table-cell>
          <table:table-cell table:formula="of:=[.$N$1]*[.D172]" office:value-type="float" office:value="-34.5122565051766" calcext:value-type="float">
            <text:p>-34.5122565052</text:p>
          </table:table-cell>
          <table:table-cell table:number-columns-repeated="9"/>
        </table:table-row>
        <table:table-row table:style-name="ro1">
          <table:table-cell office:value-type="time" office:time-value="PT16H46M06.286S" calcext:value-type="time">
            <text:p>16:46:06.2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868454" calcext:value-type="float">
            <text:p>-3.87E-08</text:p>
          </table:table-cell>
          <table:table-cell table:formula="of:=[.C173]*10^9" office:value-type="float" office:value="-38.68454" calcext:value-type="float">
            <text:p>-38.68454</text:p>
          </table:table-cell>
          <table:table-cell table:formula="of:=[.$N$1]*[.D173]" office:value-type="float" office:value="-34.5182706168594" calcext:value-type="float">
            <text:p>-34.5182706169</text:p>
          </table:table-cell>
          <table:table-cell table:number-columns-repeated="9"/>
        </table:table-row>
        <table:table-row table:style-name="ro1">
          <table:table-cell office:value-type="time" office:time-value="PT16H46M06.67S" calcext:value-type="time">
            <text:p>16:46:06.6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9485127" calcext:value-type="float">
            <text:p>-9.49E-08</text:p>
          </table:table-cell>
          <table:table-cell table:formula="of:=[.C174]*10^9" office:value-type="float" office:value="-94.85127" calcext:value-type="float">
            <text:p>-94.85127</text:p>
          </table:table-cell>
          <table:table-cell table:formula="of:=[.$N$1]*[.D174]" office:value-type="float" office:value="-84.6359244859263" calcext:value-type="float">
            <text:p>-84.6359244859</text:p>
          </table:table-cell>
          <table:table-cell table:number-columns-repeated="9"/>
        </table:table-row>
        <table:table-row table:style-name="ro1">
          <table:table-cell office:value-type="time" office:time-value="PT16H46M07.054S" calcext:value-type="time">
            <text:p>16:46:07.0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9500668" calcext:value-type="float">
            <text:p>-9.50E-08</text:p>
          </table:table-cell>
          <table:table-cell table:formula="of:=[.C175]*10^9" office:value-type="float" office:value="-95.00668" calcext:value-type="float">
            <text:p>-95.00668</text:p>
          </table:table-cell>
          <table:table-cell table:formula="of:=[.$N$1]*[.D175]" office:value-type="float" office:value="-84.7745970521909" calcext:value-type="float">
            <text:p>-84.7745970522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84.5287894216375" calcext:value-type="float">
            <text:p>-84.5287894216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687248202496201" calcext:value-type="float">
            <text:p>0.6872482025</text:p>
          </table:table-cell>
          <table:table-cell/>
          <table:table-cell table:formula="of:=(MAX([.E174:.E178])-MIN([.E174:.E178]))/2" office:value-type="float" office:value="0.22103198886434" calcext:value-type="float">
            <text:p>0.2210319889</text:p>
          </table:table-cell>
          <table:table-cell table:number-columns-repeated="2"/>
        </table:table-row>
        <table:table-row table:style-name="ro1">
          <table:table-cell office:value-type="time" office:time-value="PT16H46M07.438S" calcext:value-type="time">
            <text:p>16:46:07.4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9464673" calcext:value-type="float">
            <text:p>-9.46E-08</text:p>
          </table:table-cell>
          <table:table-cell table:formula="of:=[.C176]*10^9" office:value-type="float" office:value="-94.64673" calcext:value-type="float">
            <text:p>-94.64673</text:p>
          </table:table-cell>
          <table:table-cell table:formula="of:=[.$N$1]*[.D176]" office:value-type="float" office:value="-84.4534131500807" calcext:value-type="float">
            <text:p>-84.4534131501</text:p>
          </table:table-cell>
          <table:table-cell table:number-columns-repeated="9"/>
        </table:table-row>
        <table:table-row table:style-name="ro1">
          <table:table-cell office:value-type="time" office:time-value="PT16H46M07.821S" calcext:value-type="time">
            <text:p>16:46:07.8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9451126" calcext:value-type="float">
            <text:p>-9.45E-08</text:p>
          </table:table-cell>
          <table:table-cell table:formula="of:=[.C177]*10^9" office:value-type="float" office:value="-94.51126" calcext:value-type="float">
            <text:p>-94.51126</text:p>
          </table:table-cell>
          <table:table-cell table:formula="of:=[.$N$1]*[.D177]" office:value-type="float" office:value="-84.3325330744622" calcext:value-type="float">
            <text:p>-84.3325330745</text:p>
          </table:table-cell>
          <table:table-cell table:number-columns-repeated="9"/>
        </table:table-row>
        <table:table-row table:style-name="ro1">
          <table:table-cell office:value-type="time" office:time-value="PT16H46M08.205S" calcext:value-type="time">
            <text:p>16:46:08.2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9464008" calcext:value-type="float">
            <text:p>-9.46E-08</text:p>
          </table:table-cell>
          <table:table-cell table:formula="of:=[.C178]*10^9" office:value-type="float" office:value="-94.64008" calcext:value-type="float">
            <text:p>-94.64008</text:p>
          </table:table-cell>
          <table:table-cell table:formula="of:=[.$N$1]*[.D178]" office:value-type="float" office:value="-84.4474793455272" calcext:value-type="float">
            <text:p>-84.4474793455</text:p>
          </table:table-cell>
          <table:table-cell table:number-columns-repeated="9"/>
        </table:table-row>
        <table:table-row table:style-name="ro1">
          <table:table-cell office:value-type="time" office:time-value="PT16H46M08.589S" calcext:value-type="time">
            <text:p>16:46:08.5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9816" calcext:value-type="float">
            <text:p>-2.10E-07</text:p>
          </table:table-cell>
          <table:table-cell table:formula="of:=[.C179]*10^9" office:value-type="float" office:value="-209.816" calcext:value-type="float">
            <text:p>-209.816</text:p>
          </table:table-cell>
          <table:table-cell table:formula="of:=[.$N$1]*[.D179]" office:value-type="float" office:value="-187.219118225187" calcext:value-type="float">
            <text:p>-187.2191182252</text:p>
          </table:table-cell>
          <table:table-cell table:number-columns-repeated="9"/>
        </table:table-row>
        <table:table-row table:style-name="ro1">
          <table:table-cell office:value-type="time" office:time-value="PT16H46M08.973S" calcext:value-type="time">
            <text:p>16:46:08.9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97936" calcext:value-type="float">
            <text:p>-2.10E-07</text:p>
          </table:table-cell>
          <table:table-cell table:formula="of:=[.C180]*10^9" office:value-type="float" office:value="-209.7936" calcext:value-type="float">
            <text:p>-209.7936</text:p>
          </table:table-cell>
          <table:table-cell table:formula="of:=[.$N$1]*[.D180]" office:value-type="float" office:value="-187.199130673007" calcext:value-type="float">
            <text:p>-187.199130673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86.832965855477" calcext:value-type="float">
            <text:p>-186.8329658555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1.51200747772241" calcext:value-type="float">
            <text:p>1.5120074777</text:p>
          </table:table-cell>
          <table:table-cell/>
          <table:table-cell table:formula="of:=(MAX([.E179:.E183])-MIN([.E179:.E183]))/2" office:value-type="float" office:value="0.46042754129428" calcext:value-type="float">
            <text:p>0.4604275413</text:p>
          </table:table-cell>
          <table:table-cell table:number-columns-repeated="2"/>
        </table:table-row>
        <table:table-row table:style-name="ro1">
          <table:table-cell office:value-type="time" office:time-value="PT16H46M09.357S" calcext:value-type="time">
            <text:p>16:46:09.3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92911" calcext:value-type="float">
            <text:p>-2.09E-07</text:p>
          </table:table-cell>
          <table:table-cell table:formula="of:=[.C181]*10^9" office:value-type="float" office:value="-209.2911" calcext:value-type="float">
            <text:p>-209.2911</text:p>
          </table:table-cell>
          <table:table-cell table:formula="of:=[.$N$1]*[.D181]" office:value-type="float" office:value="-186.750749201107" calcext:value-type="float">
            <text:p>-186.7507492011</text:p>
          </table:table-cell>
          <table:table-cell table:number-columns-repeated="9"/>
        </table:table-row>
        <table:table-row table:style-name="ro1">
          <table:table-cell office:value-type="time" office:time-value="PT16H46M09.74S" calcext:value-type="time">
            <text:p>16:46:09.7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92315" calcext:value-type="float">
            <text:p>-2.09E-07</text:p>
          </table:table-cell>
          <table:table-cell table:formula="of:=[.C182]*10^9" office:value-type="float" office:value="-209.2315" calcext:value-type="float">
            <text:p>-209.2315</text:p>
          </table:table-cell>
          <table:table-cell table:formula="of:=[.$N$1]*[.D182]" office:value-type="float" office:value="-186.697568035484" calcext:value-type="float">
            <text:p>-186.6975680355</text:p>
          </table:table-cell>
          <table:table-cell table:number-columns-repeated="9"/>
        </table:table-row>
        <table:table-row table:style-name="ro1">
          <table:table-cell office:value-type="time" office:time-value="PT16H46M10.124S" calcext:value-type="time">
            <text:p>16:46:10.1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8784" calcext:value-type="float">
            <text:p>-2.09E-07</text:p>
          </table:table-cell>
          <table:table-cell table:formula="of:=[.C183]*10^9" office:value-type="float" office:value="-208.784" calcext:value-type="float">
            <text:p>-208.784</text:p>
          </table:table-cell>
          <table:table-cell table:formula="of:=[.$N$1]*[.D183]" office:value-type="float" office:value="-186.298263142598" calcext:value-type="float">
            <text:p>-186.2982631426</text:p>
          </table:table-cell>
          <table:table-cell table:number-columns-repeated="9"/>
        </table:table-row>
        <table:table-row table:style-name="ro1">
          <table:table-cell office:value-type="time" office:time-value="PT16H46M10.509S" calcext:value-type="time">
            <text:p>16:46:10.5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4056734" calcext:value-type="float">
            <text:p>-4.06E-07</text:p>
          </table:table-cell>
          <table:table-cell table:formula="of:=[.C184]*10^9" office:value-type="float" office:value="-405.6734" calcext:value-type="float">
            <text:p>-405.6734</text:p>
          </table:table-cell>
          <table:table-cell table:formula="of:=[.$N$1]*[.D184]" office:value-type="float" office:value="-361.982957617215" calcext:value-type="float">
            <text:p>-361.9829576172</text:p>
          </table:table-cell>
          <table:table-cell table:number-columns-repeated="9"/>
        </table:table-row>
        <table:table-row table:style-name="ro1">
          <table:table-cell office:value-type="time" office:time-value="PT16H46M10.892S" calcext:value-type="time">
            <text:p>16:46:10.8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4053461" calcext:value-type="float">
            <text:p>-4.05E-07</text:p>
          </table:table-cell>
          <table:table-cell table:formula="of:=[.C185]*10^9" office:value-type="float" office:value="-405.3461" calcext:value-type="float">
            <text:p>-405.3461</text:p>
          </table:table-cell>
          <table:table-cell table:formula="of:=[.$N$1]*[.D185]" office:value-type="float" office:value="-361.69090735701" calcext:value-type="float">
            <text:p>-361.690907357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361.273542283047" calcext:value-type="float">
            <text:p>-361.273542283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2.89248864682566" calcext:value-type="float">
            <text:p>2.8924886468</text:p>
          </table:table-cell>
          <table:table-cell/>
          <table:table-cell table:formula="of:=(MAX([.E184:.E188])-MIN([.E184:.E188]))/2" office:value-type="float" office:value="0.751317809631331" calcext:value-type="float">
            <text:p>0.7513178096</text:p>
          </table:table-cell>
          <table:table-cell table:number-columns-repeated="2"/>
        </table:table-row>
        <table:table-row table:style-name="ro1">
          <table:table-cell office:value-type="time" office:time-value="PT16H46M11.276S" calcext:value-type="time">
            <text:p>16:46:11.2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404805" calcext:value-type="float">
            <text:p>-4.05E-07</text:p>
          </table:table-cell>
          <table:table-cell table:formula="of:=[.C186]*10^9" office:value-type="float" office:value="-404.805" calcext:value-type="float">
            <text:p>-404.805</text:p>
          </table:table-cell>
          <table:table-cell table:formula="of:=[.$N$1]*[.D186]" office:value-type="float" office:value="-361.208083049656" calcext:value-type="float">
            <text:p>-361.2080830497</text:p>
          </table:table-cell>
          <table:table-cell table:number-columns-repeated="9"/>
        </table:table-row>
        <table:table-row table:style-name="ro1">
          <table:table-cell office:value-type="time" office:time-value="PT16H46M11.66S" calcext:value-type="time">
            <text:p>16:46:11.6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4045779" calcext:value-type="float">
            <text:p>-4.05E-07</text:p>
          </table:table-cell>
          <table:table-cell table:formula="of:=[.C187]*10^9" office:value-type="float" office:value="-404.5779" calcext:value-type="float">
            <text:p>-404.5779</text:p>
          </table:table-cell>
          <table:table-cell table:formula="of:=[.$N$1]*[.D187]" office:value-type="float" office:value="-361.005441393401" calcext:value-type="float">
            <text:p>-361.0054413934</text:p>
          </table:table-cell>
          <table:table-cell table:number-columns-repeated="9"/>
        </table:table-row>
        <table:table-row table:style-name="ro1">
          <table:table-cell office:value-type="time" office:time-value="PT16H46M12.044S" calcext:value-type="time">
            <text:p>16:46:12.0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4039894" calcext:value-type="float">
            <text:p>-4.04E-07</text:p>
          </table:table-cell>
          <table:table-cell table:formula="of:=[.C188]*10^9" office:value-type="float" office:value="-403.9894" calcext:value-type="float">
            <text:p>-403.9894</text:p>
          </table:table-cell>
          <table:table-cell table:formula="of:=[.$N$1]*[.D188]" office:value-type="float" office:value="-360.480321997952" calcext:value-type="float">
            <text:p>-360.480321998</text:p>
          </table:table-cell>
          <table:table-cell table:number-columns-repeated="9"/>
        </table:table-row>
        <table:table-row table:style-name="ro1">
          <table:table-cell office:value-type="time" office:time-value="PT16H46M12.428S" calcext:value-type="time">
            <text:p>16:46:12.4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6794321" calcext:value-type="float">
            <text:p>-6.79E-07</text:p>
          </table:table-cell>
          <table:table-cell table:formula="of:=[.C189]*10^9" office:value-type="float" office:value="-679.4321" calcext:value-type="float">
            <text:p>-679.4321</text:p>
          </table:table-cell>
          <table:table-cell table:formula="of:=[.$N$1]*[.D189]" office:value-type="float" office:value="-606.258238913557" calcext:value-type="float">
            <text:p>-606.2582389136</text:p>
          </table:table-cell>
          <table:table-cell table:number-columns-repeated="9"/>
        </table:table-row>
        <table:table-row table:style-name="ro1">
          <table:table-cell office:value-type="time" office:time-value="PT16H46M12.811S" calcext:value-type="time">
            <text:p>16:46:12.8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678549" calcext:value-type="float">
            <text:p>-6.79E-07</text:p>
          </table:table-cell>
          <table:table-cell table:formula="of:=[.C190]*10^9" office:value-type="float" office:value="-678.549" calcext:value-type="float">
            <text:p>-678.549</text:p>
          </table:table-cell>
          <table:table-cell table:formula="of:=[.$N$1]*[.D190]" office:value-type="float" office:value="-605.470247514881" calcext:value-type="float">
            <text:p>-605.4702475149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605.254703179852" calcext:value-type="float">
            <text:p>-605.2547031799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4.78526030839507" calcext:value-type="float">
            <text:p>4.7852603084</text:p>
          </table:table-cell>
          <table:table-cell/>
          <table:table-cell table:formula="of:=(MAX([.E189:.E193])-MIN([.E189:.E193]))/2" office:value-type="float" office:value="0.922461225174459" calcext:value-type="float">
            <text:p>0.9224612252</text:p>
          </table:table-cell>
          <table:table-cell table:number-columns-repeated="2"/>
        </table:table-row>
        <table:table-row table:style-name="ro1">
          <table:table-cell office:value-type="time" office:time-value="PT16H46M13.195S" calcext:value-type="time">
            <text:p>16:46:13.2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6784275" calcext:value-type="float">
            <text:p>-6.78E-07</text:p>
          </table:table-cell>
          <table:table-cell table:formula="of:=[.C191]*10^9" office:value-type="float" office:value="-678.4275" calcext:value-type="float">
            <text:p>-678.4275</text:p>
          </table:table-cell>
          <table:table-cell table:formula="of:=[.$N$1]*[.D191]" office:value-type="float" office:value="-605.361832890332" calcext:value-type="float">
            <text:p>-605.3618328903</text:p>
          </table:table-cell>
          <table:table-cell table:number-columns-repeated="9"/>
        </table:table-row>
        <table:table-row table:style-name="ro1">
          <table:table-cell office:value-type="time" office:time-value="PT16H46M13.579S" calcext:value-type="time">
            <text:p>16:46:13.5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6777641" calcext:value-type="float">
            <text:p>-6.78E-07</text:p>
          </table:table-cell>
          <table:table-cell table:formula="of:=[.C192]*10^9" office:value-type="float" office:value="-677.7641" calcext:value-type="float">
            <text:p>-677.7641</text:p>
          </table:table-cell>
          <table:table-cell table:formula="of:=[.$N$1]*[.D192]" office:value-type="float" office:value="-604.769880117281" calcext:value-type="float">
            <text:p>-604.7698801173</text:p>
          </table:table-cell>
          <table:table-cell table:number-columns-repeated="9"/>
        </table:table-row>
        <table:table-row table:style-name="ro1">
          <table:table-cell office:value-type="time" office:time-value="PT16H46M13.963S" calcext:value-type="time">
            <text:p>16:46:13.9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6773645" calcext:value-type="float">
            <text:p>-6.77E-07</text:p>
          </table:table-cell>
          <table:table-cell table:formula="of:=[.C193]*10^9" office:value-type="float" office:value="-677.3645" calcext:value-type="float">
            <text:p>-677.3645</text:p>
          </table:table-cell>
          <table:table-cell table:formula="of:=[.$N$1]*[.D193]" office:value-type="float" office:value="-604.413316463208" calcext:value-type="float">
            <text:p>-604.4133164632</text:p>
          </table:table-cell>
          <table:table-cell table:number-columns-repeated="9"/>
        </table:table-row>
        <table:table-row table:style-name="ro1">
          <table:table-cell office:value-type="time" office:time-value="PT16H46M14.348S" calcext:value-type="time">
            <text:p>16:46:14.3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006371" calcext:value-type="float">
            <text:p>-1.01E-06</text:p>
          </table:table-cell>
          <table:table-cell table:formula="of:=[.C194]*10^9" office:value-type="float" office:value="-1006.371" calcext:value-type="float">
            <text:p>-1006.371</text:p>
          </table:table-cell>
          <table:table-cell table:formula="of:=[.$N$1]*[.D194]" office:value-type="float" office:value="-897.986289069468" calcext:value-type="float">
            <text:p>-897.9862890695</text:p>
          </table:table-cell>
          <table:table-cell table:number-columns-repeated="9"/>
        </table:table-row>
        <table:table-row table:style-name="ro1">
          <table:table-cell office:value-type="time" office:time-value="PT16H46M14.731S" calcext:value-type="time">
            <text:p>16:46:14.7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00551" calcext:value-type="float">
            <text:p>-1.01E-06</text:p>
          </table:table-cell>
          <table:table-cell table:formula="of:=[.C195]*10^9" office:value-type="float" office:value="-1005.51" calcext:value-type="float">
            <text:p>-1005.51</text:p>
          </table:table-cell>
          <table:table-cell table:formula="of:=[.$N$1]*[.D195]" office:value-type="float" office:value="-897.218017532541" calcext:value-type="float">
            <text:p>-897.2180175325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897.025458882519" calcext:value-type="float">
            <text:p>-897.0254588825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7.02497902808742" calcext:value-type="float">
            <text:p>7.0249790281</text:p>
          </table:table-cell>
          <table:table-cell/>
          <table:table-cell table:formula="of:=(MAX([.E194:.E198])-MIN([.E194:.E198]))/2" office:value-type="float" office:value="0.824486527433862" calcext:value-type="float">
            <text:p>0.8244865274</text:p>
          </table:table-cell>
          <table:table-cell table:number-columns-repeated="2"/>
        </table:table-row>
        <table:table-row table:style-name="ro1">
          <table:table-cell office:value-type="time" office:time-value="PT16H46M15.115S" calcext:value-type="time">
            <text:p>16:46:15.1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005404" calcext:value-type="float">
            <text:p>-1.01E-06</text:p>
          </table:table-cell>
          <table:table-cell table:formula="of:=[.C196]*10^9" office:value-type="float" office:value="-1005.404" calcext:value-type="float">
            <text:p>-1005.404</text:p>
          </table:table-cell>
          <table:table-cell table:formula="of:=[.$N$1]*[.D196]" office:value-type="float" office:value="-897.123433580259" calcext:value-type="float">
            <text:p>-897.1234335803</text:p>
          </table:table-cell>
          <table:table-cell table:number-columns-repeated="9"/>
        </table:table-row>
        <table:table-row table:style-name="ro1">
          <table:table-cell office:value-type="time" office:time-value="PT16H46M15.499S" calcext:value-type="time">
            <text:p>16:46:15.5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004663" calcext:value-type="float">
            <text:p>-1.00E-06</text:p>
          </table:table-cell>
          <table:table-cell table:formula="of:=[.C197]*10^9" office:value-type="float" office:value="-1004.663" calcext:value-type="float">
            <text:p>-1004.663</text:p>
          </table:table-cell>
          <table:table-cell table:formula="of:=[.$N$1]*[.D197]" office:value-type="float" office:value="-896.462238215726" calcext:value-type="float">
            <text:p>-896.4622382157</text:p>
          </table:table-cell>
          <table:table-cell table:number-columns-repeated="9"/>
        </table:table-row>
        <table:table-row table:style-name="ro1">
          <table:table-cell office:value-type="time" office:time-value="PT16H46M15.882S" calcext:value-type="time">
            <text:p>16:46:15.8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1004523" calcext:value-type="float">
            <text:p>-1.00E-06</text:p>
          </table:table-cell>
          <table:table-cell table:formula="of:=[.C198]*10^9" office:value-type="float" office:value="-1004.523" calcext:value-type="float">
            <text:p>-1004.523</text:p>
          </table:table-cell>
          <table:table-cell table:formula="of:=[.$N$1]*[.D198]" office:value-type="float" office:value="-896.3373160146" calcext:value-type="float">
            <text:p>-896.3373160146</text:p>
          </table:table-cell>
          <table:table-cell table:number-columns-repeated="9"/>
        </table:table-row>
        <table:table-row table:style-name="ro1">
          <table:table-cell office:value-type="time" office:time-value="PT16H46M16.267S" calcext:value-type="time">
            <text:p>16:46:16.2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1050007" calcext:value-type="float">
            <text:p>-1.05E-06</text:p>
          </table:table-cell>
          <table:table-cell table:formula="of:=[.C199]*10^9" office:value-type="float" office:value="-1050.007" calcext:value-type="float">
            <text:p>-1050.007</text:p>
          </table:table-cell>
          <table:table-cell table:formula="of:=[.$N$1]*[.D199]" office:value-type="float" office:value="-936.922754557678" calcext:value-type="float">
            <text:p>-936.9227545577</text:p>
          </table:table-cell>
          <table:table-cell table:number-columns-repeated="9"/>
        </table:table-row>
        <table:table-row table:style-name="ro1">
          <table:table-cell office:value-type="time" office:time-value="PT16H46M16.65S" calcext:value-type="time">
            <text:p>16:46:16.6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1050007" calcext:value-type="float">
            <text:p>-1.05E-06</text:p>
          </table:table-cell>
          <table:table-cell table:formula="of:=[.C200]*10^9" office:value-type="float" office:value="-1050.007" calcext:value-type="float">
            <text:p>-1050.007</text:p>
          </table:table-cell>
          <table:table-cell table:formula="of:=[.$N$1]*[.D200]" office:value-type="float" office:value="-936.922754557678" calcext:value-type="float">
            <text:p>-936.9227545577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936.92257609739" calcext:value-type="float">
            <text:p>-936.9225760974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7.29708306334108" calcext:value-type="float">
            <text:p>7.2970830633</text:p>
          </table:table-cell>
          <table:table-cell/>
          <table:table-cell table:formula="of:=(MAX([.E199:.E203])-MIN([.E199:.E203]))/2" office:value-type="float" office:value="0.000446150718289573" calcext:value-type="float">
            <text:p>0.0004461507</text:p>
          </table:table-cell>
          <table:table-cell table:number-columns-repeated="2"/>
        </table:table-row>
        <table:table-row table:style-name="ro1">
          <table:table-cell office:value-type="time" office:time-value="PT16H46M17.034S" calcext:value-type="time">
            <text:p>16:46:17.0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1050006" calcext:value-type="float">
            <text:p>-1.05E-06</text:p>
          </table:table-cell>
          <table:table-cell table:formula="of:=[.C201]*10^9" office:value-type="float" office:value="-1050.006" calcext:value-type="float">
            <text:p>-1050.006</text:p>
          </table:table-cell>
          <table:table-cell table:formula="of:=[.$N$1]*[.D201]" office:value-type="float" office:value="-936.921862256241" calcext:value-type="float">
            <text:p>-936.9218622562</text:p>
          </table:table-cell>
          <table:table-cell table:number-columns-repeated="9"/>
        </table:table-row>
        <table:table-row table:style-name="ro1">
          <table:table-cell office:value-type="time" office:time-value="PT16H46M17.418S" calcext:value-type="time">
            <text:p>16:46:17.4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1050007" calcext:value-type="float">
            <text:p>-1.05E-06</text:p>
          </table:table-cell>
          <table:table-cell table:formula="of:=[.C202]*10^9" office:value-type="float" office:value="-1050.007" calcext:value-type="float">
            <text:p>-1050.007</text:p>
          </table:table-cell>
          <table:table-cell table:formula="of:=[.$N$1]*[.D202]" office:value-type="float" office:value="-936.922754557678" calcext:value-type="float">
            <text:p>-936.9227545577</text:p>
          </table:table-cell>
          <table:table-cell table:number-columns-repeated="9"/>
        </table:table-row>
        <table:table-row table:style-name="ro1">
          <table:table-cell office:value-type="time" office:time-value="PT16H46M17.802S" calcext:value-type="time">
            <text:p>16:46:17.8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1050007" calcext:value-type="float">
            <text:p>-1.05E-06</text:p>
          </table:table-cell>
          <table:table-cell table:formula="of:=[.C203]*10^9" office:value-type="float" office:value="-1050.007" calcext:value-type="float">
            <text:p>-1050.007</text:p>
          </table:table-cell>
          <table:table-cell table:formula="of:=[.$N$1]*[.D203]" office:value-type="float" office:value="-936.922754557678" calcext:value-type="float">
            <text:p>-936.9227545577</text:p>
          </table:table-cell>
          <table:table-cell table:number-columns-repeated="9"/>
        </table:table-row>
        <table:table-row table:style-name="ro1">
          <table:table-cell office:value-type="time" office:time-value="PT16H46M18.185S" calcext:value-type="time">
            <text:p>16:46:18.1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1050008" calcext:value-type="float">
            <text:p>-1.05E-06</text:p>
          </table:table-cell>
          <table:table-cell table:formula="of:=[.C204]*10^9" office:value-type="float" office:value="-1050.008" calcext:value-type="float">
            <text:p>-1050.008</text:p>
          </table:table-cell>
          <table:table-cell table:formula="of:=[.$N$1]*[.D204]" office:value-type="float" office:value="-936.923646859114" calcext:value-type="float">
            <text:p>-936.9236468591</text:p>
          </table:table-cell>
          <table:table-cell table:number-columns-repeated="9"/>
        </table:table-row>
        <table:table-row table:style-name="ro1">
          <table:table-cell office:value-type="time" office:time-value="PT16H46M18.569S" calcext:value-type="time">
            <text:p>16:46:18.5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1050009" calcext:value-type="float">
            <text:p>-1.05E-06</text:p>
          </table:table-cell>
          <table:table-cell table:formula="of:=[.C205]*10^9" office:value-type="float" office:value="-1050.009" calcext:value-type="float">
            <text:p>-1050.009</text:p>
          </table:table-cell>
          <table:table-cell table:formula="of:=[.$N$1]*[.D205]" office:value-type="float" office:value="-936.924539160551" calcext:value-type="float">
            <text:p>-936.9245391606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936.923111478252" calcext:value-type="float">
            <text:p>-936.9231114783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7.29708739596719" calcext:value-type="float">
            <text:p>7.297087396</text:p>
          </table:table-cell>
          <table:table-cell/>
          <table:table-cell table:formula="of:=(MAX([.E204:.E208])-MIN([.E204:.E208]))/2" office:value-type="float" office:value="0.00178460287315829" calcext:value-type="float">
            <text:p>0.0017846029</text:p>
          </table:table-cell>
          <table:table-cell table:number-columns-repeated="2"/>
        </table:table-row>
        <table:table-row table:style-name="ro1">
          <table:table-cell office:value-type="time" office:time-value="PT16H46M18.953S" calcext:value-type="time">
            <text:p>16:46:18.9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1050005" calcext:value-type="float">
            <text:p>-1.05E-06</text:p>
          </table:table-cell>
          <table:table-cell table:formula="of:=[.C206]*10^9" office:value-type="float" office:value="-1050.005" calcext:value-type="float">
            <text:p>-1050.005</text:p>
          </table:table-cell>
          <table:table-cell table:formula="of:=[.$N$1]*[.D206]" office:value-type="float" office:value="-936.920969954805" calcext:value-type="float">
            <text:p>-936.9209699548</text:p>
          </table:table-cell>
          <table:table-cell table:number-columns-repeated="9"/>
        </table:table-row>
        <table:table-row table:style-name="ro1">
          <table:table-cell office:value-type="time" office:time-value="PT16H46M19.337S" calcext:value-type="time">
            <text:p>16:46:19.3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1050007" calcext:value-type="float">
            <text:p>-1.05E-06</text:p>
          </table:table-cell>
          <table:table-cell table:formula="of:=[.C207]*10^9" office:value-type="float" office:value="-1050.007" calcext:value-type="float">
            <text:p>-1050.007</text:p>
          </table:table-cell>
          <table:table-cell table:formula="of:=[.$N$1]*[.D207]" office:value-type="float" office:value="-936.922754557678" calcext:value-type="float">
            <text:p>-936.9227545577</text:p>
          </table:table-cell>
          <table:table-cell table:number-columns-repeated="9"/>
        </table:table-row>
        <table:table-row table:style-name="ro1">
          <table:table-cell office:value-type="time" office:time-value="PT16H46M19.721S" calcext:value-type="time">
            <text:p>16:46:19.7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1050008" calcext:value-type="float">
            <text:p>-1.05E-06</text:p>
          </table:table-cell>
          <table:table-cell table:formula="of:=[.C208]*10^9" office:value-type="float" office:value="-1050.008" calcext:value-type="float">
            <text:p>-1050.008</text:p>
          </table:table-cell>
          <table:table-cell table:formula="of:=[.$N$1]*[.D208]" office:value-type="float" office:value="-936.923646859114" calcext:value-type="float">
            <text:p>-936.9236468591</text:p>
          </table:table-cell>
          <table:table-cell table:number-columns-repeated="9"/>
        </table:table-row>
        <table:table-row table:style-name="ro1">
          <table:table-cell office:value-type="time" office:time-value="PT16H46M20.105S" calcext:value-type="time">
            <text:p>16:46:20.1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50006" calcext:value-type="float">
            <text:p>-1.05E-06</text:p>
          </table:table-cell>
          <table:table-cell table:formula="of:=[.C209]*10^9" office:value-type="float" office:value="-1050.006" calcext:value-type="float">
            <text:p>-1050.006</text:p>
          </table:table-cell>
          <table:table-cell table:formula="of:=[.$N$1]*[.D209]" office:value-type="float" office:value="-936.921862256241" calcext:value-type="float">
            <text:p>-936.9218622562</text:p>
          </table:table-cell>
          <table:table-cell table:number-columns-repeated="9"/>
        </table:table-row>
        <table:table-row table:style-name="ro1">
          <table:table-cell office:value-type="time" office:time-value="PT16H46M20.488S" calcext:value-type="time">
            <text:p>16:46:20.4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50007" calcext:value-type="float">
            <text:p>-1.05E-06</text:p>
          </table:table-cell>
          <table:table-cell table:formula="of:=[.C210]*10^9" office:value-type="float" office:value="-1050.007" calcext:value-type="float">
            <text:p>-1050.007</text:p>
          </table:table-cell>
          <table:table-cell table:formula="of:=[.$N$1]*[.D210]" office:value-type="float" office:value="-936.922754557678" calcext:value-type="float">
            <text:p>-936.9227545577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936.922933017965" calcext:value-type="float">
            <text:p>-936.922933018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7.29708587574251" calcext:value-type="float">
            <text:p>7.2970858757</text:p>
          </table:table-cell>
          <table:table-cell/>
          <table:table-cell table:formula="of:=(MAX([.E209:.E213])-MIN([.E209:.E213]))/2" office:value-type="float" office:value="0.000892301436635989" calcext:value-type="float">
            <text:p>0.0008923014</text:p>
          </table:table-cell>
          <table:table-cell table:number-columns-repeated="2"/>
        </table:table-row>
        <table:table-row table:style-name="ro1">
          <table:table-cell office:value-type="time" office:time-value="PT16H46M20.871S" calcext:value-type="time">
            <text:p>16:46:20.8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50008" calcext:value-type="float">
            <text:p>-1.05E-06</text:p>
          </table:table-cell>
          <table:table-cell table:formula="of:=[.C211]*10^9" office:value-type="float" office:value="-1050.008" calcext:value-type="float">
            <text:p>-1050.008</text:p>
          </table:table-cell>
          <table:table-cell table:formula="of:=[.$N$1]*[.D211]" office:value-type="float" office:value="-936.923646859114" calcext:value-type="float">
            <text:p>-936.9236468591</text:p>
          </table:table-cell>
          <table:table-cell table:number-columns-repeated="9"/>
        </table:table-row>
        <table:table-row table:style-name="ro1">
          <table:table-cell office:value-type="time" office:time-value="PT16H46M21.255S" calcext:value-type="time">
            <text:p>16:46:21.2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50008" calcext:value-type="float">
            <text:p>-1.05E-06</text:p>
          </table:table-cell>
          <table:table-cell table:formula="of:=[.C212]*10^9" office:value-type="float" office:value="-1050.008" calcext:value-type="float">
            <text:p>-1050.008</text:p>
          </table:table-cell>
          <table:table-cell table:formula="of:=[.$N$1]*[.D212]" office:value-type="float" office:value="-936.923646859114" calcext:value-type="float">
            <text:p>-936.9236468591</text:p>
          </table:table-cell>
          <table:table-cell table:number-columns-repeated="9"/>
        </table:table-row>
        <table:table-row table:style-name="ro1">
          <table:table-cell office:value-type="time" office:time-value="PT16H46M21.64S" calcext:value-type="time">
            <text:p>16:46:21.6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50007" calcext:value-type="float">
            <text:p>-1.05E-06</text:p>
          </table:table-cell>
          <table:table-cell table:formula="of:=[.C213]*10^9" office:value-type="float" office:value="-1050.007" calcext:value-type="float">
            <text:p>-1050.007</text:p>
          </table:table-cell>
          <table:table-cell table:formula="of:=[.$N$1]*[.D213]" office:value-type="float" office:value="-936.922754557678" calcext:value-type="float">
            <text:p>-936.9227545577</text:p>
          </table:table-cell>
          <table:table-cell table:number-columns-repeated="9"/>
        </table:table-row>
        <table:table-row table:style-name="ro1">
          <table:table-cell office:value-type="time" office:time-value="PT16H46M22.024S" calcext:value-type="time">
            <text:p>16:46:22.0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50006" calcext:value-type="float">
            <text:p>-1.05E-06</text:p>
          </table:table-cell>
          <table:table-cell table:formula="of:=[.C214]*10^9" office:value-type="float" office:value="-1050.006" calcext:value-type="float">
            <text:p>-1050.006</text:p>
          </table:table-cell>
          <table:table-cell table:formula="of:=[.$N$1]*[.D214]" office:value-type="float" office:value="-936.921862256241" calcext:value-type="float">
            <text:p>-936.9218622562</text:p>
          </table:table-cell>
          <table:table-cell table:number-columns-repeated="9"/>
        </table:table-row>
        <table:table-row table:style-name="ro1">
          <table:table-cell office:value-type="time" office:time-value="PT16H46M22.407S" calcext:value-type="time">
            <text:p>16:46:22.4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50007" calcext:value-type="float">
            <text:p>-1.05E-06</text:p>
          </table:table-cell>
          <table:table-cell table:formula="of:=[.C215]*10^9" office:value-type="float" office:value="-1050.007" calcext:value-type="float">
            <text:p>-1050.007</text:p>
          </table:table-cell>
          <table:table-cell table:formula="of:=[.$N$1]*[.D215]" office:value-type="float" office:value="-936.922754557678" calcext:value-type="float">
            <text:p>-936.9227545577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936.922397637103" calcext:value-type="float">
            <text:p>-936.9223976371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7.2970816734295" calcext:value-type="float">
            <text:p>7.2970816734</text:p>
          </table:table-cell>
          <table:table-cell/>
          <table:table-cell table:formula="of:=(MAX([.E214:.E218])-MIN([.E214:.E218]))/2" office:value-type="float" office:value="0.000446150718289573" calcext:value-type="float">
            <text:p>0.0004461507</text:p>
          </table:table-cell>
          <table:table-cell table:number-columns-repeated="2"/>
        </table:table-row>
        <table:table-row table:style-name="ro1">
          <table:table-cell office:value-type="time" office:time-value="PT16H46M22.782S" calcext:value-type="time">
            <text:p>16:46:22.7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50007" calcext:value-type="float">
            <text:p>-1.05E-06</text:p>
          </table:table-cell>
          <table:table-cell table:formula="of:=[.C216]*10^9" office:value-type="float" office:value="-1050.007" calcext:value-type="float">
            <text:p>-1050.007</text:p>
          </table:table-cell>
          <table:table-cell table:formula="of:=[.$N$1]*[.D216]" office:value-type="float" office:value="-936.922754557678" calcext:value-type="float">
            <text:p>-936.9227545577</text:p>
          </table:table-cell>
          <table:table-cell table:number-columns-repeated="9"/>
        </table:table-row>
        <table:table-row table:style-name="ro1">
          <table:table-cell office:value-type="time" office:time-value="PT16H46M23.159S" calcext:value-type="time">
            <text:p>16:46:23.1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50007" calcext:value-type="float">
            <text:p>-1.05E-06</text:p>
          </table:table-cell>
          <table:table-cell table:formula="of:=[.C217]*10^9" office:value-type="float" office:value="-1050.007" calcext:value-type="float">
            <text:p>-1050.007</text:p>
          </table:table-cell>
          <table:table-cell table:formula="of:=[.$N$1]*[.D217]" office:value-type="float" office:value="-936.922754557678" calcext:value-type="float">
            <text:p>-936.9227545577</text:p>
          </table:table-cell>
          <table:table-cell table:number-columns-repeated="9"/>
        </table:table-row>
        <table:table-row table:style-name="ro1">
          <table:table-cell office:value-type="time" office:time-value="PT16H46M23.543S" calcext:value-type="time">
            <text:p>16:46:23.5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50006" calcext:value-type="float">
            <text:p>-1.05E-06</text:p>
          </table:table-cell>
          <table:table-cell table:formula="of:=[.C218]*10^9" office:value-type="float" office:value="-1050.006" calcext:value-type="float">
            <text:p>-1050.006</text:p>
          </table:table-cell>
          <table:table-cell table:formula="of:=[.$N$1]*[.D218]" office:value-type="float" office:value="-936.921862256241" calcext:value-type="float">
            <text:p>-936.9218622562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9465649322863" calcext:value-type="float">
            <text:p>0.4994656493</text:p>
          </table:table-cell>
          <table:table-cell office:value-type="float" office:value="0.05" calcext:value-type="float">
            <text:p>0.05</text:p>
          </table:table-cell>
          <table:table-cell office:value-type="float" office:value="0.145012897554227" calcext:value-type="float">
            <text:p>0.14501289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1947630671082" calcext:value-type="float">
            <text:p>-0.1194763067</text:p>
          </table:table-cell>
          <table:table-cell office:value-type="float" office:value="0.05" calcext:value-type="float">
            <text:p>0.05</text:p>
          </table:table-cell>
          <table:table-cell office:value-type="float" office:value="0.144575038965401" calcext:value-type="float">
            <text:p>0.144575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48326681271776" calcext:value-type="float">
            <text:p>-0.1483266813</text:p>
          </table:table-cell>
          <table:table-cell office:value-type="float" office:value="0.05" calcext:value-type="float">
            <text:p>0.05</text:p>
          </table:table-cell>
          <table:table-cell office:value-type="float" office:value="0.117753287211748" calcext:value-type="float">
            <text:p>0.1177532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58929506395069" calcext:value-type="float">
            <text:p>-0.1589295064</text:p>
          </table:table-cell>
          <table:table-cell office:value-type="float" office:value="0.05" calcext:value-type="float">
            <text:p>0.05</text:p>
          </table:table-cell>
          <table:table-cell office:value-type="float" office:value="0.121393421014663" calcext:value-type="float">
            <text:p>0.1213934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352999361970873" calcext:value-type="float">
            <text:p>-0.352999362</text:p>
          </table:table-cell>
          <table:table-cell office:value-type="float" office:value="0.05" calcext:value-type="float">
            <text:p>0.05</text:p>
          </table:table-cell>
          <table:table-cell office:value-type="float" office:value="0.173021528692487" calcext:value-type="float">
            <text:p>0.17302152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46918998818058" calcext:value-type="float">
            <text:p>-0.2469189988</text:p>
          </table:table-cell>
          <table:table-cell office:value-type="float" office:value="0.05" calcext:value-type="float">
            <text:p>0.05</text:p>
          </table:table-cell>
          <table:table-cell office:value-type="float" office:value="0.151645941480968" calcext:value-type="float">
            <text:p>0.1516459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84897077523731" calcext:value-type="float">
            <text:p>-0.1848970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3366094785642" calcext:value-type="float">
            <text:p>0.0973366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4563852869804" calcext:value-type="float">
            <text:p>-0.1745638529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467187693247" calcext:value-type="float">
            <text:p>0.09064671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2913527643175" calcext:value-type="float">
            <text:p>-0.2291352764</text:p>
          </table:table-cell>
          <table:table-cell office:value-type="float" office:value="0.05" calcext:value-type="float">
            <text:p>0.05</text:p>
          </table:table-cell>
          <table:table-cell office:value-type="float" office:value="0.116514912419696" calcext:value-type="float">
            <text:p>0.11651491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2968923924128" calcext:value-type="float">
            <text:p>-0.2329689239</text:p>
          </table:table-cell>
          <table:table-cell office:value-type="float" office:value="0.05" calcext:value-type="float">
            <text:p>0.05</text:p>
          </table:table-cell>
          <table:table-cell office:value-type="float" office:value="0.137929710850744" calcext:value-type="float">
            <text:p>0.13792971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309359954171904" calcext:value-type="float">
            <text:p>-0.3093599542</text:p>
          </table:table-cell>
          <table:table-cell office:value-type="float" office:value="0.05" calcext:value-type="float">
            <text:p>0.05</text:p>
          </table:table-cell>
          <table:table-cell office:value-type="float" office:value="0.133575483529661" calcext:value-type="float">
            <text:p>0.1335754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32998917937229" calcext:value-type="float">
            <text:p>-0.2329989179</text:p>
          </table:table-cell>
          <table:table-cell office:value-type="float" office:value="0.05" calcext:value-type="float">
            <text:p>0.05</text:p>
          </table:table-cell>
          <table:table-cell office:value-type="float" office:value="0.136227978820704" calcext:value-type="float">
            <text:p>0.1362279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75582205588535" calcext:value-type="float">
            <text:p>-0.2755822056</text:p>
          </table:table-cell>
          <table:table-cell office:value-type="float" office:value="0.05" calcext:value-type="float">
            <text:p>0.05</text:p>
          </table:table-cell>
          <table:table-cell office:value-type="float" office:value="0.111096363925961" calcext:value-type="float">
            <text:p>0.11109636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22388618240083" calcext:value-type="float">
            <text:p>-0.322388618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600249068628" calcext:value-type="float">
            <text:p>0.1076002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29524694607342" calcext:value-type="float">
            <text:p>-0.3295246946</text:p>
          </table:table-cell>
          <table:table-cell office:value-type="float" office:value="0.05" calcext:value-type="float">
            <text:p>0.05</text:p>
          </table:table-cell>
          <table:table-cell office:value-type="float" office:value="0.133864623246254" calcext:value-type="float">
            <text:p>0.13386462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6413346334521" calcext:value-type="float">
            <text:p>-0.2764133463</text:p>
          </table:table-cell>
          <table:table-cell office:value-type="float" office:value="0.05" calcext:value-type="float">
            <text:p>0.05</text:p>
          </table:table-cell>
          <table:table-cell office:value-type="float" office:value="0.140933362206721" calcext:value-type="float">
            <text:p>0.14093336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56211445155369" calcext:value-type="float">
            <text:p>-0.35621144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40609027914263" calcext:value-type="float">
            <text:p>0.08406090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52721925000756" calcext:value-type="float">
            <text:p>-0.3527219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1356983015782" calcext:value-type="float">
            <text:p>0.1013569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15013234258538" calcext:value-type="float">
            <text:p>-0.31501323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392071313053" calcext:value-type="float">
            <text:p>0.10539207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6867837631987" calcext:value-type="float">
            <text:p>-0.3686783763</text:p>
          </table:table-cell>
          <table:table-cell office:value-type="float" office:value="0.05" calcext:value-type="float">
            <text:p>0.05</text:p>
          </table:table-cell>
          <table:table-cell office:value-type="float" office:value="0.122331635705266" calcext:value-type="float">
            <text:p>0.12233163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83803830913229" calcext:value-type="float">
            <text:p>-0.3838038309</text:p>
          </table:table-cell>
          <table:table-cell office:value-type="float" office:value="0.05" calcext:value-type="float">
            <text:p>0.05</text:p>
          </table:table-cell>
          <table:table-cell office:value-type="float" office:value="0.142919746675486" calcext:value-type="float">
            <text:p>0.1429197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91553829514927" calcext:value-type="float">
            <text:p>-0.3915538295</text:p>
          </table:table-cell>
          <table:table-cell office:value-type="float" office:value="0.05" calcext:value-type="float">
            <text:p>0.05</text:p>
          </table:table-cell>
          <table:table-cell office:value-type="float" office:value="0.144033070422715" calcext:value-type="float">
            <text:p>0.14403307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46529483657025" calcext:value-type="float">
            <text:p>-0.4465294837</text:p>
          </table:table-cell>
          <table:table-cell office:value-type="float" office:value="0.05" calcext:value-type="float">
            <text:p>0.05</text:p>
          </table:table-cell>
          <table:table-cell office:value-type="float" office:value="0.118355674206035" calcext:value-type="float">
            <text:p>0.11835567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42710571234406" calcext:value-type="float">
            <text:p>-0.44271057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479411831409" calcext:value-type="float">
            <text:p>0.10947941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507817274431885" calcext:value-type="float">
            <text:p>-0.5078172744</text:p>
          </table:table-cell>
          <table:table-cell office:value-type="float" office:value="0.05" calcext:value-type="float">
            <text:p>0.05</text:p>
          </table:table-cell>
          <table:table-cell office:value-type="float" office:value="0.137587830950864" calcext:value-type="float">
            <text:p>0.1375878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500291893381037" calcext:value-type="float">
            <text:p>-0.5002918934</text:p>
          </table:table-cell>
          <table:table-cell office:value-type="float" office:value="0.05" calcext:value-type="float">
            <text:p>0.05</text:p>
          </table:table-cell>
          <table:table-cell office:value-type="float" office:value="0.120693301595561" calcext:value-type="float">
            <text:p>0.12069330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603197533997211" calcext:value-type="float">
            <text:p>-0.6031975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40299890400447" calcext:value-type="float">
            <text:p>0.0840299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636720582804236" calcext:value-type="float">
            <text:p>-0.636720582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570863755251" calcext:value-type="float">
            <text:p>0.08715708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887165461484165" calcext:value-type="float">
            <text:p>-0.8871654615</text:p>
          </table:table-cell>
          <table:table-cell office:value-type="float" office:value="0.05" calcext:value-type="float">
            <text:p>0.05</text:p>
          </table:table-cell>
          <table:table-cell office:value-type="float" office:value="0.136713816546479" calcext:value-type="float">
            <text:p>0.13671381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24666485248006" calcext:value-type="float">
            <text:p>-1.2466648525</text:p>
          </table:table-cell>
          <table:table-cell office:value-type="float" office:value="0.05" calcext:value-type="float">
            <text:p>0.05</text:p>
          </table:table-cell>
          <table:table-cell office:value-type="float" office:value="0.127981015212239" calcext:value-type="float">
            <text:p>0.1279810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.31405476314833" calcext:value-type="float">
            <text:p>-2.314054763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0924932409015" calcext:value-type="float">
            <text:p>0.07809249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5.14947896032941" calcext:value-type="float">
            <text:p>-5.1494789603</text:p>
          </table:table-cell>
          <table:table-cell office:value-type="float" office:value="0.05" calcext:value-type="float">
            <text:p>0.05</text:p>
          </table:table-cell>
          <table:table-cell office:value-type="float" office:value="0.130167284877844" calcext:value-type="float">
            <text:p>0.13016728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2.7216003365458" calcext:value-type="float">
            <text:p>-12.7216003365</text:p>
          </table:table-cell>
          <table:table-cell office:value-type="float" office:value="0.05" calcext:value-type="float">
            <text:p>0.05</text:p>
          </table:table-cell>
          <table:table-cell office:value-type="float" office:value="0.186001343259543" calcext:value-type="float">
            <text:p>0.18600134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2.7437337407212" calcext:value-type="float">
            <text:p>-32.7437337407</text:p>
          </table:table-cell>
          <table:table-cell office:value-type="float" office:value="0.05" calcext:value-type="float">
            <text:p>0.05</text:p>
          </table:table-cell>
          <table:table-cell office:value-type="float" office:value="0.289082640218808" calcext:value-type="float">
            <text:p>0.28908264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0.4518300470479" calcext:value-type="float">
            <text:p>-80.451830047</text:p>
          </table:table-cell>
          <table:table-cell office:value-type="float" office:value="0.05" calcext:value-type="float">
            <text:p>0.05</text:p>
          </table:table-cell>
          <table:table-cell office:value-type="float" office:value="0.682411695441381" calcext:value-type="float">
            <text:p>0.68241169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78.938078494359" calcext:value-type="float">
            <text:p>-178.9380784944</text:p>
          </table:table-cell>
          <table:table-cell office:value-type="float" office:value="0.05" calcext:value-type="float">
            <text:p>0.05</text:p>
          </table:table-cell>
          <table:table-cell office:value-type="float" office:value="1.50806575795321" calcext:value-type="float">
            <text:p>1.5080657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48.778417076859" calcext:value-type="float">
            <text:p>-348.7784170769</text:p>
          </table:table-cell>
          <table:table-cell office:value-type="float" office:value="0.05" calcext:value-type="float">
            <text:p>0.05</text:p>
          </table:table-cell>
          <table:table-cell office:value-type="float" office:value="2.85844821370735" calcext:value-type="float">
            <text:p>2.85844821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89.118656411041" calcext:value-type="float">
            <text:p>-589.118656411</text:p>
          </table:table-cell>
          <table:table-cell office:value-type="float" office:value="0.05" calcext:value-type="float">
            <text:p>0.05</text:p>
          </table:table-cell>
          <table:table-cell office:value-type="float" office:value="4.69802833023413" calcext:value-type="float">
            <text:p>4.69802833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879.420755625911" calcext:value-type="float">
            <text:p>-879.4207556259</text:p>
          </table:table-cell>
          <table:table-cell office:value-type="float" office:value="0.05" calcext:value-type="float">
            <text:p>0.05</text:p>
          </table:table-cell>
          <table:table-cell office:value-type="float" office:value="6.96123423588211" calcext:value-type="float">
            <text:p>6.96123423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945.137258478752" calcext:value-type="float">
            <text:p>-945.1372584788</text:p>
          </table:table-cell>
          <table:table-cell office:value-type="float" office:value="0.05" calcext:value-type="float">
            <text:p>0.05</text:p>
          </table:table-cell>
          <table:table-cell office:value-type="float" office:value="7.43045095936705" calcext:value-type="float">
            <text:p>7.43045095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945.136358352316" calcext:value-type="float">
            <text:p>-945.1363583523</text:p>
          </table:table-cell>
          <table:table-cell office:value-type="float" office:value="0.05" calcext:value-type="float">
            <text:p>0.05</text:p>
          </table:table-cell>
          <table:table-cell office:value-type="float" office:value="7.43044388278088" calcext:value-type="float">
            <text:p>7.43044388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45.136898428177" calcext:value-type="float">
            <text:p>-945.1368984282</text:p>
          </table:table-cell>
          <table:table-cell office:value-type="float" office:value="0.05" calcext:value-type="float">
            <text:p>0.05</text:p>
          </table:table-cell>
          <table:table-cell office:value-type="float" office:value="7.4304480956019" calcext:value-type="float">
            <text:p>7.43044809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45.137618529326" calcext:value-type="float">
            <text:p>-945.1376185293</text:p>
          </table:table-cell>
          <table:table-cell office:value-type="float" office:value="0.05" calcext:value-type="float">
            <text:p>0.05</text:p>
          </table:table-cell>
          <table:table-cell office:value-type="float" office:value="7.43045379000152" calcext:value-type="float">
            <text:p>7.43045379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1326844446221" calcext:value-type="float">
            <text:p>0.3113268444</text:p>
          </table:table-cell>
          <table:table-cell office:value-type="float" office:value="0.05" calcext:value-type="float">
            <text:p>0.05</text:p>
          </table:table-cell>
          <table:table-cell office:value-type="float" office:value="0.17039728345752" calcext:value-type="float">
            <text:p>0.1703972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10501581979367" calcext:value-type="float">
            <text:p>-0.11050158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7221883363519" calcext:value-type="float">
            <text:p>0.07372218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55557440012278" calcext:value-type="float">
            <text:p>-0.155557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361258887147" calcext:value-type="float">
            <text:p>0.09743612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26950330907665" calcext:value-type="float">
            <text:p>-0.1269503309</text:p>
          </table:table-cell>
          <table:table-cell office:value-type="float" office:value="0.05" calcext:value-type="float">
            <text:p>0.05</text:p>
          </table:table-cell>
          <table:table-cell office:value-type="float" office:value="0.0839394323386955" calcext:value-type="float">
            <text:p>0.0839394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79117064011175" calcext:value-type="float">
            <text:p>-0.17911706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703450567298" calcext:value-type="float">
            <text:p>0.10270345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97792617204856" calcext:value-type="float">
            <text:p>-0.19779261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397665635422" calcext:value-type="float">
            <text:p>0.1063976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14219085366281" calcext:value-type="float">
            <text:p>-0.2142190854</text:p>
          </table:table-cell>
          <table:table-cell office:value-type="float" office:value="0.05" calcext:value-type="float">
            <text:p>0.05</text:p>
          </table:table-cell>
          <table:table-cell office:value-type="float" office:value="0.139513188025634" calcext:value-type="float">
            <text:p>0.1395131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68049763631879" calcext:value-type="float">
            <text:p>-0.1680497636</text:p>
          </table:table-cell>
          <table:table-cell office:value-type="float" office:value="0.05" calcext:value-type="float">
            <text:p>0.05</text:p>
          </table:table-cell>
          <table:table-cell office:value-type="float" office:value="0.113546990829889" calcext:value-type="float">
            <text:p>0.11354699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5964943726207" calcext:value-type="float">
            <text:p>-0.2059649437</text:p>
          </table:table-cell>
          <table:table-cell office:value-type="float" office:value="0.05" calcext:value-type="float">
            <text:p>0.05</text:p>
          </table:table-cell>
          <table:table-cell office:value-type="float" office:value="0.0951239384807578" calcext:value-type="float">
            <text:p>0.0951239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2226410075505" calcext:value-type="float">
            <text:p>-0.23222641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49640428200407" calcext:value-type="float">
            <text:p>0.07496404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4758418486772" calcext:value-type="float">
            <text:p>-0.24758418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9879233601102" calcext:value-type="float">
            <text:p>0.09398792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58369218179762" calcext:value-type="float">
            <text:p>-0.2583692182</text:p>
          </table:table-cell>
          <table:table-cell office:value-type="float" office:value="0.05" calcext:value-type="float">
            <text:p>0.05</text:p>
          </table:table-cell>
          <table:table-cell office:value-type="float" office:value="0.132365223633867" calcext:value-type="float">
            <text:p>0.1323652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99090108080918" calcext:value-type="float">
            <text:p>-0.299090108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933288676952" calcext:value-type="float">
            <text:p>0.0871933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19502699127452" calcext:value-type="float">
            <text:p>-0.3195026991</text:p>
          </table:table-cell>
          <table:table-cell office:value-type="float" office:value="0.05" calcext:value-type="float">
            <text:p>0.05</text:p>
          </table:table-cell>
          <table:table-cell office:value-type="float" office:value="0.116993773759926" calcext:value-type="float">
            <text:p>0.11699377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20541569998048" calcext:value-type="float">
            <text:p>-0.32054157</text:p>
          </table:table-cell>
          <table:table-cell office:value-type="float" office:value="0.05" calcext:value-type="float">
            <text:p>0.05</text:p>
          </table:table-cell>
          <table:table-cell office:value-type="float" office:value="0.113368258084487" calcext:value-type="float">
            <text:p>0.11336825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19688190750096" calcext:value-type="float">
            <text:p>-0.31968819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28523795834" calcext:value-type="float">
            <text:p>0.10452852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23124711272938" calcext:value-type="float">
            <text:p>-0.323124711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467367865552" calcext:value-type="float">
            <text:p>0.09954673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03699576688222" calcext:value-type="float">
            <text:p>-0.3036995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687780380929" calcext:value-type="float">
            <text:p>0.098168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56623420422291" calcext:value-type="float">
            <text:p>-0.3566234204</text:p>
          </table:table-cell>
          <table:table-cell office:value-type="float" office:value="0.05" calcext:value-type="float">
            <text:p>0.05</text:p>
          </table:table-cell>
          <table:table-cell office:value-type="float" office:value="0.123158287314284" calcext:value-type="float">
            <text:p>0.12315828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87323658114068" calcext:value-type="float">
            <text:p>-0.3873236581</text:p>
          </table:table-cell>
          <table:table-cell office:value-type="float" office:value="0.05" calcext:value-type="float">
            <text:p>0.05</text:p>
          </table:table-cell>
          <table:table-cell office:value-type="float" office:value="0.134751282876363" calcext:value-type="float">
            <text:p>0.13475128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71661626377996" calcext:value-type="float">
            <text:p>-0.37166162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126007156594" calcext:value-type="float">
            <text:p>0.0987126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68262118518744" calcext:value-type="float">
            <text:p>-0.36826211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86554648271" calcext:value-type="float">
            <text:p>0.10238655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35801128097418" calcext:value-type="float">
            <text:p>-0.4358011281</text:p>
          </table:table-cell>
          <table:table-cell office:value-type="float" office:value="0.05" calcext:value-type="float">
            <text:p>0.05</text:p>
          </table:table-cell>
          <table:table-cell office:value-type="float" office:value="0.134213924894493" calcext:value-type="float">
            <text:p>0.13421392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506776925889365" calcext:value-type="float">
            <text:p>-0.5067769259</text:p>
          </table:table-cell>
          <table:table-cell office:value-type="float" office:value="0.05" calcext:value-type="float">
            <text:p>0.05</text:p>
          </table:table-cell>
          <table:table-cell office:value-type="float" office:value="0.0466135197557019" calcext:value-type="float">
            <text:p>0.04661351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53377949486326" calcext:value-type="float">
            <text:p>-0.4533779495</text:p>
          </table:table-cell>
          <table:table-cell office:value-type="float" office:value="0.05" calcext:value-type="float">
            <text:p>0.05</text:p>
          </table:table-cell>
          <table:table-cell office:value-type="float" office:value="0.142643025829774" calcext:value-type="float">
            <text:p>0.14264302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537833655851099" calcext:value-type="float">
            <text:p>-0.5378336559</text:p>
          </table:table-cell>
          <table:table-cell office:value-type="float" office:value="0.05" calcext:value-type="float">
            <text:p>0.05</text:p>
          </table:table-cell>
          <table:table-cell office:value-type="float" office:value="0.108139683781838" calcext:value-type="float">
            <text:p>0.1081396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55692587262208" calcext:value-type="float">
            <text:p>-0.55569258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45713663992558" calcext:value-type="float">
            <text:p>0.0745713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712073946298206" calcext:value-type="float">
            <text:p>-0.7120739463</text:p>
          </table:table-cell>
          <table:table-cell office:value-type="float" office:value="0.05" calcext:value-type="float">
            <text:p>0.05</text:p>
          </table:table-cell>
          <table:table-cell office:value-type="float" office:value="0.0898836974125293" calcext:value-type="float">
            <text:p>0.0898836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852147425818309" calcext:value-type="float">
            <text:p>-0.8521474258</text:p>
          </table:table-cell>
          <table:table-cell office:value-type="float" office:value="0.05" calcext:value-type="float">
            <text:p>0.05</text:p>
          </table:table-cell>
          <table:table-cell office:value-type="float" office:value="0.117188077083723" calcext:value-type="float">
            <text:p>0.11718807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28401587810207" calcext:value-type="float">
            <text:p>-1.2840158781</text:p>
          </table:table-cell>
          <table:table-cell office:value-type="float" office:value="0.05" calcext:value-type="float">
            <text:p>0.05</text:p>
          </table:table-cell>
          <table:table-cell office:value-type="float" office:value="0.143247825188039" calcext:value-type="float">
            <text:p>0.14324782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.37971582105306" calcext:value-type="float">
            <text:p>-2.3797158211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50709063984" calcext:value-type="float">
            <text:p>0.11625070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5.26107869134432" calcext:value-type="float">
            <text:p>-5.2610786913</text:p>
          </table:table-cell>
          <table:table-cell office:value-type="float" office:value="0.05" calcext:value-type="float">
            <text:p>0.05</text:p>
          </table:table-cell>
          <table:table-cell office:value-type="float" office:value="0.111302004258302" calcext:value-type="float">
            <text:p>0.1113020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3.1234377181034" calcext:value-type="float">
            <text:p>-13.1234377181</text:p>
          </table:table-cell>
          <table:table-cell office:value-type="float" office:value="0.05" calcext:value-type="float">
            <text:p>0.05</text:p>
          </table:table-cell>
          <table:table-cell office:value-type="float" office:value="0.137829616032968" calcext:value-type="float">
            <text:p>0.1378296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3.7387917738884" calcext:value-type="float">
            <text:p>-33.7387917739</text:p>
          </table:table-cell>
          <table:table-cell office:value-type="float" office:value="0.05" calcext:value-type="float">
            <text:p>0.05</text:p>
          </table:table-cell>
          <table:table-cell office:value-type="float" office:value="0.288476020968459" calcext:value-type="float">
            <text:p>0.2884760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2.5877839525937" calcext:value-type="float">
            <text:p>-82.5877839526</text:p>
          </table:table-cell>
          <table:table-cell office:value-type="float" office:value="0.05" calcext:value-type="float">
            <text:p>0.05</text:p>
          </table:table-cell>
          <table:table-cell office:value-type="float" office:value="0.705016338511735" calcext:value-type="float">
            <text:p>0.7050163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82.717118402909" calcext:value-type="float">
            <text:p>-182.7171184029</text:p>
          </table:table-cell>
          <table:table-cell office:value-type="float" office:value="0.05" calcext:value-type="float">
            <text:p>0.05</text:p>
          </table:table-cell>
          <table:table-cell office:value-type="float" office:value="1.50870991749336" calcext:value-type="float">
            <text:p>1.5087099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54.469708136786" calcext:value-type="float">
            <text:p>-354.4697081368</text:p>
          </table:table-cell>
          <table:table-cell office:value-type="float" office:value="0.05" calcext:value-type="float">
            <text:p>0.05</text:p>
          </table:table-cell>
          <table:table-cell office:value-type="float" office:value="2.85116060366768" calcext:value-type="float">
            <text:p>2.85116060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95.876061854119" calcext:value-type="float">
            <text:p>-595.8760618541</text:p>
          </table:table-cell>
          <table:table-cell office:value-type="float" office:value="0.05" calcext:value-type="float">
            <text:p>0.05</text:p>
          </table:table-cell>
          <table:table-cell office:value-type="float" office:value="4.7215465448619" calcext:value-type="float">
            <text:p>4.72154654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885.652434615804" calcext:value-type="float">
            <text:p>-885.6524346158</text:p>
          </table:table-cell>
          <table:table-cell office:value-type="float" office:value="0.05" calcext:value-type="float">
            <text:p>0.05</text:p>
          </table:table-cell>
          <table:table-cell office:value-type="float" office:value="6.94474939916473" calcext:value-type="float">
            <text:p>6.9447493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936.922040716528" calcext:value-type="float">
            <text:p>-936.9220407165</text:p>
          </table:table-cell>
          <table:table-cell office:value-type="float" office:value="0.05" calcext:value-type="float">
            <text:p>0.05</text:p>
          </table:table-cell>
          <table:table-cell office:value-type="float" office:value="7.29707892618466" calcext:value-type="float">
            <text:p>7.29707892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936.921505335667" calcext:value-type="float">
            <text:p>-936.9215053357</text:p>
          </table:table-cell>
          <table:table-cell office:value-type="float" office:value="0.05" calcext:value-type="float">
            <text:p>0.05</text:p>
          </table:table-cell>
          <table:table-cell office:value-type="float" office:value="7.29707472387161" calcext:value-type="float">
            <text:p>7.29707472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36.922219176816" calcext:value-type="float">
            <text:p>-936.9222191768</text:p>
          </table:table-cell>
          <table:table-cell office:value-type="float" office:value="0.05" calcext:value-type="float">
            <text:p>0.05</text:p>
          </table:table-cell>
          <table:table-cell office:value-type="float" office:value="7.29708028351792" calcext:value-type="float">
            <text:p>7.2970802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36.921326875379" calcext:value-type="float">
            <text:p>-936.9213268754</text:p>
          </table:table-cell>
          <table:table-cell office:value-type="float" office:value="0.05" calcext:value-type="float">
            <text:p>0.05</text:p>
          </table:table-cell>
          <table:table-cell office:value-type="float" office:value="7.29707333396003" calcext:value-type="float">
            <text:p>7.297073334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5863694067451" calcext:value-type="float">
            <text:p>0.2258636941</text:p>
          </table:table-cell>
          <table:table-cell office:value-type="float" office:value="0.05" calcext:value-type="float">
            <text:p>0.05</text:p>
          </table:table-cell>
          <table:table-cell office:value-type="float" office:value="0.14342031757456" calcext:value-type="float">
            <text:p>0.14342031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739990542582285" calcext:value-type="float">
            <text:p>-0.07399905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0440877188693" calcext:value-type="float">
            <text:p>0.1004408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36027957912961" calcext:value-type="float">
            <text:p>-0.1360279579</text:p>
          </table:table-cell>
          <table:table-cell office:value-type="float" office:value="0.05" calcext:value-type="float">
            <text:p>0.05</text:p>
          </table:table-cell>
          <table:table-cell office:value-type="float" office:value="0.0945697815957412" calcext:value-type="float">
            <text:p>0.09456978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9589689992144" calcext:value-type="float">
            <text:p>-0.149589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7103409596384" calcext:value-type="float">
            <text:p>0.10710340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4503030604465" calcext:value-type="float">
            <text:p>-0.1545030306</text:p>
          </table:table-cell>
          <table:table-cell office:value-type="float" office:value="0.05" calcext:value-type="float">
            <text:p>0.05</text:p>
          </table:table-cell>
          <table:table-cell office:value-type="float" office:value="0.125599484851728" calcext:value-type="float">
            <text:p>0.12559948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8720631758729" calcext:value-type="float">
            <text:p>-0.1487206318</text:p>
          </table:table-cell>
          <table:table-cell office:value-type="float" office:value="0.05" calcext:value-type="float">
            <text:p>0.05</text:p>
          </table:table-cell>
          <table:table-cell office:value-type="float" office:value="0.131990094256359" calcext:value-type="float">
            <text:p>0.13199009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8634030905286" calcext:value-type="float">
            <text:p>-0.1786340309</text:p>
          </table:table-cell>
          <table:table-cell office:value-type="float" office:value="0.05" calcext:value-type="float">
            <text:p>0.05</text:p>
          </table:table-cell>
          <table:table-cell office:value-type="float" office:value="0.137290573706165" calcext:value-type="float">
            <text:p>0.1372905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9358371520467" calcext:value-type="float">
            <text:p>-0.1935837152</text:p>
          </table:table-cell>
          <table:table-cell office:value-type="float" office:value="0.05" calcext:value-type="float">
            <text:p>0.05</text:p>
          </table:table-cell>
          <table:table-cell office:value-type="float" office:value="0.148119845505632" calcext:value-type="float">
            <text:p>0.1481198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488080137647" calcext:value-type="float">
            <text:p>-0.2488080138</text:p>
          </table:table-cell>
          <table:table-cell office:value-type="float" office:value="0.05" calcext:value-type="float">
            <text:p>0.05</text:p>
          </table:table-cell>
          <table:table-cell office:value-type="float" office:value="0.148208123489419" calcext:value-type="float">
            <text:p>0.1482081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23653339022131" calcext:value-type="float">
            <text:p>-0.223653339</text:p>
          </table:table-cell>
          <table:table-cell office:value-type="float" office:value="0.05" calcext:value-type="float">
            <text:p>0.05</text:p>
          </table:table-cell>
          <table:table-cell office:value-type="float" office:value="0.148452459943996" calcext:value-type="float">
            <text:p>0.14845245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70142717327962" calcext:value-type="float">
            <text:p>-0.170142717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855462447436" calcext:value-type="float">
            <text:p>0.1148554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06163167416635" calcext:value-type="float">
            <text:p>-0.3061631674</text:p>
          </table:table-cell>
          <table:table-cell office:value-type="float" office:value="0.05" calcext:value-type="float">
            <text:p>0.05</text:p>
          </table:table-cell>
          <table:table-cell office:value-type="float" office:value="0.150499767597025" calcext:value-type="float">
            <text:p>0.15049976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11470308671201" calcext:value-type="float">
            <text:p>-0.3114703087</text:p>
          </table:table-cell>
          <table:table-cell office:value-type="float" office:value="0.05" calcext:value-type="float">
            <text:p>0.05</text:p>
          </table:table-cell>
          <table:table-cell office:value-type="float" office:value="0.137901086322436" calcext:value-type="float">
            <text:p>0.1379010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23554425798784" calcext:value-type="float">
            <text:p>-0.3235544258</text:p>
          </table:table-cell>
          <table:table-cell office:value-type="float" office:value="0.05" calcext:value-type="float">
            <text:p>0.05</text:p>
          </table:table-cell>
          <table:table-cell office:value-type="float" office:value="0.122307877378833" calcext:value-type="float">
            <text:p>0.1223078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85810217798124" calcext:value-type="float">
            <text:p>-0.2858102178</text:p>
          </table:table-cell>
          <table:table-cell office:value-type="float" office:value="0.05" calcext:value-type="float">
            <text:p>0.05</text:p>
          </table:table-cell>
          <table:table-cell office:value-type="float" office:value="0.0847406998174998" calcext:value-type="float">
            <text:p>0.0847406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06333704067201" calcext:value-type="float">
            <text:p>-0.3063337041</text:p>
          </table:table-cell>
          <table:table-cell office:value-type="float" office:value="0.05" calcext:value-type="float">
            <text:p>0.05</text:p>
          </table:table-cell>
          <table:table-cell office:value-type="float" office:value="0.122917430443871" calcext:value-type="float">
            <text:p>0.12291743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40418905104813" calcext:value-type="float">
            <text:p>-0.3404189051</text:p>
          </table:table-cell>
          <table:table-cell office:value-type="float" office:value="0.05" calcext:value-type="float">
            <text:p>0.05</text:p>
          </table:table-cell>
          <table:table-cell office:value-type="float" office:value="0.120440384377702" calcext:value-type="float">
            <text:p>0.12044038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32491288683248" calcext:value-type="float">
            <text:p>-0.3324912887</text:p>
          </table:table-cell>
          <table:table-cell office:value-type="float" office:value="0.05" calcext:value-type="float">
            <text:p>0.05</text:p>
          </table:table-cell>
          <table:table-cell office:value-type="float" office:value="0.152208211602265" calcext:value-type="float">
            <text:p>0.1522082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409635423538297" calcext:value-type="float">
            <text:p>-0.4096354235</text:p>
          </table:table-cell>
          <table:table-cell office:value-type="float" office:value="0.05" calcext:value-type="float">
            <text:p>0.05</text:p>
          </table:table-cell>
          <table:table-cell office:value-type="float" office:value="0.154984231484258" calcext:value-type="float">
            <text:p>0.15498423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61187292426183" calcext:value-type="float">
            <text:p>-0.36118729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9724542310065" calcext:value-type="float">
            <text:p>0.09697245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17057818886449" calcext:value-type="float">
            <text:p>-0.41705781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312594662759" calcext:value-type="float">
            <text:p>0.1031259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1098615376099" calcext:value-type="float">
            <text:p>-0.4109861538</text:p>
          </table:table-cell>
          <table:table-cell office:value-type="float" office:value="0.05" calcext:value-type="float">
            <text:p>0.05</text:p>
          </table:table-cell>
          <table:table-cell office:value-type="float" office:value="0.081876314131712" calcext:value-type="float">
            <text:p>0.0818763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96823473974894" calcext:value-type="float">
            <text:p>-0.396823474</text:p>
          </table:table-cell>
          <table:table-cell office:value-type="float" office:value="0.05" calcext:value-type="float">
            <text:p>0.05</text:p>
          </table:table-cell>
          <table:table-cell office:value-type="float" office:value="0.136225828264009" calcext:value-type="float">
            <text:p>0.13622582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70901607555641" calcext:value-type="float">
            <text:p>-0.470901607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927045195405" calcext:value-type="float">
            <text:p>0.10492704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513337233127544" calcext:value-type="float">
            <text:p>-0.5133372331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313541459323" calcext:value-type="float">
            <text:p>0.09463135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54835010643072" calcext:value-type="float">
            <text:p>-0.5483501064</text:p>
          </table:table-cell>
          <table:table-cell office:value-type="float" office:value="0.05" calcext:value-type="float">
            <text:p>0.05</text:p>
          </table:table-cell>
          <table:table-cell office:value-type="float" office:value="0.118798408985331" calcext:value-type="float">
            <text:p>0.1187984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5085877622771" calcext:value-type="float">
            <text:p>-0.55085877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16911538605" calcext:value-type="float">
            <text:p>0.10169115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710075333848415" calcext:value-type="float">
            <text:p>-0.7100753338</text:p>
          </table:table-cell>
          <table:table-cell office:value-type="float" office:value="0.05" calcext:value-type="float">
            <text:p>0.05</text:p>
          </table:table-cell>
          <table:table-cell office:value-type="float" office:value="0.136220267148108" calcext:value-type="float">
            <text:p>0.1362202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909031945785117" calcext:value-type="float">
            <text:p>-0.909031945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50349417453" calcext:value-type="float">
            <text:p>0.11250349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34640559455031" calcext:value-type="float">
            <text:p>-1.3464055946</text:p>
          </table:table-cell>
          <table:table-cell office:value-type="float" office:value="0.05" calcext:value-type="float">
            <text:p>0.05</text:p>
          </table:table-cell>
          <table:table-cell office:value-type="float" office:value="0.120569103313986" calcext:value-type="float">
            <text:p>0.12056910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.4248236217372" calcext:value-type="float">
            <text:p>-2.4248236217</text:p>
          </table:table-cell>
          <table:table-cell office:value-type="float" office:value="0.05" calcext:value-type="float">
            <text:p>0.05</text:p>
          </table:table-cell>
          <table:table-cell office:value-type="float" office:value="0.139184969978919" calcext:value-type="float">
            <text:p>0.139184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5.34915044928098" calcext:value-type="float">
            <text:p>-5.3491504493</text:p>
          </table:table-cell>
          <table:table-cell office:value-type="float" office:value="0.05" calcext:value-type="float">
            <text:p>0.05</text:p>
          </table:table-cell>
          <table:table-cell office:value-type="float" office:value="0.109579073696363" calcext:value-type="float">
            <text:p>0.1095790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3.3977490257481" calcext:value-type="float">
            <text:p>-13.3977490257</text:p>
          </table:table-cell>
          <table:table-cell office:value-type="float" office:value="0.05" calcext:value-type="float">
            <text:p>0.05</text:p>
          </table:table-cell>
          <table:table-cell office:value-type="float" office:value="0.178174598209889" calcext:value-type="float">
            <text:p>0.17817459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4.5142945216578" calcext:value-type="float">
            <text:p>-34.5142945217</text:p>
          </table:table-cell>
          <table:table-cell office:value-type="float" office:value="0.05" calcext:value-type="float">
            <text:p>0.05</text:p>
          </table:table-cell>
          <table:table-cell office:value-type="float" office:value="0.307575178870384" calcext:value-type="float">
            <text:p>0.30757517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4.5287894216375" calcext:value-type="float">
            <text:p>-84.5287894216</text:p>
          </table:table-cell>
          <table:table-cell office:value-type="float" office:value="0.05" calcext:value-type="float">
            <text:p>0.05</text:p>
          </table:table-cell>
          <table:table-cell office:value-type="float" office:value="0.687248202496201" calcext:value-type="float">
            <text:p>0.6872482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86.832965855477" calcext:value-type="float">
            <text:p>-186.8329658555</text:p>
          </table:table-cell>
          <table:table-cell office:value-type="float" office:value="0.05" calcext:value-type="float">
            <text:p>0.05</text:p>
          </table:table-cell>
          <table:table-cell office:value-type="float" office:value="1.51200747772241" calcext:value-type="float">
            <text:p>1.51200747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61.273542283047" calcext:value-type="float">
            <text:p>-361.273542283</text:p>
          </table:table-cell>
          <table:table-cell office:value-type="float" office:value="0.05" calcext:value-type="float">
            <text:p>0.05</text:p>
          </table:table-cell>
          <table:table-cell office:value-type="float" office:value="2.89248864682566" calcext:value-type="float">
            <text:p>2.89248864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05.254703179852" calcext:value-type="float">
            <text:p>-605.2547031799</text:p>
          </table:table-cell>
          <table:table-cell office:value-type="float" office:value="0.05" calcext:value-type="float">
            <text:p>0.05</text:p>
          </table:table-cell>
          <table:table-cell office:value-type="float" office:value="4.78526030839507" calcext:value-type="float">
            <text:p>4.7852603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897.025458882519" calcext:value-type="float">
            <text:p>-897.0254588825</text:p>
          </table:table-cell>
          <table:table-cell office:value-type="float" office:value="0.05" calcext:value-type="float">
            <text:p>0.05</text:p>
          </table:table-cell>
          <table:table-cell office:value-type="float" office:value="7.02497902808742" calcext:value-type="float">
            <text:p>7.02497902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936.92257609739" calcext:value-type="float">
            <text:p>-936.9225760974</text:p>
          </table:table-cell>
          <table:table-cell office:value-type="float" office:value="0.05" calcext:value-type="float">
            <text:p>0.05</text:p>
          </table:table-cell>
          <table:table-cell office:value-type="float" office:value="7.29708306334108" calcext:value-type="float">
            <text:p>7.29708306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936.923111478252" calcext:value-type="float">
            <text:p>-936.9231114783</text:p>
          </table:table-cell>
          <table:table-cell office:value-type="float" office:value="0.05" calcext:value-type="float">
            <text:p>0.05</text:p>
          </table:table-cell>
          <table:table-cell office:value-type="float" office:value="7.29708739596719" calcext:value-type="float">
            <text:p>7.2970873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36.922933017965" calcext:value-type="float">
            <text:p>-936.922933018</text:p>
          </table:table-cell>
          <table:table-cell office:value-type="float" office:value="0.05" calcext:value-type="float">
            <text:p>0.05</text:p>
          </table:table-cell>
          <table:table-cell office:value-type="float" office:value="7.29708587574251" calcext:value-type="float">
            <text:p>7.29708587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36.922397637103" calcext:value-type="float">
            <text:p>-936.9223976371</text:p>
          </table:table-cell>
          <table:table-cell office:value-type="float" office:value="0.05" calcext:value-type="float">
            <text:p>0.05</text:p>
          </table:table-cell>
          <table:table-cell office:value-type="float" office:value="7.2970816734295" calcext:value-type="float">
            <text:p>7.2970816734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7:26:00.723666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16T17:33:33.192470455</dc:date>
    <meta:editing-duration>PT1H45M29S</meta:editing-duration>
    <meta:editing-cycles>16</meta:editing-cycles>
    <meta:generator>LibreOffice/5.1.6.1.0$Linux_X86_64 LibreOffice_project/10$Build-1</meta:generator>
    <meta:document-statistic meta:table-count="4" meta:cell-count="1865" meta:object-count="0"/>
  </office:meta>
</office:document-meta>
</file>